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paragraph-properties fo:margin-left="0in" fo:margin-right="0in" fo:text-indent="0.5in" style:auto-text-indent="false"/>
    </style:style>
    <style:style style:name="P2" style:family="paragraph" style:parent-style-name="Standard_20__28_user_29_">
      <style:paragraph-properties fo:margin-left="0in" fo:margin-right="0in" fo:text-indent="0.5in" style:auto-text-indent="false"/>
      <style:text-properties style:font-name="Handwriting"/>
    </style:style>
    <style:style style:name="P3" style:family="paragraph" style:parent-style-name="Standard_20__28_user_29_">
      <style:paragraph-properties fo:margin-left="0in" fo:margin-right="0in" fo:text-indent="0.5in" style:auto-text-indent="false"/>
      <style:text-properties officeooo:paragraph-rsid="017cdfed"/>
    </style:style>
    <style:style style:name="P4" style:family="paragraph" style:parent-style-name="Standard_20__28_user_29_">
      <style:text-properties style:font-name="Georgia" officeooo:rsid="004d8c03" officeooo:paragraph-rsid="00df79fe"/>
    </style:style>
    <style:style style:name="P5" style:family="paragraph" style:parent-style-name="Standard_20__28_user_29_">
      <style:text-properties style:font-name="Handwriting"/>
    </style:style>
    <style:style style:name="P6" style:family="paragraph" style:parent-style-name="Standard_20__28_user_29_">
      <style:text-properties style:font-name="Handwriting" fo:font-weight="bold" style:font-weight-asian="bold"/>
    </style:style>
    <style:style style:name="P7" style:family="paragraph" style:parent-style-name="Standard_20__28_user_29_">
      <style:text-properties style:font-name="Handwriting" officeooo:paragraph-rsid="00521520"/>
    </style:style>
    <style:style style:name="P8" style:family="paragraph" style:parent-style-name="Standard_20__28_user_29_">
      <style:text-properties style:font-name="Handwriting" officeooo:rsid="00521520" officeooo:paragraph-rsid="00521520"/>
    </style:style>
    <style:style style:name="P9" style:family="paragraph" style:parent-style-name="Standard_20__28_user_29_">
      <style:text-properties style:font-name="Handwriting" officeooo:rsid="004d8c03" officeooo:paragraph-rsid="004d8c03"/>
    </style:style>
    <style:style style:name="P10" style:family="paragraph" style:parent-style-name="Standard_20__28_user_29_">
      <style:text-properties style:font-name="Handwriting" officeooo:rsid="00b12054" officeooo:paragraph-rsid="00b12054"/>
    </style:style>
    <style:style style:name="P11" style:family="paragraph" style:parent-style-name="Standard_20__28_user_29_">
      <style:text-properties style:font-name="Handwriting" officeooo:rsid="00b85b93" officeooo:paragraph-rsid="00b85b93"/>
    </style:style>
    <style:style style:name="P12" style:family="paragraph" style:parent-style-name="Standard_20__28_user_29_">
      <style:text-properties style:font-name="Handwriting" officeooo:paragraph-rsid="00a8c1c1"/>
    </style:style>
    <style:style style:name="P13" style:family="paragraph" style:parent-style-name="Standard_20__28_user_29_">
      <style:text-properties style:font-name="Handwriting" officeooo:paragraph-rsid="00a69a50"/>
    </style:style>
    <style:style style:name="P14" style:family="paragraph" style:parent-style-name="Standard_20__28_user_29_">
      <style:text-properties style:font-name="Handwriting" officeooo:rsid="00a9d6bc" officeooo:paragraph-rsid="00c15f71"/>
    </style:style>
    <style:style style:name="P15" style:family="paragraph" style:parent-style-name="Standard_20__28_user_29_">
      <style:text-properties style:font-name="Handwriting" officeooo:rsid="00bb4eee" officeooo:paragraph-rsid="00c15f71"/>
    </style:style>
    <style:style style:name="P16" style:family="paragraph" style:parent-style-name="Standard_20__28_user_29_">
      <style:text-properties style:font-name="Handwriting" officeooo:rsid="00c15f71" officeooo:paragraph-rsid="00c15f71"/>
    </style:style>
    <style:style style:name="P17" style:family="paragraph" style:parent-style-name="Standard_20__28_user_29_">
      <style:text-properties style:font-name="Handwriting" officeooo:paragraph-rsid="00c15f71"/>
    </style:style>
    <style:style style:name="P18" style:family="paragraph" style:parent-style-name="Standard_20__28_user_29_">
      <style:text-properties style:font-name="Handwriting" officeooo:rsid="00c37ede" officeooo:paragraph-rsid="00c15f71"/>
    </style:style>
    <style:style style:name="P19" style:family="paragraph" style:parent-style-name="Standard_20__28_user_29_">
      <style:text-properties style:font-name="Handwriting" officeooo:rsid="00c41368" officeooo:paragraph-rsid="00c41368"/>
    </style:style>
    <style:style style:name="P20" style:family="paragraph" style:parent-style-name="Standard_20__28_user_29_">
      <style:text-properties style:font-name="Handwriting" officeooo:rsid="00c50901" officeooo:paragraph-rsid="00c41368"/>
    </style:style>
    <style:style style:name="P21" style:family="paragraph" style:parent-style-name="Standard_20__28_user_29_">
      <style:text-properties style:font-name="Handwriting" officeooo:paragraph-rsid="00c50901"/>
    </style:style>
    <style:style style:name="P22" style:family="paragraph" style:parent-style-name="Standard_20__28_user_29_">
      <style:text-properties style:font-name="Handwriting" officeooo:rsid="00c56681" officeooo:paragraph-rsid="00c50901" style:letter-kerning="true" style:font-name-asian="SimSun" style:language-asian="zh" style:country-asian="CN" style:font-name-complex="Arial" style:font-size-complex="12pt" style:language-complex="hi" style:country-complex="IN"/>
    </style:style>
    <style:style style:name="P23" style:family="paragraph" style:parent-style-name="Standard_20__28_user_29_">
      <style:text-properties style:font-name="Handwriting" officeooo:rsid="00544e6f" officeooo:paragraph-rsid="00544e6f"/>
    </style:style>
    <style:style style:name="P24" style:family="paragraph" style:parent-style-name="Standard_20__28_user_29_">
      <style:text-properties style:font-name="Handwriting" officeooo:paragraph-rsid="00ab96a2"/>
    </style:style>
    <style:style style:name="P25" style:family="paragraph" style:parent-style-name="Standard_20__28_user_29_">
      <style:text-properties style:font-name="Handwriting" officeooo:rsid="009ada8a" officeooo:paragraph-rsid="009ada8a"/>
    </style:style>
    <style:style style:name="P26" style:family="paragraph" style:parent-style-name="Standard_20__28_user_29_">
      <style:text-properties style:font-name="Handwriting" officeooo:rsid="00c6e173" officeooo:paragraph-rsid="00c754db"/>
    </style:style>
    <style:style style:name="P27" style:family="paragraph" style:parent-style-name="Standard_20__28_user_29_">
      <style:text-properties style:font-name="Handwriting" officeooo:rsid="00ccaf8d" officeooo:paragraph-rsid="00ccaf8d"/>
    </style:style>
    <style:style style:name="P28" style:family="paragraph" style:parent-style-name="Standard_20__28_user_29_">
      <style:text-properties style:font-name="Handwriting" officeooo:paragraph-rsid="00f02b74"/>
    </style:style>
    <style:style style:name="P29" style:family="paragraph" style:parent-style-name="Standard_20__28_user_29_">
      <style:text-properties officeooo:paragraph-rsid="00f8f198"/>
    </style:style>
    <style:style style:name="P30" style:family="paragraph" style:parent-style-name="Standard_20__28_user_29_">
      <style:text-properties officeooo:paragraph-rsid="0132dbc6"/>
    </style:style>
    <style:style style:name="P31" style:family="paragraph" style:parent-style-name="Standard_20__28_user_29_">
      <style:text-properties officeooo:paragraph-rsid="005c96b2"/>
    </style:style>
    <style:style style:name="P32" style:family="paragraph" style:parent-style-name="Standard">
      <style:text-properties style:font-name="Handwriting" fo:font-size="12pt" fo:font-style="normal" fo:font-weight="normal" officeooo:rsid="010e5dbc" officeooo:paragraph-rsid="00be20fa" style:font-size-asian="12pt" style:font-style-asian="normal" style:font-weight-asian="normal" style:font-size-complex="12pt" style:font-style-complex="normal" style:font-weight-complex="normal"/>
    </style:style>
    <style:style style:name="P33" style:family="paragraph" style:parent-style-name="Standard">
      <style:text-properties style:font-name="Handwriting" fo:font-size="12pt" fo:font-style="normal" fo:font-weight="normal" officeooo:rsid="0115db04" officeooo:paragraph-rsid="00be20fa" style:font-size-asian="12pt" style:font-style-asian="normal" style:font-weight-asian="normal" style:font-size-complex="12pt" style:font-style-complex="normal" style:font-weight-complex="normal"/>
    </style:style>
    <style:style style:name="P34" style:family="paragraph" style:parent-style-name="Standard">
      <style:text-properties style:font-name="Handwriting" fo:font-size="12pt" officeooo:paragraph-rsid="00be20fa" style:font-size-asian="12pt" style:font-size-complex="12pt"/>
    </style:style>
    <style:style style:name="P35" style:family="paragraph" style:parent-style-name="Standard">
      <style:text-properties style:font-name="Handwriting" fo:font-size="12pt" officeooo:rsid="00ab96a2" officeooo:paragraph-rsid="00be20fa" style:font-size-asian="12pt" style:font-size-complex="12pt"/>
    </style:style>
    <style:style style:name="P36" style:family="paragraph" style:parent-style-name="Standard">
      <style:text-properties style:font-name="Handwriting" officeooo:paragraph-rsid="00be20fa"/>
    </style:style>
    <style:style style:name="P37"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8" style:family="paragraph" style:parent-style-name="Standard_20__28_user_29_">
      <style:paragraph-properties fo:margin-left="0.5in" fo:margin-right="0in" fo:text-indent="0in" style:auto-text-indent="false">
        <style:tab-stops/>
      </style:paragraph-properties>
      <style:text-properties style:font-name="Handwriting" officeooo:paragraph-rsid="005b1ac1"/>
    </style:style>
    <style:style style:name="P39" style:family="paragraph" style:parent-style-name="Standard_20__28_user_29_">
      <style:paragraph-properties fo:margin-left="0.5in" fo:margin-right="0in" fo:text-indent="0in" style:auto-text-indent="false">
        <style:tab-stops/>
      </style:paragraph-properties>
      <style:text-properties style:font-name="Handwriting" officeooo:paragraph-rsid="005a46a1"/>
    </style:style>
    <style:style style:name="P40" style:family="paragraph" style:parent-style-name="Standard_20__28_user_29_">
      <style:paragraph-properties fo:margin-left="1in" fo:margin-right="0in" fo:text-indent="0in" style:auto-text-indent="false">
        <style:tab-stops/>
      </style:paragraph-properties>
      <style:text-properties style:font-name="Handwriting"/>
    </style:style>
    <style:style style:name="P41" style:family="paragraph" style:parent-style-name="Standard_20__28_user_29_">
      <style:paragraph-properties fo:margin-left="1in" fo:margin-right="0in" fo:text-indent="0in" style:auto-text-indent="false">
        <style:tab-stops/>
      </style:paragraph-properties>
    </style:style>
    <style:style style:name="P42"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3" style:family="paragraph" style:parent-style-name="Standard_20__28_user_29_">
      <style:paragraph-properties fo:margin-left="0in" fo:margin-right="0in" fo:text-indent="0in" style:auto-text-indent="false">
        <style:tab-stops/>
      </style:paragraph-properties>
      <style:text-properties style:font-name="Handwriting" officeooo:paragraph-rsid="009dbf60"/>
    </style:style>
    <style:style style:name="P44" style:family="paragraph" style:parent-style-name="Standard_20__28_user_29_">
      <style:paragraph-properties fo:margin-left="0in" fo:margin-right="0in" fo:text-indent="0in" style:auto-text-indent="false">
        <style:tab-stops/>
      </style:paragraph-properties>
      <style:text-properties style:font-name="Handwriting" officeooo:paragraph-rsid="00d3959c"/>
    </style:style>
    <style:style style:name="P45" style:family="paragraph" style:parent-style-name="Standard_20__28_user_29_">
      <style:paragraph-properties fo:margin-left="0in" fo:margin-right="0in" fo:text-indent="0in" style:auto-text-indent="false">
        <style:tab-stops/>
      </style:paragraph-properties>
      <style:text-properties style:font-name="Handwriting" officeooo:rsid="00ccaf8d" officeooo:paragraph-rsid="00ccaf8d"/>
    </style:style>
    <style:style style:name="P46" style:family="paragraph" style:parent-style-name="Standard_20__28_user_29_">
      <style:paragraph-properties fo:margin-left="0in" fo:margin-right="0in" fo:text-indent="0in" style:auto-text-indent="false">
        <style:tab-stops/>
      </style:paragraph-properties>
      <style:text-properties style:font-name="Handwriting" officeooo:rsid="00d0584a" officeooo:paragraph-rsid="00d3959c"/>
    </style:style>
    <style:style style:name="P47" style:family="paragraph" style:parent-style-name="Standard_20__28_user_29_">
      <style:paragraph-properties fo:margin-left="0in" fo:margin-right="0in" fo:text-indent="0in" style:auto-text-indent="false">
        <style:tab-stops/>
      </style:paragraph-properties>
      <style:text-properties officeooo:paragraph-rsid="0092aa8b"/>
    </style:style>
    <style:style style:name="P48" style:family="paragraph" style:parent-style-name="Standard_20__28_user_29_">
      <style:paragraph-properties fo:margin-left="0in" fo:margin-right="0in" fo:text-indent="0in" style:auto-text-indent="false"/>
      <style:text-properties officeooo:paragraph-rsid="0144cbfc"/>
    </style:style>
    <style:style style:name="P49" style:family="paragraph" style:parent-style-name="Standard_20__28_user_29_">
      <style:paragraph-properties fo:margin-left="0in" fo:margin-right="0in" fo:text-indent="0in" style:auto-text-indent="false"/>
      <style:text-properties officeooo:paragraph-rsid="015ff222"/>
    </style:style>
    <style:style style:name="P50" style:family="paragraph" style:parent-style-name="Standard_20__28_user_29_">
      <style:paragraph-properties fo:margin-left="0in" fo:margin-right="0in" fo:text-indent="0in" style:auto-text-indent="false" fo:break-before="page"/>
      <style:text-properties officeooo:paragraph-rsid="0144cbfc"/>
    </style:style>
    <style:style style:name="P51" style:family="paragraph" style:parent-style-name="Standard_20__28_user_29_">
      <style:paragraph-properties fo:margin-left="0.5in" fo:margin-right="0in" fo:text-indent="0.5in" style:auto-text-indent="false">
        <style:tab-stops/>
      </style:paragraph-properties>
      <style:text-properties style:font-name="Handwriting"/>
    </style:style>
    <style:style style:name="P52" style:family="paragraph" style:parent-style-name="Standard_20__28_user_29_">
      <style:paragraph-properties fo:margin-left="0.5in" fo:margin-right="0in" fo:text-indent="0.5in" style:auto-text-indent="false">
        <style:tab-stops/>
      </style:paragraph-properties>
      <style:text-properties style:font-name="Handwriting" officeooo:rsid="0056cdfa" officeooo:paragraph-rsid="0056cdfa"/>
    </style:style>
    <style:style style:name="P53" style:family="paragraph" style:parent-style-name="Standard_20__28_user_29_">
      <style:paragraph-properties fo:margin-left="0.5in" fo:margin-right="0in" fo:text-indent="0.5in" style:auto-text-indent="false">
        <style:tab-stops/>
      </style:paragraph-properties>
      <style:text-properties style:font-name="Handwriting" officeooo:rsid="0049fc9e" officeooo:paragraph-rsid="0049fc9e"/>
    </style:style>
    <style:style style:name="P54" style:family="paragraph" style:parent-style-name="Standard_20__28_user_29_">
      <style:paragraph-properties fo:margin-left="0.5in" fo:margin-right="0in" fo:text-indent="0.5in" style:auto-text-indent="false">
        <style:tab-stops/>
      </style:paragraph-properties>
      <style:text-properties officeooo:paragraph-rsid="00e2ffa2"/>
    </style:style>
    <style:style style:name="P55" style:family="paragraph" style:parent-style-name="Standard_20__28_user_29_">
      <style:paragraph-properties fo:margin-left="0.5in" fo:margin-right="0in" fo:text-indent="0.5in" style:auto-text-indent="false">
        <style:tab-stops/>
      </style:paragraph-properties>
      <style:text-properties officeooo:paragraph-rsid="0058547c"/>
    </style:style>
    <style:style style:name="P56" style:family="paragraph" style:parent-style-name="Standard_20__28_user_29_" style:master-page-name="MP0">
      <style:paragraph-properties style:page-number="auto" fo:break-before="page"/>
      <style:text-properties style:font-name="Handwriting" fo:font-weight="bold" style:font-weight-asian="bold"/>
    </style:style>
    <style:style style:name="T1" style:family="text">
      <style:text-properties officeooo:rsid="00240cfc"/>
    </style:style>
    <style:style style:name="T2" style:family="text">
      <style:text-properties officeooo:rsid="002bfe52"/>
    </style:style>
    <style:style style:name="T3" style:family="text">
      <style:text-properties officeooo:rsid="002d9f94"/>
    </style:style>
    <style:style style:name="T4" style:family="text">
      <style:text-properties officeooo:rsid="002e89ec"/>
    </style:style>
    <style:style style:name="T5" style:family="text">
      <style:text-properties officeooo:rsid="00302d01"/>
    </style:style>
    <style:style style:name="T6" style:family="text">
      <style:text-properties officeooo:rsid="003ba825"/>
    </style:style>
    <style:style style:name="T7" style:family="text">
      <style:text-properties officeooo:rsid="003de10f"/>
    </style:style>
    <style:style style:name="T8" style:family="text">
      <style:text-properties officeooo:rsid="00459bd9"/>
    </style:style>
    <style:style style:name="T9" style:family="text">
      <style:text-properties officeooo:rsid="004b8d83"/>
    </style:style>
    <style:style style:name="T10" style:family="text">
      <style:text-properties officeooo:rsid="004f2afb"/>
    </style:style>
    <style:style style:name="T11" style:family="text">
      <style:text-properties officeooo:rsid="005100c6"/>
    </style:style>
    <style:style style:name="T12" style:family="text">
      <style:text-properties officeooo:rsid="00521520"/>
    </style:style>
    <style:style style:name="T13" style:family="text">
      <style:text-properties officeooo:rsid="0055472e"/>
    </style:style>
    <style:style style:name="T14" style:family="text">
      <style:text-properties officeooo:rsid="0058547c"/>
    </style:style>
    <style:style style:name="T15" style:family="text">
      <style:text-properties officeooo:rsid="005a46a1"/>
    </style:style>
    <style:style style:name="T16" style:family="text">
      <style:text-properties officeooo:rsid="005b1ac1"/>
    </style:style>
    <style:style style:name="T17" style:family="text">
      <style:text-properties officeooo:rsid="005e856c"/>
    </style:style>
    <style:style style:name="T18" style:family="text">
      <style:text-properties officeooo:rsid="006084bd"/>
    </style:style>
    <style:style style:name="T19" style:family="text">
      <style:text-properties officeooo:rsid="006176b5"/>
    </style:style>
    <style:style style:name="T20" style:family="text">
      <style:text-properties officeooo:rsid="006338cc"/>
    </style:style>
    <style:style style:name="T21" style:family="text">
      <style:text-properties officeooo:rsid="0064a69a"/>
    </style:style>
    <style:style style:name="T22" style:family="text">
      <style:text-properties officeooo:rsid="006dab76"/>
    </style:style>
    <style:style style:name="T23" style:family="text">
      <style:text-properties officeooo:rsid="006f8c04"/>
    </style:style>
    <style:style style:name="T24" style:family="text">
      <style:text-properties officeooo:rsid="00761f8a"/>
    </style:style>
    <style:style style:name="T25" style:family="text">
      <style:text-properties officeooo:rsid="007a1c37"/>
    </style:style>
    <style:style style:name="T26" style:family="text">
      <style:text-properties officeooo:rsid="007b2b8c"/>
    </style:style>
    <style:style style:name="T27" style:family="text">
      <style:text-properties officeooo:rsid="007dbbe9"/>
    </style:style>
    <style:style style:name="T28" style:family="text">
      <style:text-properties officeooo:rsid="00854207"/>
    </style:style>
    <style:style style:name="T29" style:family="text">
      <style:text-properties officeooo:rsid="008726ba"/>
    </style:style>
    <style:style style:name="T30" style:family="text">
      <style:text-properties officeooo:rsid="008bc64a"/>
    </style:style>
    <style:style style:name="T31" style:family="text">
      <style:text-properties style:text-position="super 58%" fo:font-weight="normal" officeooo:rsid="00495660" style:font-weight-asian="normal" style:font-weight-complex="normal"/>
    </style:style>
    <style:style style:name="T32" style:family="text">
      <style:text-properties officeooo:rsid="00900876"/>
    </style:style>
    <style:style style:name="T33" style:family="text">
      <style:text-properties officeooo:rsid="00a10c87"/>
    </style:style>
    <style:style style:name="T34" style:family="text">
      <style:text-properties officeooo:rsid="00b917e1"/>
    </style:style>
    <style:style style:name="T35" style:family="text">
      <style:text-properties fo:font-style="normal" fo:font-weight="normal" officeooo:rsid="0115db04" style:font-style-asian="normal" style:font-weight-asian="normal" style:font-style-complex="normal" style:font-weight-complex="normal"/>
    </style:style>
    <style:style style:name="T36" style:family="text">
      <style:text-properties fo:font-style="normal" fo:font-weight="normal" officeooo:rsid="010ee2f4" style:font-style-asian="normal" style:font-weight-asian="normal" style:font-style-complex="normal" style:font-weight-complex="normal"/>
    </style:style>
    <style:style style:name="T37" style:family="text">
      <style:text-properties fo:font-style="normal" fo:font-weight="normal" officeooo:rsid="011026c7" style:font-style-asian="normal" style:font-weight-asian="normal" style:font-style-complex="normal" style:font-weight-complex="normal"/>
    </style:style>
    <style:style style:name="T38" style:family="text">
      <style:text-properties fo:font-style="normal" fo:font-weight="normal" officeooo:rsid="010fe423" style:font-style-asian="normal" style:font-weight-asian="normal" style:font-style-complex="normal" style:font-weight-complex="normal"/>
    </style:style>
    <style:style style:name="T39" style:family="text">
      <style:text-properties fo:font-style="normal" fo:font-weight="normal" officeooo:rsid="01117bad" style:font-style-asian="normal" style:font-weight-asian="normal" style:font-style-complex="normal" style:font-weight-complex="normal"/>
    </style:style>
    <style:style style:name="T40" style:family="text">
      <style:text-properties fo:font-style="normal" fo:font-weight="normal" officeooo:rsid="01122810" style:font-style-asian="normal" style:font-weight-asian="normal" style:font-style-complex="normal" style:font-weight-complex="normal"/>
    </style:style>
    <style:style style:name="T41" style:family="text">
      <style:text-properties fo:font-style="normal" fo:font-weight="normal" officeooo:rsid="01133756" style:font-style-asian="normal" style:font-weight-asian="normal" style:font-style-complex="normal" style:font-weight-complex="normal"/>
    </style:style>
    <style:style style:name="T42" style:family="text">
      <style:text-properties fo:font-style="normal" fo:font-weight="normal" officeooo:rsid="01149a19" style:font-style-asian="normal" style:font-weight-asian="normal" style:font-style-complex="normal" style:font-weight-complex="normal"/>
    </style:style>
    <style:style style:name="T43" style:family="text">
      <style:text-properties fo:font-style="normal" fo:font-weight="normal" officeooo:rsid="0115b9a7" style:font-style-asian="normal" style:font-weight-asian="normal" style:font-style-complex="normal" style:font-weight-complex="normal"/>
    </style:style>
    <style:style style:name="T44" style:family="text">
      <style:text-properties fo:font-style="normal" fo:font-weight="normal" officeooo:rsid="0115c5ca" style:font-style-asian="normal" style:font-weight-asian="normal" style:font-style-complex="normal" style:font-weight-complex="normal"/>
    </style:style>
    <style:style style:name="T45" style:family="text">
      <style:text-properties style:use-window-font-color="true" fo:language="en" fo:country="US" fo:font-style="normal" fo:font-weight="normal" officeooo:rsid="010ee2f4"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46" style:family="text">
      <style:text-properties style:use-window-font-color="true" fo:language="en" fo:country="US" fo:font-style="normal" fo:font-weight="normal" officeooo:rsid="011026c7"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47" style:family="text">
      <style:text-properties officeooo:rsid="00b7fcab" style:letter-kerning="true" style:font-name-asian="SimSun" style:language-asian="zh" style:country-asian="CN" style:font-name-complex="Arial" style:font-size-complex="12pt" style:language-complex="hi" style:country-complex="IN"/>
    </style:style>
    <style:style style:name="T48" style:family="text">
      <style:text-properties officeooo:rsid="00a69a50" style:letter-kerning="true" style:font-name-asian="SimSun" style:language-asian="zh" style:country-asian="CN" style:font-name-complex="Arial" style:font-size-complex="12pt" style:language-complex="hi" style:country-complex="IN"/>
    </style:style>
    <style:style style:name="T49" style:family="text">
      <style:text-properties officeooo:rsid="009b1b88" style:letter-kerning="true" style:font-name-asian="SimSun" style:language-asian="zh" style:country-asian="CN" style:font-name-complex="Arial" style:font-size-complex="12pt" style:language-complex="hi" style:country-complex="IN"/>
    </style:style>
    <style:style style:name="T50" style:family="text">
      <style:text-properties officeooo:rsid="007436ad" style:letter-kerning="true" style:font-name-asian="SimSun" style:language-asian="zh" style:country-asian="CN" style:font-name-complex="Arial" style:font-size-complex="12pt" style:language-complex="hi" style:country-complex="IN"/>
    </style:style>
    <style:style style:name="T51" style:family="text">
      <style:text-properties officeooo:rsid="00748336" style:letter-kerning="true" style:font-name-asian="SimSun" style:language-asian="zh" style:country-asian="CN" style:font-name-complex="Arial" style:font-size-complex="12pt" style:language-complex="hi" style:country-complex="IN"/>
    </style:style>
    <style:style style:name="T52" style:family="text">
      <style:text-properties officeooo:rsid="008c7c5b" style:letter-kerning="true" style:font-name-asian="SimSun" style:language-asian="zh" style:country-asian="CN" style:font-name-complex="Arial" style:font-size-complex="12pt" style:language-complex="hi" style:country-complex="IN"/>
    </style:style>
    <style:style style:name="T53" style:family="text">
      <style:text-properties officeooo:rsid="0077b041" style:letter-kerning="true" style:font-name-asian="SimSun" style:language-asian="zh" style:country-asian="CN" style:font-name-complex="Arial" style:font-size-complex="12pt" style:language-complex="hi" style:country-complex="IN"/>
    </style:style>
    <style:style style:name="T54" style:family="text">
      <style:text-properties officeooo:rsid="007ae93b" style:letter-kerning="true" style:font-name-asian="SimSun" style:language-asian="zh" style:country-asian="CN" style:font-name-complex="Arial" style:font-size-complex="12pt" style:language-complex="hi" style:country-complex="IN"/>
    </style:style>
    <style:style style:name="T55" style:family="text">
      <style:text-properties officeooo:rsid="008dc18a" style:letter-kerning="true" style:font-name-asian="SimSun" style:language-asian="zh" style:country-asian="CN" style:font-name-complex="Arial" style:font-size-complex="12pt" style:language-complex="hi" style:country-complex="IN"/>
    </style:style>
    <style:style style:name="T56" style:family="text">
      <style:text-properties officeooo:rsid="007b2b8c" style:letter-kerning="true" style:font-name-asian="SimSun" style:language-asian="zh" style:country-asian="CN" style:font-name-complex="Arial" style:font-size-complex="12pt" style:language-complex="hi" style:country-complex="IN"/>
    </style:style>
    <style:style style:name="T57" style:family="text">
      <style:text-properties officeooo:rsid="00d8161e" style:letter-kerning="true" style:font-name-asian="SimSun" style:language-asian="zh" style:country-asian="CN" style:font-name-complex="Arial" style:font-size-complex="12pt" style:language-complex="hi" style:country-complex="IN"/>
    </style:style>
    <style:style style:name="T58" style:family="text">
      <style:text-properties officeooo:rsid="00e68552" style:letter-kerning="true" style:font-name-asian="SimSun" style:language-asian="zh" style:country-asian="CN" style:font-name-complex="Arial" style:font-size-complex="12pt" style:language-complex="hi" style:country-complex="IN"/>
    </style:style>
    <style:style style:name="T59" style:family="text">
      <style:text-properties officeooo:rsid="00e7452c" style:letter-kerning="true" style:font-name-asian="SimSun" style:language-asian="zh" style:country-asian="CN" style:font-name-complex="Arial" style:font-size-complex="12pt" style:language-complex="hi" style:country-complex="IN"/>
    </style:style>
    <style:style style:name="T60" style:family="text">
      <style:text-properties officeooo:rsid="00e98f8d" style:letter-kerning="true" style:font-name-asian="SimSun" style:language-asian="zh" style:country-asian="CN" style:font-name-complex="Arial" style:font-size-complex="12pt" style:language-complex="hi" style:country-complex="IN"/>
    </style:style>
    <style:style style:name="T61" style:family="text">
      <style:text-properties officeooo:rsid="0107dd3a" style:letter-kerning="true" style:font-name-asian="SimSun" style:language-asian="zh" style:country-asian="CN" style:font-name-complex="Arial" style:font-size-complex="12pt" style:language-complex="hi" style:country-complex="IN"/>
    </style:style>
    <style:style style:name="T62" style:family="text">
      <style:text-properties officeooo:rsid="00c1d656" style:letter-kerning="true" style:font-name-asian="SimSun" style:language-asian="zh" style:country-asian="CN" style:font-name-complex="Arial" style:font-size-complex="12pt" style:language-complex="hi" style:country-complex="IN"/>
    </style:style>
    <style:style style:name="T63" style:family="text">
      <style:text-properties officeooo:rsid="00c50901" style:letter-kerning="true" style:font-name-asian="SimSun" style:language-asian="zh" style:country-asian="CN" style:font-name-complex="Arial" style:font-size-complex="12pt" style:language-complex="hi" style:country-complex="IN"/>
    </style:style>
    <style:style style:name="T64" style:family="text">
      <style:text-properties officeooo:rsid="00c56681" style:letter-kerning="true" style:font-name-asian="SimSun" style:language-asian="zh" style:country-asian="CN" style:font-name-complex="Arial" style:font-size-complex="12pt" style:language-complex="hi" style:country-complex="IN"/>
    </style:style>
    <style:style style:name="T65" style:family="text">
      <style:text-properties officeooo:rsid="01144c94" style:letter-kerning="true" style:font-name-asian="SimSun" style:language-asian="zh" style:country-asian="CN" style:font-name-complex="Arial" style:font-size-complex="12pt" style:language-complex="hi" style:country-complex="IN"/>
    </style:style>
    <style:style style:name="T66" style:family="text">
      <style:text-properties officeooo:rsid="0117563b" style:letter-kerning="true" style:font-name-asian="SimSun" style:language-asian="zh" style:country-asian="CN" style:font-name-complex="Arial" style:font-size-complex="12pt" style:language-complex="hi" style:country-complex="IN"/>
    </style:style>
    <style:style style:name="T67" style:family="text">
      <style:text-properties officeooo:rsid="00d3959c" style:letter-kerning="true" style:font-name-asian="SimSun" style:language-asian="zh" style:country-asian="CN" style:font-name-complex="Arial" style:font-size-complex="12pt" style:language-complex="hi" style:country-complex="IN"/>
    </style:style>
    <style:style style:name="T68" style:family="text">
      <style:text-properties officeooo:rsid="011ee292" style:letter-kerning="true" style:font-name-asian="SimSun" style:language-asian="zh" style:country-asian="CN" style:font-name-complex="Arial" style:font-size-complex="12pt" style:language-complex="hi" style:country-complex="IN"/>
    </style:style>
    <style:style style:name="T69" style:family="text">
      <style:text-properties officeooo:rsid="009611a9"/>
    </style:style>
    <style:style style:name="T70" style:family="text">
      <style:text-properties officeooo:rsid="0096c8fb"/>
    </style:style>
    <style:style style:name="T71" style:family="text">
      <style:text-properties officeooo:rsid="0098930a"/>
    </style:style>
    <style:style style:name="T72" style:family="text">
      <style:text-properties officeooo:rsid="0097b707"/>
    </style:style>
    <style:style style:name="T73" style:family="text">
      <style:text-properties officeooo:rsid="009dbf60"/>
    </style:style>
    <style:style style:name="T74" style:family="text">
      <style:text-properties officeooo:rsid="00a69a50"/>
    </style:style>
    <style:style style:name="T75" style:family="text">
      <style:text-properties officeooo:rsid="00a86542"/>
    </style:style>
    <style:style style:name="T76" style:family="text">
      <style:text-properties officeooo:rsid="00a8c1c1"/>
    </style:style>
    <style:style style:name="T77" style:family="text">
      <style:text-properties officeooo:rsid="009f4250"/>
    </style:style>
    <style:style style:name="T78" style:family="text">
      <style:text-properties officeooo:rsid="009b1b88"/>
    </style:style>
    <style:style style:name="T79" style:family="text">
      <style:text-properties officeooo:rsid="009b41a3"/>
    </style:style>
    <style:style style:name="T80" style:family="text">
      <style:text-properties officeooo:rsid="008bf9ef"/>
    </style:style>
    <style:style style:name="T81" style:family="text">
      <style:text-properties fo:font-weight="normal" officeooo:rsid="004898f4" style:font-weight-asian="normal" style:font-weight-complex="normal"/>
    </style:style>
    <style:style style:name="T82" style:family="text">
      <style:text-properties fo:font-weight="normal" officeooo:rsid="0045b3bf" style:font-weight-asian="normal" style:font-weight-complex="normal"/>
    </style:style>
    <style:style style:name="T83" style:family="text">
      <style:text-properties fo:font-weight="normal" officeooo:rsid="008c7c5b" style:font-weight-asian="normal" style:font-weight-complex="normal"/>
    </style:style>
    <style:style style:name="T84" style:family="text">
      <style:text-properties fo:font-weight="normal" officeooo:rsid="00495660" style:font-weight-asian="normal" style:font-weight-complex="normal"/>
    </style:style>
    <style:style style:name="T85" style:family="text">
      <style:text-properties fo:font-weight="normal" officeooo:rsid="008c7c5b" style:letter-kerning="true" style:font-name-asian="SimSun" style:language-asian="zh" style:country-asian="CN" style:font-weight-asian="normal" style:font-name-complex="Arial" style:font-size-complex="12pt" style:language-complex="hi" style:country-complex="IN" style:font-weight-complex="normal"/>
    </style:style>
    <style:style style:name="T86" style:family="text">
      <style:text-properties officeooo:rsid="006a2fb7"/>
    </style:style>
    <style:style style:name="T87" style:family="text">
      <style:text-properties officeooo:rsid="006c06c9"/>
    </style:style>
    <style:style style:name="T88" style:family="text">
      <style:text-properties officeooo:rsid="00712591"/>
    </style:style>
    <style:style style:name="T89" style:family="text">
      <style:text-properties officeooo:rsid="007436ad"/>
    </style:style>
    <style:style style:name="T90" style:family="text">
      <style:text-properties officeooo:rsid="0065496c"/>
    </style:style>
    <style:style style:name="T91" style:family="text">
      <style:text-properties officeooo:rsid="0065aa1a"/>
    </style:style>
    <style:style style:name="T92" style:family="text">
      <style:text-properties officeooo:rsid="008c7c5b"/>
    </style:style>
    <style:style style:name="T93" style:family="text">
      <style:text-properties officeooo:rsid="0077b041"/>
    </style:style>
    <style:style style:name="T94" style:family="text">
      <style:text-properties officeooo:rsid="007ae93b"/>
    </style:style>
    <style:style style:name="T95" style:family="text">
      <style:text-properties officeooo:rsid="008dc18a"/>
    </style:style>
    <style:style style:name="T96" style:family="text">
      <style:text-properties officeooo:rsid="008dea4a"/>
    </style:style>
    <style:style style:name="T97" style:family="text">
      <style:text-properties officeooo:rsid="008f15ad"/>
    </style:style>
    <style:style style:name="T98" style:family="text">
      <style:text-properties fo:font-size="12pt" fo:font-style="normal" fo:font-weight="normal" officeooo:rsid="010d4c31" style:font-size-asian="12pt" style:font-style-asian="normal" style:font-weight-asian="normal" style:font-size-complex="12pt" style:font-style-complex="normal" style:font-weight-complex="normal"/>
    </style:style>
    <style:style style:name="T99" style:family="text">
      <style:text-properties fo:font-size="12pt" fo:font-style="normal" fo:font-weight="normal" officeooo:rsid="0115db04" style:font-size-asian="12pt" style:font-style-asian="normal" style:font-weight-asian="normal" style:font-size-complex="12pt" style:font-style-complex="normal" style:font-weight-complex="normal"/>
    </style:style>
    <style:style style:name="T100" style:family="text">
      <style:text-properties fo:font-size="12pt" fo:font-style="normal" fo:font-weight="normal" officeooo:rsid="00c6e173" style:font-size-asian="12pt" style:font-style-asian="normal" style:font-weight-asian="normal" style:font-size-complex="12pt" style:font-style-complex="normal" style:font-weight-complex="normal"/>
    </style:style>
    <style:style style:name="T101" style:family="text">
      <style:text-properties fo:font-size="12pt" fo:font-style="normal" fo:font-weight="normal" officeooo:rsid="00be20fa" style:font-size-asian="12pt" style:font-style-asian="normal" style:font-weight-asian="normal" style:font-size-complex="12pt" style:font-style-complex="normal" style:font-weight-complex="normal"/>
    </style:style>
    <style:style style:name="T102" style:family="text">
      <style:text-properties fo:font-size="12pt" fo:font-style="normal" fo:font-weight="normal" officeooo:rsid="00c6e173"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03" style:family="text">
      <style:text-properties officeooo:rsid="00ab96a2"/>
    </style:style>
    <style:style style:name="T104" style:family="text">
      <style:text-properties officeooo:rsid="00c022f9"/>
    </style:style>
    <style:style style:name="T105" style:family="text">
      <style:text-properties officeooo:rsid="00c0bf95"/>
    </style:style>
    <style:style style:name="T106" style:family="text">
      <style:text-properties officeooo:rsid="00c754db"/>
    </style:style>
    <style:style style:name="T107" style:family="text">
      <style:text-properties officeooo:rsid="00c7bd36"/>
    </style:style>
    <style:style style:name="T108" style:family="text">
      <style:text-properties officeooo:rsid="00c8337d"/>
    </style:style>
    <style:style style:name="T109" style:family="text">
      <style:text-properties officeooo:rsid="00ca160f"/>
    </style:style>
    <style:style style:name="T110" style:family="text">
      <style:text-properties officeooo:rsid="00ca4512"/>
    </style:style>
    <style:style style:name="T111" style:family="text">
      <style:text-properties officeooo:rsid="00ccaf8d"/>
    </style:style>
    <style:style style:name="T112" style:family="text">
      <style:text-properties officeooo:rsid="00cd34e2"/>
    </style:style>
    <style:style style:name="T113" style:family="text">
      <style:text-properties officeooo:rsid="00cd8fed"/>
    </style:style>
    <style:style style:name="T114" style:family="text">
      <style:text-properties officeooo:rsid="00cf6d61"/>
    </style:style>
    <style:style style:name="T115" style:family="text">
      <style:text-properties officeooo:rsid="00cfeea4"/>
    </style:style>
    <style:style style:name="T116" style:family="text">
      <style:text-properties officeooo:rsid="00d3959c"/>
    </style:style>
    <style:style style:name="T117" style:family="text">
      <style:text-properties officeooo:rsid="00dc1b6e"/>
    </style:style>
    <style:style style:name="T118" style:family="text">
      <style:text-properties officeooo:rsid="00dd69ef"/>
    </style:style>
    <style:style style:name="T119" style:family="text">
      <style:text-properties officeooo:rsid="00e68552"/>
    </style:style>
    <style:style style:name="T120" style:family="text">
      <style:text-properties officeooo:rsid="00e98f8d"/>
    </style:style>
    <style:style style:name="T121" style:family="text">
      <style:text-properties officeooo:rsid="00f02b74"/>
    </style:style>
    <style:style style:name="T122" style:family="text">
      <style:text-properties officeooo:rsid="00f2274c"/>
    </style:style>
    <style:style style:name="T123" style:family="text">
      <style:text-properties officeooo:rsid="0109b78b"/>
    </style:style>
    <style:style style:name="T124" style:family="text">
      <style:text-properties officeooo:rsid="010d0880"/>
    </style:style>
    <style:style style:name="T125" style:family="text">
      <style:text-properties officeooo:rsid="01108b73"/>
    </style:style>
    <style:style style:name="T126" style:family="text">
      <style:text-properties officeooo:rsid="0111e86f"/>
    </style:style>
    <style:style style:name="T127" style:family="text">
      <style:text-properties officeooo:rsid="01144c94"/>
    </style:style>
    <style:style style:name="T128" style:family="text">
      <style:text-properties officeooo:rsid="00da8ef5"/>
    </style:style>
    <style:style style:name="T129" style:family="text">
      <style:text-properties officeooo:rsid="0107a1aa"/>
    </style:style>
    <style:style style:name="T130" style:family="text">
      <style:text-properties officeooo:rsid="00c15f71"/>
    </style:style>
    <style:style style:name="T131" style:family="text">
      <style:text-properties officeooo:rsid="00c1d656"/>
    </style:style>
    <style:style style:name="T132" style:family="text">
      <style:text-properties officeooo:rsid="00c37ede"/>
    </style:style>
    <style:style style:name="T133" style:family="text">
      <style:text-properties officeooo:rsid="00c46e0c"/>
    </style:style>
    <style:style style:name="T134" style:family="text">
      <style:text-properties officeooo:rsid="00c50901"/>
    </style:style>
    <style:style style:name="T135" style:family="text">
      <style:text-properties officeooo:rsid="008b6797"/>
    </style:style>
    <style:style style:name="T136" style:family="text">
      <style:text-properties officeooo:rsid="0051b988"/>
    </style:style>
    <style:style style:name="T137" style:family="text">
      <style:text-properties officeooo:rsid="0113cfa0"/>
    </style:style>
    <style:style style:name="T138" style:family="text">
      <style:text-properties officeooo:rsid="01143657"/>
    </style:style>
    <style:style style:name="T139" style:family="text">
      <style:text-properties officeooo:rsid="003d1913"/>
    </style:style>
    <style:style style:name="T140" style:family="text">
      <style:text-properties officeooo:rsid="01159088"/>
    </style:style>
    <style:style style:name="T141" style:family="text">
      <style:text-properties officeooo:rsid="004b16ae"/>
    </style:style>
    <style:style style:name="T142" style:family="text">
      <style:text-properties officeooo:rsid="0117563b"/>
    </style:style>
    <style:style style:name="T143" style:family="text">
      <style:text-properties officeooo:rsid="011ddaf6"/>
    </style:style>
    <style:style style:name="T144" style:family="text">
      <style:text-properties style:font-name="Handwriting"/>
    </style:style>
    <style:style style:name="T145" style:family="text">
      <style:text-properties style:font-name="Handwriting" officeooo:rsid="00544e6f"/>
    </style:style>
    <style:style style:name="T146" style:family="text">
      <style:text-properties style:font-name="Handwriting" officeooo:rsid="00ddba1d"/>
    </style:style>
    <style:style style:name="T147" style:family="text">
      <style:text-properties style:font-name="Handwriting" officeooo:rsid="00ddba1d" style:font-name-complex="Calibri"/>
    </style:style>
    <style:style style:name="T148" style:family="text">
      <style:text-properties style:font-name="Handwriting" officeooo:rsid="0080e77d" style:letter-kerning="true" style:font-name-asian="SimSun" style:language-asian="zh" style:country-asian="CN" style:font-name-complex="Arial" style:font-size-complex="12pt" style:language-complex="hi" style:country-complex="IN"/>
    </style:style>
    <style:style style:name="T149" style:family="text">
      <style:text-properties style:font-name="Handwriting" officeooo:rsid="012c04e4" style:letter-kerning="true" style:font-name-asian="SimSun" style:language-asian="zh" style:country-asian="CN" style:font-name-complex="Arial" style:font-size-complex="12pt" style:language-complex="hi" style:country-complex="IN"/>
    </style:style>
    <style:style style:name="T150" style:family="text">
      <style:text-properties style:font-name="Handwriting" officeooo:rsid="010219a9" style:letter-kerning="true" style:font-name-asian="SimSun" style:language-asian="zh" style:country-asian="CN" style:font-name-complex="Arial" style:font-size-complex="12pt" style:language-complex="hi" style:country-complex="IN"/>
    </style:style>
    <style:style style:name="T151" style:family="text">
      <style:text-properties style:font-name="Handwriting" officeooo:rsid="0102d25a" style:letter-kerning="true" style:font-name-asian="SimSun" style:language-asian="zh" style:country-asian="CN" style:font-name-complex="Arial" style:font-size-complex="12pt" style:language-complex="hi" style:country-complex="IN"/>
    </style:style>
    <style:style style:name="T152" style:family="text">
      <style:text-properties style:font-name="Handwriting" officeooo:rsid="010d0880" style:letter-kerning="true" style:font-name-asian="SimSun" style:language-asian="zh" style:country-asian="CN" style:font-name-complex="Arial" style:font-size-complex="12pt" style:language-complex="hi" style:country-complex="IN"/>
    </style:style>
    <style:style style:name="T153" style:family="text">
      <style:text-properties style:font-name="Handwriting" officeooo:rsid="010e8da9" style:letter-kerning="true" style:font-name-asian="SimSun" style:language-asian="zh" style:country-asian="CN" style:font-name-complex="Arial" style:font-size-complex="12pt" style:language-complex="hi" style:country-complex="IN"/>
    </style:style>
    <style:style style:name="T154" style:family="text">
      <style:text-properties style:font-name="Handwriting" officeooo:rsid="01304aaa" style:letter-kerning="true" style:font-name-asian="SimSun" style:language-asian="zh" style:country-asian="CN" style:font-name-complex="Arial" style:font-size-complex="12pt" style:language-complex="hi" style:country-complex="IN"/>
    </style:style>
    <style:style style:name="T155" style:family="text">
      <style:text-properties style:font-name="Handwriting" officeooo:rsid="0132dbc6" style:letter-kerning="true" style:font-name-asian="SimSun" style:language-asian="zh" style:country-asian="CN" style:font-name-complex="Arial" style:font-size-complex="12pt" style:language-complex="hi" style:country-complex="IN"/>
    </style:style>
    <style:style style:name="T156" style:family="text">
      <style:text-properties style:font-name="Handwriting" officeooo:rsid="01363e63" style:letter-kerning="true" style:font-name-asian="SimSun" style:language-asian="zh" style:country-asian="CN" style:font-name-complex="Arial" style:font-size-complex="12pt" style:language-complex="hi" style:country-complex="IN"/>
    </style:style>
    <style:style style:name="T157" style:family="text">
      <style:text-properties style:font-name="Handwriting" officeooo:rsid="009d55da" style:letter-kerning="true" style:font-name-asian="SimSun" style:language-asian="zh" style:country-asian="CN" style:font-name-complex="Arial" style:font-size-complex="12pt" style:language-complex="hi" style:country-complex="IN"/>
    </style:style>
    <style:style style:name="T158" style:family="text">
      <style:text-properties style:font-name="Handwriting" officeooo:rsid="009611a9" style:letter-kerning="true" style:font-name-asian="SimSun" style:language-asian="zh" style:country-asian="CN" style:font-name-complex="Arial" style:font-size-complex="12pt" style:language-complex="hi" style:country-complex="IN"/>
    </style:style>
    <style:style style:name="T159" style:family="text">
      <style:text-properties style:font-name="Handwriting" officeooo:rsid="0137cb12" style:letter-kerning="true" style:font-name-asian="SimSun" style:language-asian="zh" style:country-asian="CN" style:font-name-complex="Arial" style:font-size-complex="12pt" style:language-complex="hi" style:country-complex="IN"/>
    </style:style>
    <style:style style:name="T160" style:family="text">
      <style:text-properties style:font-name="Handwriting" officeooo:rsid="0117bbb1" style:letter-kerning="true" style:font-name-asian="SimSun" style:language-asian="zh" style:country-asian="CN" style:font-name-complex="Arial" style:font-size-complex="12pt" style:language-complex="hi" style:country-complex="IN"/>
    </style:style>
    <style:style style:name="T161" style:family="text">
      <style:text-properties style:font-name="Handwriting" officeooo:rsid="014acef7" style:letter-kerning="true" style:font-name-asian="SimSun" style:language-asian="zh" style:country-asian="CN" style:font-name-complex="Arial" style:font-size-complex="12pt" style:language-complex="hi" style:country-complex="IN"/>
    </style:style>
    <style:style style:name="T162" style:family="text">
      <style:text-properties style:font-name="Handwriting" officeooo:rsid="011a255a" style:letter-kerning="true" style:font-name-asian="SimSun" style:language-asian="zh" style:country-asian="CN" style:font-name-complex="Arial" style:font-size-complex="12pt" style:language-complex="hi" style:country-complex="IN"/>
    </style:style>
    <style:style style:name="T163" style:family="text">
      <style:text-properties style:font-name="Handwriting" officeooo:rsid="014de537" style:letter-kerning="true" style:font-name-asian="SimSun" style:language-asian="zh" style:country-asian="CN" style:font-name-complex="Arial" style:font-size-complex="12pt" style:language-complex="hi" style:country-complex="IN"/>
    </style:style>
    <style:style style:name="T164" style:family="text">
      <style:text-properties style:font-name="Handwriting" officeooo:rsid="014ee462" style:letter-kerning="true" style:font-name-asian="SimSun" style:language-asian="zh" style:country-asian="CN" style:font-name-complex="Arial" style:font-size-complex="12pt" style:language-complex="hi" style:country-complex="IN"/>
    </style:style>
    <style:style style:name="T165" style:family="text">
      <style:text-properties style:font-name="Handwriting" officeooo:rsid="011c1b8e" style:letter-kerning="true" style:font-name-asian="SimSun" style:language-asian="zh" style:country-asian="CN" style:font-name-complex="Arial" style:font-size-complex="12pt" style:language-complex="hi" style:country-complex="IN"/>
    </style:style>
    <style:style style:name="T166" style:family="text">
      <style:text-properties style:font-name="Handwriting" officeooo:rsid="01538055" style:letter-kerning="true" style:font-name-asian="SimSun" style:language-asian="zh" style:country-asian="CN" style:font-name-complex="Arial" style:font-size-complex="12pt" style:language-complex="hi" style:country-complex="IN"/>
    </style:style>
    <style:style style:name="T167" style:family="text">
      <style:text-properties style:font-name="Handwriting" officeooo:rsid="0080296e" style:letter-kerning="true" style:font-name-asian="SimSun" style:language-asian="zh" style:country-asian="CN" style:font-name-complex="Arial" style:font-size-complex="12pt" style:language-complex="hi" style:country-complex="IN"/>
    </style:style>
    <style:style style:name="T168" style:family="text">
      <style:text-properties style:font-name="Handwriting" officeooo:rsid="01210754" style:letter-kerning="true" style:font-name-asian="SimSun" style:language-asian="zh" style:country-asian="CN" style:font-name-complex="Arial" style:font-size-complex="12pt" style:language-complex="hi" style:country-complex="IN"/>
    </style:style>
    <style:style style:name="T169" style:family="text">
      <style:text-properties style:font-name="Handwriting" officeooo:rsid="01237621" style:letter-kerning="true" style:font-name-asian="SimSun" style:language-asian="zh" style:country-asian="CN" style:font-name-complex="Arial" style:font-size-complex="12pt" style:language-complex="hi" style:country-complex="IN"/>
    </style:style>
    <style:style style:name="T170" style:family="text">
      <style:text-properties style:font-name="Handwriting" officeooo:rsid="0126a005" style:letter-kerning="true" style:font-name-asian="SimSun" style:language-asian="zh" style:country-asian="CN" style:font-name-complex="Arial" style:font-size-complex="12pt" style:language-complex="hi" style:country-complex="IN"/>
    </style:style>
    <style:style style:name="T171" style:family="text">
      <style:text-properties style:font-name="Handwriting" officeooo:rsid="015c52b9" style:letter-kerning="true" style:font-name-asian="SimSun" style:language-asian="zh" style:country-asian="CN" style:font-name-complex="Arial" style:font-size-complex="12pt" style:language-complex="hi" style:country-complex="IN"/>
    </style:style>
    <style:style style:name="T172" style:family="text">
      <style:text-properties style:font-name="Handwriting" officeooo:rsid="016243b8" style:letter-kerning="true" style:font-name-asian="SimSun" style:language-asian="zh" style:country-asian="CN" style:font-name-complex="Arial" style:font-size-complex="12pt" style:language-complex="hi" style:country-complex="IN"/>
    </style:style>
    <style:style style:name="T173" style:family="text">
      <style:text-properties style:font-name="Handwriting" officeooo:rsid="01787c7b" style:letter-kerning="true" style:font-name-asian="SimSun" style:language-asian="zh" style:country-asian="CN" style:font-name-complex="Arial" style:font-size-complex="12pt" style:language-complex="hi" style:country-complex="IN"/>
    </style:style>
    <style:style style:name="T174" style:family="text">
      <style:text-properties style:font-name="Handwriting" officeooo:rsid="017cdfed" style:letter-kerning="true" style:font-name-asian="SimSun" style:language-asian="zh" style:country-asian="CN" style:font-name-complex="Arial" style:font-size-complex="12pt" style:language-complex="hi" style:country-complex="IN"/>
    </style:style>
    <style:style style:name="T175" style:family="text">
      <style:text-properties style:font-name="Handwriting" officeooo:rsid="007cbeb7" style:letter-kerning="true" style:font-name-asian="SimSun" style:language-asian="zh" style:country-asian="CN" style:font-name-complex="Arial" style:font-size-complex="12pt" style:language-complex="hi" style:country-complex="IN"/>
    </style:style>
    <style:style style:name="T176" style:family="text">
      <style:text-properties style:font-name="Handwriting" officeooo:rsid="0182d3b3" style:letter-kerning="true" style:font-name-asian="SimSun" style:language-asian="zh" style:country-asian="CN" style:font-name-complex="Arial" style:font-size-complex="12pt" style:language-complex="hi" style:country-complex="IN"/>
    </style:style>
    <style:style style:name="T177" style:family="text">
      <style:text-properties style:font-name="Handwriting" officeooo:rsid="0080e77d"/>
    </style:style>
    <style:style style:name="T178" style:family="text">
      <style:text-properties style:font-name="Handwriting" officeooo:rsid="003768b3"/>
    </style:style>
    <style:style style:name="T179" style:family="text">
      <style:text-properties style:font-name="Handwriting" officeooo:rsid="012c04e4"/>
    </style:style>
    <style:style style:name="T180" style:family="text">
      <style:text-properties style:font-name="Handwriting" officeooo:rsid="012d5f28"/>
    </style:style>
    <style:style style:name="T181" style:family="text">
      <style:text-properties style:font-name="Handwriting" fo:font-weight="normal" officeooo:rsid="00f8f198" style:font-weight-asian="normal" style:font-weight-complex="normal"/>
    </style:style>
    <style:style style:name="T182" style:family="text">
      <style:text-properties style:font-name="Handwriting" fo:font-weight="normal" officeooo:rsid="00fbfce1" style:font-weight-asian="normal" style:font-weight-complex="normal"/>
    </style:style>
    <style:style style:name="T183" style:family="text">
      <style:text-properties style:font-name="Handwriting" fo:font-weight="normal" officeooo:rsid="00fd422e" style:font-weight-asian="normal" style:font-weight-complex="normal"/>
    </style:style>
    <style:style style:name="T184" style:family="text">
      <style:text-properties style:font-name="Handwriting" fo:font-weight="normal" officeooo:rsid="00fe7a2b" style:font-weight-asian="normal" style:font-weight-complex="normal"/>
    </style:style>
    <style:style style:name="T185" style:family="text">
      <style:text-properties style:font-name="Handwriting" fo:font-weight="normal" officeooo:rsid="0144cbfc" style:font-weight-asian="normal" style:font-weight-complex="normal"/>
    </style:style>
    <style:style style:name="T186" style:family="text">
      <style:text-properties style:font-name="Handwriting" fo:font-weight="normal" officeooo:rsid="00fd422e" style:letter-kerning="true" style:font-name-asian="SimSun" style:language-asian="zh" style:country-asian="CN" style:font-weight-asian="normal" style:font-name-complex="Arial" style:font-size-complex="12pt" style:language-complex="hi" style:country-complex="IN" style:font-weight-complex="normal"/>
    </style:style>
    <style:style style:name="T187" style:family="text">
      <style:text-properties style:font-name="Handwriting" fo:font-weight="normal" officeooo:rsid="01304aaa" style:letter-kerning="true" style:font-name-asian="SimSun" style:language-asian="zh" style:country-asian="CN" style:font-weight-asian="normal" style:font-name-complex="Arial" style:font-size-complex="12pt" style:language-complex="hi" style:country-complex="IN" style:font-weight-complex="normal"/>
    </style:style>
    <style:style style:name="T188" style:family="text">
      <style:text-properties style:font-name="Handwriting" fo:font-weight="normal" officeooo:rsid="0132dbc6" style:letter-kerning="true" style:font-name-asian="SimSun" style:language-asian="zh" style:country-asian="CN" style:font-weight-asian="normal" style:font-name-complex="Arial" style:font-size-complex="12pt" style:language-complex="hi" style:country-complex="IN" style:font-weight-complex="normal"/>
    </style:style>
    <style:style style:name="T189" style:family="text">
      <style:text-properties style:font-name="Handwriting" fo:font-weight="normal" officeooo:rsid="0144cbfc" style:letter-kerning="true" style:font-name-asian="SimSun" style:language-asian="zh" style:country-asian="CN" style:font-weight-asian="normal" style:font-name-complex="Arial" style:font-size-complex="12pt" style:language-complex="hi" style:country-complex="IN" style:font-weight-complex="normal"/>
    </style:style>
    <style:style style:name="T190" style:family="text">
      <style:text-properties style:font-name="Handwriting" officeooo:rsid="01001a2e"/>
    </style:style>
    <style:style style:name="T191" style:family="text">
      <style:text-properties style:font-name="Handwriting" officeooo:rsid="01304aaa"/>
    </style:style>
    <style:style style:name="T192" style:family="text">
      <style:text-properties style:font-name="Handwriting" officeooo:rsid="0100ae4a"/>
    </style:style>
    <style:style style:name="T193" style:family="text">
      <style:text-properties style:font-name="Handwriting" officeooo:rsid="00297128"/>
    </style:style>
    <style:style style:name="T194" style:family="text">
      <style:text-properties style:font-name="Handwriting" officeooo:rsid="0132dbc6"/>
    </style:style>
    <style:style style:name="T195" style:family="text">
      <style:text-properties style:font-name="Handwriting" officeooo:rsid="002b42a0"/>
    </style:style>
    <style:style style:name="T196" style:family="text">
      <style:text-properties style:font-name="Handwriting" officeooo:rsid="002242da"/>
    </style:style>
    <style:style style:name="T197" style:family="text">
      <style:text-properties style:font-name="Handwriting" fo:font-style="italic" style:font-style-asian="italic"/>
    </style:style>
    <style:style style:name="T198" style:family="text">
      <style:text-properties style:font-name="Handwriting" fo:font-style="italic" officeooo:rsid="00ff5867" style:font-style-asian="italic"/>
    </style:style>
    <style:style style:name="T199" style:family="text">
      <style:text-properties style:font-name="Handwriting" fo:font-style="italic" officeooo:rsid="00fe7a2b" style:font-style-asian="italic"/>
    </style:style>
    <style:style style:name="T200" style:family="text">
      <style:text-properties style:font-name="Handwriting" fo:font-style="italic" officeooo:rsid="0132dbc6" style:font-style-asian="italic"/>
    </style:style>
    <style:style style:name="T201" style:family="text">
      <style:text-properties style:font-name="Handwriting" fo:font-style="italic" officeooo:rsid="011c1b8e" style:font-style-asian="italic" style:font-style-complex="italic"/>
    </style:style>
    <style:style style:name="T202" style:family="text">
      <style:text-properties style:font-name="Handwriting" fo:font-style="italic" officeooo:rsid="00fe7a2b" style:letter-kerning="true" style:font-name-asian="SimSun" style:language-asian="zh" style:country-asian="CN" style:font-style-asian="italic" style:font-name-complex="Arial" style:font-size-complex="12pt" style:language-complex="hi" style:country-complex="IN"/>
    </style:style>
    <style:style style:name="T203" style:family="text">
      <style:text-properties style:font-name="Handwriting" fo:font-style="italic" officeooo:rsid="0132dbc6" style:letter-kerning="true" style:font-name-asian="SimSun" style:language-asian="zh" style:country-asian="CN" style:font-style-asian="italic" style:font-name-complex="Arial" style:font-size-complex="12pt" style:language-complex="hi" style:country-complex="IN"/>
    </style:style>
    <style:style style:name="T204" style:family="text">
      <style:text-properties style:font-name="Handwriting" fo:font-style="italic" fo:font-weight="normal" officeooo:rsid="0144cbfc" style:font-style-asian="italic" style:font-weight-asian="normal" style:font-style-complex="italic" style:font-weight-complex="normal"/>
    </style:style>
    <style:style style:name="T205" style:family="text">
      <style:text-properties style:font-name="Handwriting" officeooo:rsid="01363e63"/>
    </style:style>
    <style:style style:name="T206" style:family="text">
      <style:text-properties style:font-name="Handwriting" officeooo:rsid="00521520"/>
    </style:style>
    <style:style style:name="T207" style:family="text">
      <style:text-properties style:font-name="Handwriting" officeooo:rsid="0092aa8b"/>
    </style:style>
    <style:style style:name="T208" style:family="text">
      <style:text-properties style:font-name="Handwriting" officeooo:rsid="0137cb12"/>
    </style:style>
    <style:style style:name="T209" style:family="text">
      <style:text-properties style:font-name="Handwriting" officeooo:rsid="009611a9"/>
    </style:style>
    <style:style style:name="T210" style:family="text">
      <style:text-properties style:font-name="Handwriting" fo:font-weight="bold" officeooo:rsid="0144cbfc" style:font-weight-asian="bold" style:font-weight-complex="bold"/>
    </style:style>
    <style:style style:name="T211" style:family="text">
      <style:text-properties style:font-name="Handwriting" fo:font-style="normal" fo:font-weight="normal" officeooo:rsid="0144cbfc" style:font-style-asian="normal" style:font-weight-asian="normal" style:font-style-complex="normal" style:font-weight-complex="normal"/>
    </style:style>
    <style:style style:name="T212" style:family="text">
      <style:text-properties style:font-name="Handwriting" fo:font-style="normal" fo:font-weight="normal" officeooo:rsid="01450011" style:font-style-asian="normal" style:font-weight-asian="normal" style:font-style-complex="normal" style:font-weight-complex="normal"/>
    </style:style>
    <style:style style:name="T213" style:family="text">
      <style:text-properties style:font-name="Handwriting" fo:font-style="normal" fo:font-weight="normal" officeooo:rsid="014776fc" style:font-style-asian="normal" style:font-weight-asian="normal" style:font-style-complex="normal" style:font-weight-complex="normal"/>
    </style:style>
    <style:style style:name="T214" style:family="text">
      <style:text-properties style:font-name="Handwriting" fo:font-style="normal" fo:font-weight="normal" officeooo:rsid="0144cbfc" style:letter-kerning="true" style:font-name-asian="SimSun"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15" style:family="text">
      <style:text-properties style:font-name="Handwriting" fo:font-style="normal" fo:font-weight="normal" officeooo:rsid="01610831" style:letter-kerning="true" style:font-name-asian="SimSun"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16" style:family="text">
      <style:text-properties style:font-name="Handwriting" fo:font-style="normal" officeooo:rsid="011c1b8e" style:font-style-asian="normal" style:font-style-complex="normal"/>
    </style:style>
    <style:style style:name="T217" style:family="text">
      <style:text-properties style:font-name="Handwriting" officeooo:rsid="0117bbb1"/>
    </style:style>
    <style:style style:name="T218" style:family="text">
      <style:text-properties style:font-name="Handwriting" officeooo:rsid="003de10f"/>
    </style:style>
    <style:style style:name="T219" style:family="text">
      <style:text-properties style:font-name="Handwriting" officeooo:rsid="014acef7"/>
    </style:style>
    <style:style style:name="T220" style:family="text">
      <style:text-properties style:font-name="Handwriting" officeooo:rsid="00e197bc"/>
    </style:style>
    <style:style style:name="T221" style:family="text">
      <style:text-properties style:font-name="Handwriting" officeooo:rsid="014de537"/>
    </style:style>
    <style:style style:name="T222" style:family="text">
      <style:text-properties style:font-name="Handwriting" officeooo:rsid="013eddd1"/>
    </style:style>
    <style:style style:name="T223" style:family="text">
      <style:text-properties style:font-name="Handwriting" officeooo:rsid="011a255a"/>
    </style:style>
    <style:style style:name="T224" style:family="text">
      <style:text-properties style:font-name="Handwriting" officeooo:rsid="00e2ffa2"/>
    </style:style>
    <style:style style:name="T225" style:family="text">
      <style:text-properties style:font-name="Handwriting" officeooo:rsid="004b8d83"/>
    </style:style>
    <style:style style:name="T226" style:family="text">
      <style:text-properties style:font-name="Handwriting" officeooo:rsid="00e4d751"/>
    </style:style>
    <style:style style:name="T227" style:family="text">
      <style:text-properties style:font-name="Handwriting" officeooo:rsid="005a46a1"/>
    </style:style>
    <style:style style:name="T228" style:family="text">
      <style:text-properties style:font-name="Handwriting" officeooo:rsid="01416132"/>
    </style:style>
    <style:style style:name="T229" style:family="text">
      <style:text-properties style:font-name="Handwriting" officeooo:rsid="014349bc"/>
    </style:style>
    <style:style style:name="T230" style:family="text">
      <style:text-properties style:font-name="Handwriting" officeooo:rsid="011c1b8e"/>
    </style:style>
    <style:style style:name="T231" style:family="text">
      <style:text-properties style:font-name="Handwriting" officeooo:rsid="005be1c8"/>
    </style:style>
    <style:style style:name="T232" style:family="text">
      <style:text-properties style:font-name="Handwriting" officeooo:rsid="0120b95a"/>
    </style:style>
    <style:style style:name="T233" style:family="text">
      <style:text-properties style:font-name="Handwriting" officeooo:rsid="0080296e"/>
    </style:style>
    <style:style style:name="T234" style:family="text">
      <style:text-properties style:font-name="Handwriting" officeooo:rsid="01210754"/>
    </style:style>
    <style:style style:name="T235" style:family="text">
      <style:text-properties style:font-name="Handwriting" officeooo:rsid="00ea889a"/>
    </style:style>
    <style:style style:name="T236" style:family="text">
      <style:text-properties style:font-name="Handwriting" officeooo:rsid="00ebc0c8"/>
    </style:style>
    <style:style style:name="T237" style:family="text">
      <style:text-properties style:font-name="Handwriting" officeooo:rsid="013d7838"/>
    </style:style>
    <style:style style:name="T238" style:family="text">
      <style:text-properties style:font-name="Handwriting" officeooo:rsid="00ed7020"/>
    </style:style>
    <style:style style:name="T239" style:family="text">
      <style:text-properties style:font-name="Handwriting" officeooo:rsid="01255535"/>
    </style:style>
    <style:style style:name="T240" style:family="text">
      <style:text-properties style:font-name="Handwriting" officeooo:rsid="01595264"/>
    </style:style>
    <style:style style:name="T241" style:family="text">
      <style:text-properties style:font-name="Handwriting" officeooo:rsid="015b0dda"/>
    </style:style>
    <style:style style:name="T242" style:family="text">
      <style:text-properties style:font-name="Handwriting" officeooo:rsid="0080d1ba"/>
    </style:style>
    <style:style style:name="T243" style:family="text">
      <style:text-properties style:font-name="Handwriting" officeooo:rsid="00483b76"/>
    </style:style>
    <style:style style:name="T244" style:family="text">
      <style:text-properties style:font-name="Handwriting" officeooo:rsid="015e231f"/>
    </style:style>
    <style:style style:name="T245" style:family="text">
      <style:text-properties style:font-name="Handwriting" officeooo:rsid="016243b8"/>
    </style:style>
    <style:style style:name="T246" style:family="text">
      <style:text-properties style:font-name="Handwriting" officeooo:rsid="01755a43"/>
    </style:style>
    <style:style style:name="T247" style:family="text">
      <style:text-properties style:font-name="Handwriting" officeooo:rsid="01787c7b"/>
    </style:style>
    <style:style style:name="T248" style:family="text">
      <style:text-properties style:font-name="Handwriting" officeooo:rsid="0175e9f2"/>
    </style:style>
    <style:style style:name="T249" style:family="text">
      <style:text-properties style:font-name="Handwriting" officeooo:rsid="017cdfed"/>
    </style:style>
    <style:style style:name="T250" style:family="text">
      <style:text-properties style:font-name="Handwriting" officeooo:rsid="0182d3b3"/>
    </style:style>
    <style:style style:name="T251" style:family="text">
      <style:text-properties style:font-name="Handwriting" officeooo:rsid="007cbeb7"/>
    </style:style>
    <style:style style:name="T252" style:family="text">
      <style:text-properties officeooo:rsid="01342b17"/>
    </style:style>
    <style:style style:name="T253" style:family="text">
      <style:text-properties officeooo:rsid="01363e63"/>
    </style:style>
    <style:style style:name="T254" style:family="text">
      <style:text-properties officeooo:rsid="01503f64"/>
    </style:style>
    <style:style style:name="T255" style:family="text">
      <style:text-properties officeooo:rsid="0154b137"/>
    </style:style>
    <style:style style:name="T256" style:family="text">
      <style:text-properties officeooo:rsid="017f8259"/>
    </style:style>
    <style:style style:name="T257" style:family="text">
      <style:text-properties officeooo:rsid="018087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Prelude</text:p>
      <text:p text:style-name="P29"><text:span text:style-name="T181">Asfalon ripped the mind and body of Artifex apart. Brutally, unforgivingly, the very fabric of Artifex was mangled and taken. </text:span><text:span text:style-name="T182">The Nousants, servants to the Lineaments of Asfalon, brought the aberrant mind and body of Artifex unto Asfalon, beginning the final, slow death of the former: </text:span><text:span text:style-name="T183">Artifex the Creator, who in mind knew </text:span><text:span text:style-name="T187">C</text:span><text:span text:style-name="T183">reativity, in hands held </text:span><text:span text:style-name="T187">P</text:span><text:span text:style-name="T183">ower, and in heart </text:span><text:span text:style-name="T186">felt</text:span><text:span text:style-name="T183"> emotions uncounted. The dead Lineaments of Artifex began a resistance, a final despairing revolution that could destroy all involved. </text:span><text:span text:style-name="T184">The onset of this war, when the Lineaments of Artifex </text:span><text:span text:style-name="T188">converged</text:span><text:span text:style-name="T184"> on the eye of the Nousant Ehlu,</text:span><text:span text:style-name="T183"> is where our story starts.</text:span></text:p>
      <text:p text:style-name="P6"/>
      <text:p text:style-name="P6">Van’Yasseron, When We Walked Beside Beings of Power</text:p>
      <text:p text:style-name="P30"><text:span text:style-name="T197">The first age of the world, </text:span><text:span text:style-name="T198">the Nousant known as Ehlu,</text:span><text:span text:style-name="T197"> </text:span><text:span text:style-name="T199">after the death of Artifex</text:span><text:span text:style-name="T197">. </text:span><text:span text:style-name="T202">C</text:span><text:span text:style-name="T197">hange came quickly across the waters, the continents, and the sky. The age was dark, lit in glorious colors of blue and red by the twin moons in the sky. The sun had not yet appeared, and would not be seen </text:span><text:span text:style-name="T202">until</text:span><text:span text:style-name="T197"> many thousands of years after the shattering of Power. </text:span><text:span text:style-name="T200">Now the world was young and the material world </text:span><text:span text:style-name="T203">was</text:span><text:span text:style-name="T200"> one with the magical world.</text:span><text:span text:style-name="T197"> </text:span><text:span text:style-name="T203">U</text:span><text:span text:style-name="T197">nder the light of the moons bloomed </text:span><text:span text:style-name="T200">thus</text:span><text:span text:style-name="T197"> flowers and plants, and animals still hunted and nested in the nooks of hills and the caves of mountains.</text:span><text:span text:style-name="T200"> </text:span><text:span text:style-name="T197">This was the way of the world before the coming of the Far Ul.</text:span></text:p>
      <text:p text:style-name="P5"/>
      <text:p text:style-name="Standard_20__28_user_29_"><text:span text:style-name="T144">Uncounted Years Before Burned Time—The </text:span><text:span text:style-name="T190">violent awakening of the Lineaments of Artifex rock</text:span><text:span text:style-name="T154">ed</text:span><text:span text:style-name="T190"> Asfalon. Power, Reason, Ambition, Fear, Growth, Shadow, and Creativity confronted </text:span><text:span text:style-name="T192">the Lineaments of Asfalon: Victory, Folly, Passion, Revelation, Decay, Grace, Mystery, and Inhumanity. The Lineaments scatter</text:span><text:span text:style-name="T191">ed</text:span><text:span text:style-name="T192"> across Asfalon, beginning the final part of their war. The Lineaments of Artifex hunted down the Nousants, destroying all </text:span><text:span text:style-name="T150">until reaching the most powerful of them: Ehlu, the weapon used by Asfalon to so completely annihilate Artifex. Here on Ehlu </text:span><text:span text:style-name="T151">the war slowed; a period of quiet came over Asfalon. </text:span><text:span text:style-name="T152">Growth had nullified the power of Ehlu, tethering itself to </text:span><text:span text:style-name="T155">the Nousant</text:span><text:span text:style-name="T152">. Asfalon’s Decay latched to Growth, feeding off the Lineament and hastening the Aberration's revivification. Creativity, the mastermind of Artifex, remained with Growth at this time and used their power to maintain Growth’s unlife under the shroud of Shadow. </text:span><text:span text:style-name="T153">The remaining Lineaments of Artifex bode their time, waiting until Ehlu became vulnerable enough to kill. </text:span><text:span text:style-name="T155">Asfalon stilled, awaiting the arrival of a new race to replace the Nousants.</text:span></text:p>
      <text:p text:style-name="P5"/>
      <text:p text:style-name="Standard_20__28_user_29_"><text:span text:style-name="T144">373,800,000 BBT-- A race of shapeshifters, </text:span><text:span text:style-name="T193">ancestors of the race eventually known as </text:span><text:span text:style-name="T144">the Far Ul, develop</text:span><text:span text:style-name="T194">ed</text:span><text:span text:style-name="T144"> o</text:span><text:span text:style-name="T193">ff</text:span><text:span text:style-name="T144"> </text:span><text:span text:style-name="T193">the coa</text:span><text:span text:style-name="T194">s</text:span><text:span text:style-name="T193">t of a</text:span><text:span text:style-name="T144"> southern peninsula in the ring of Perakor. They </text:span><text:span text:style-name="T195">sw</text:span><text:span text:style-name="T155">a</text:span><text:span text:style-name="T195">m and </text:span><text:span text:style-name="T144">walk</text:span><text:span text:style-name="T194">ed</text:span><text:span text:style-name="T144"> long under the twin moons of the world </text:span><text:span text:style-name="T196">for millennia</text:span><text:span text:style-name="T144">, for the lives of the Far Ul are long. Some Far Ul walk</text:span><text:span text:style-name="T194">ed</text:span><text:span text:style-name="T144"> the earth for twenty-five-</text:span><text:soft-page-break/><text:span text:style-name="T144">thousand years before their bodies or minds fail</text:span><text:span text:style-name="T194">ed</text:span><text:span text:style-name="T144"> them, but many die</text:span><text:span text:style-name="T194">d</text:span><text:span text:style-name="T144"> far sooner. There are others, though, </text:span><text:span text:style-name="T196">that</text:span><text:span text:style-name="T144"> </text:span><text:span text:style-name="T155">were</text:span><text:span text:style-name="T144"> granted life by their own power.</text:span></text:p>
      <text:p text:style-name="P5"/>
      <text:p text:style-name="P5">373,725,000 BBT—During the <text:span text:style-name="T2">warm</text:span> flourishing time of the early world, the Far Ul spread slowly northward from their peninsula, some following <text:span text:style-name="T3">schools of sea creatures</text:span> to <text:span text:style-name="T1">other parts</text:span> of Perakor. <text:span text:style-name="T57">T</text:span>he Far Ul reach<text:span text:style-name="T252">ed</text:span> the central island, Iniva, around this time.</text:p>
      <text:p text:style-name="P37">-The <text:span text:style-name="T1">shape</text:span>shifters change<text:span text:style-name="T1">d</text:span> quickly to their environments. <text:span text:style-name="T3">They mimicked the other creatures around them, </text:span><text:span text:style-name="T252">rapidly</text:span><text:span text:style-name="T3"> diversifying</text:span>.</text:p>
      <text:p text:style-name="P40">-<text:span text:style-name="T3">Some beings crawl</text:span><text:span text:style-name="T252">ed</text:span><text:span text:style-name="T3"> upon the shores of Iniva, living in the new forests of the world.</text:span></text:p>
      <text:p text:style-name="P5"/>
      <text:p text:style-name="P5">148,725,000 BBT—<text:span text:style-name="T3">After hundreds of millions of years, the Far Ul </text:span><text:span text:style-name="T253">had </text:span><text:span text:style-name="T3">spread through the waters of the world, creating small pockets of diverse beings. The most prominent of the water-dwelling Far Ul were the Onear, from which many other species drew their ancestry. </text:span>Some Onear crawl<text:span text:style-name="T253">ed</text:span> upon the southern sands of Luazil <text:span text:style-name="T4">around this time, starting the development of the </text:span>Loss’kelvar.</text:p>
      <text:p text:style-name="P41"><text:span text:style-name="T144">-The Okemenel first beg</text:span><text:span text:style-name="T156">a</text:span><text:span text:style-name="T144">n to develop in Adasol. These beings follow</text:span><text:span text:style-name="T205">ed</text:span><text:span text:style-name="T144"> the migration of sharks, and from them they learn</text:span><text:span text:style-name="T205">ed</text:span><text:span text:style-name="T144"> predatory habits. They t</text:span><text:span text:style-name="T156">ook</text:span><text:span text:style-name="T144"> the forms of </text:span><text:span text:style-name="T206">huge </text:span><text:span text:style-name="T144">savage creatures. </text:span><text:span text:style-name="T206">Adasol’s mega fauna and mega flora allow</text:span><text:span text:style-name="T205">ed</text:span><text:span text:style-name="T206"> huge creatures to grow and adapt. The Okemenel gr</text:span><text:span text:style-name="T156">e</text:span><text:span text:style-name="T206">w to match the ferocious landscape.</text:span></text:p>
      <text:p text:style-name="P42"/>
      <text:p text:style-name="P47"><text:span text:style-name="T157">10</text:span><text:span text:style-name="T158">0</text:span><text:span text:style-name="T207">,000,000 BBT—Some Loss’kelvar migrate</text:span><text:span text:style-name="T208">d</text:span><text:span text:style-name="T207"> to the far south-western reaches of Luazil, where a thin peninsula stretche</text:span><text:span text:style-name="T159">d</text:span><text:span text:style-name="T207"> </text:span><text:span text:style-name="T172">over</text:span><text:span text:style-name="T207"> the rim of the world. </text:span><text:span text:style-name="T245">They had discovered an important place to the development of the planet’s ecology: a strip of land bridging the hemispheres of the world. The peninsula barely connected with land inside the bowl of the world, part of what would become Yaltali and Nomenes. </text:span><text:span text:style-name="T207">These Loss’kelvar </text:span><text:span text:style-name="T159">were</text:span><text:span text:style-name="T207"> faced with forest fires from a particularly dry string of seasons, and they </text:span><text:span text:style-name="T172">fled across the bridge to escape</text:span><text:span text:style-name="T207">. </text:span><text:span text:style-name="T245">Here, </text:span><text:span text:style-name="T172">t</text:span><text:span text:style-name="T207">hey look to the sky and see the universe in all of its beauty, and they are enraptured. </text:span><text:span text:style-name="T209">These people are the Orun, a shapeshifting primarily humanoid race descended from the Loss’kelvar. They hold many of the bestial traits of their ancestors.</text:span></text:p>
      <text:p text:style-name="P43"><text:span text:style-name="T69"><text:tab/></text:span><text:span text:style-name="T70">They spread to the larger continent to the south west, and </text:span><text:span text:style-name="T71">from there they were forced to stretch </text:span><text:span text:style-name="T70">along the coast to the creviced highlands </text:span><text:span text:style-name="T71">to the south by the massive predators</text:span><text:span text:style-name="T72">. </text:span><text:span text:style-name="T71">Caves and crevices offered protection from the giant reptilian creatures that roamed the forests and skies.</text:span></text:p>
      <text:p text:style-name="P43"><text:span text:style-name="T71"><text:tab/></text:span><text:span text:style-name="T73">Those Orun that remained on the island took a smaller stature than those on the mainland to the west.</text:span></text:p>
      <text:p text:style-name="P40"/>
      <text:p text:style-name="P5"><text:soft-page-break/>28,725,000 BBT—<text:span text:style-name="T5">Early</text:span> Waith develop on Iniva, also called the Waith Vedea. <text:span text:style-name="T5">They are smaller than the other, large creatures that dominate the larger continents, and they find fewer predators on the island Iniva. </text:span></text:p>
      <text:p text:style-name="P5"/>
      <text:p text:style-name="P7">8,800,000 BBT—The shape shifting races develop fictive language around this time. Many of the languages develop separately between the races, giving each a unique feel and distinct sound. The Waith tongue sounds smooth and musical while the Okemenel tongue is low and slow. The Okemenel are giant <text:span text:style-name="T12">and savage</text:span>. These characteristics manifest in their speech.</text:p>
      <text:p text:style-name="P8"><text:tab/>The Okemenel begin to develop their beliefs of power and size. They name the creatures around them, the greatest of which make their way into Okemenel myths. There is the great leholo off the southern coast and the smaller lihlooho that it feeds on. The skies are ruled by the mighty seriti, and the sands are preyed upon by the metswetsu worms. The striped mola beasts hunt the forest floors, though they fear the mollo, which spew fire from their trunks.</text:p>
      <text:p text:style-name="P8"/>
      <text:p text:style-name="P7"><text:span text:style-name="T12"><text:tab/></text:span><text:span text:style-name="T128">The development of fictive language brings a larger change to the world: over time, this allows the Far Ul to imagine beings greater than themselves, beings that dictated the changes of the seasons and the brought about the migrations of animals. Starting from this time and over the following millions of years, the first young Autochthons would walk from the forests and oceans, appearing within the cultures of the Far Ul. </text:span><text:span text:style-name="T129">The full-fledged sentience of the Far Ul gave Asfalon a safety that it did not have before; for if Ehlu had been killed by the Lineaments of Artifex, Asfalon itself would have died. With the development of the Far Ul, though, destruction seemed </text:span><text:span text:style-name="T61">distant</text:span><text:span text:style-name="T129">.</text:span></text:p>
      <text:p text:style-name="P37">-The Loss’kelvar and the Onear develop a similar tongue as they interact around Luazil. Their interactions are not typically in good spirit, however, as the Loss’kelvar are a cold race driven by the hunt. They live a pack lifestyle taken from the northern wolves of Luazil. The Loss’kelvar themselves tend to take on wolf-like characteristics or even become wolves themselves. Their society is nomadic and predatory, but pack leaders are held in high regard. Packs meet occasionally, but they tend to keep to their territory. This harsh lifestyle can be seen in their speech, which is broken and sharp.</text:p>
      <text:p text:style-name="P37"><text:tab/><text:span text:style-name="T123">The Loss’kelvar are heavily influenced by Revelation, the Lineament of Asfalon residing in Luazil. Revelation slept, though even in slumber the cold intake of breathe at the beginning of a Loss’kelvar hunt would grant them heightened senses and keener minds.</text:span></text:p>
      <text:p text:style-name="P37">-<text:span text:style-name="T70">The Orun name the island they first lived on Yaltali. </text:span><text:span text:style-name="T73">The island-dwelling Orun called themselves Kekere after their interactions with the tall mainland Orun, which they called Nla.</text:span></text:p>
      <text:p text:style-name="P37"><text:soft-page-break/>-<text:span text:style-name="T124">The Okemenel Autochthons first manifest as a means to protect themselves from the Lineament of Fear, </text:span><text:span text:style-name="T125">which lived in the caverns beneath Adasol.</text:span></text:p>
      <text:p text:style-name="P5"/>
      <text:p text:style-name="P5">5,550,000 BBT—The Okemenel’s tribes fight savagely with each other, <text:span text:style-name="T126">fueled by the presence of Inhumanity, </text:span>and many of the Far Ul species on Adasol are hunted to extinction. The many creatures of the Okemenel throw themselves at each other and tear viciously. Some take a new form, a massive winged beast, scaled and horned. The first dragon<text:span text:style-name="T11">s</text:span>. These creatures dominate the other tribes. Those who do not take this draconic form are known as the Rhovari.</text:p>
      <text:p text:style-name="P5"/>
      <text:p text:style-name="P9">3,054,000 BBT—The Waith Vedea on Iniva begin scraping trees away to reveal flint and rocks beneath. The first surface mines are developed by isolated tribes.</text:p>
      <text:p text:style-name="P9"/>
      <text:p text:style-name="P9">2,832,000 BBT—The Waith on Iniva begin to fish in the rivers with primitive canoes and other non-sailing vessels.</text:p>
      <text:p text:style-name="P5"/>
      <text:p text:style-name="P5">2,520,000 BBT—The Loss’kelvar develop a unique culture. <text:span text:style-name="T10">T</text:span>he<text:span text:style-name="T47">y</text:span> <text:span text:style-name="T10">frequently use</text:span> their shape shifting as camouflage. Packs of red wolf beasts stalk the nights under the twin moons. The Loss’kelvar believe that the two moons, Agash’Kelesh and Rikshe’Kelesh, are the two eyes of their collective ancestry. This builds an importance of family and genealogy in the Loss’kelvar society. The Loss’kelvar believe that when one dies, they go to join their ancestors in Keleshe, <text:span text:style-name="T117">which they believed was an island within the center of an isolated northern lake. </text:span><text:span text:style-name="T118">There, Agash’Kelesh and Rikshe’Kelesh lived and ruled. This was their divine domain.</text:span></text:p>
      <text:p text:style-name="P5"/>
      <text:p text:style-name="P9">1,202,000 BBT—Waith begin making pottery. <text:span text:style-name="T11">The Loss’kelvar also begin making pottery around this time.</text:span></text:p>
      <text:p text:style-name="P9"/>
      <text:p text:style-name="P9">608,000 BBT—The Waith Vedea settlements begin to have populations of up to 100. They also begin transitioning from a hunter-gatherer lifestyle to one of agriculture. Iniva sees its first primitive stone time-pieces as the Waith track the movements of the moons.</text:p>
      <text:p text:style-name="P9"/>
      <text:p text:style-name="P10">600,000 BBT—The Orun of Nomenes enter the Neolithic period. The Kekere domesticate the small raptors of the island Yaltali.</text:p>
      <text:p text:style-name="P9"/>
      <text:p text:style-name="P4"><text:span text:style-name="T144">534,000 BBT—The Waith begin to build temples dedicated to the two moons. </text:span><text:span text:style-name="T145">These temples have the first reference to the social pair, the atta. </text:span><text:span text:style-name="T146">This develops the waith religious idea of Or and Nu as well, the two homes of the gods above and beneath the world. </text:span><text:span text:style-name="Default_20_Paragraph_20_Font"><text:span text:style-name="T146">They give the names Celcerul and Celegros to the two moons. </text:span></text:span><text:soft-page-break/><text:span text:style-name="Default_20_Paragraph_20_Font"><text:span text:style-name="T146">They also differentiate between animals and those beings descended from early shape shifters—the descendants they call </text:span></text:span><text:bookmark-start text:name="_Hlk29127578"/><text:span text:style-name="Default_20_Paragraph_20_Font"><text:span text:style-name="T146">f</text:span></text:span><text:span text:style-name="Default_20_Paragraph_20_Font"><text:span text:style-name="T147">ë</text:span></text:span><text:span text:style-name="Default_20_Paragraph_20_Font"><text:span text:style-name="T146">a</text:span></text:span><text:bookmark-end text:name="_Hlk29127578"/><text:span text:style-name="Default_20_Paragraph_20_Font"><text:span text:style-name="T146">, or fey.</text:span></text:span></text:p>
      <text:p text:style-name="P9"/>
      <text:p text:style-name="P11">350,000 BBT—<text:span text:style-name="T34">An early </text:span>ancestor to the modern Orun language begins to spread from Kijikiji.</text:p>
      <text:p text:style-name="P9"/>
      <text:p text:style-name="P9">312,000 BBT—The Waith begin to weave early linen and textiles, and the settlement of <text:s/><text:span text:style-name="T10">Sarn grew to hold thousands of Waith. Sarn is the first Waithi city, and as the Waith are the most advanced race of the Far Ul, Sarn is the world’s first city.</text:span></text:p>
      <text:p text:style-name="P9"/>
      <text:p text:style-name="P12"><text:span text:style-name="T70">280,000 BBT—</text:span><text:span text:style-name="T74">The societies of the Kekere and Nla </text:span><text:span text:style-name="T48">were</text:span><text:span text:style-name="T74"> deeply intertwined. They </text:span><text:span text:style-name="T34">now</text:span><text:span text:style-name="T74"> shared a common language and common names for the places around them. The Nla populated the north eastern </text:span><text:span text:style-name="T75">jungle </text:span><text:span text:style-name="T74">corner of Nomenes, name Kijikiji in their tongue. They stretched from the giant mangroves to the steep cliffs of the lakes to the south, </text:span><text:span text:style-name="T75">the region named Ka in the Orun language</text:span><text:span text:style-name="T74">. </text:span><text:span text:style-name="T76">Within both Kijikiji and Ka there were many locations of importance within Orun culture.</text:span></text:p>
      <text:p text:style-name="P12"><text:span text:style-name="T76"><text:tab/></text:span><text:span text:style-name="T74">The Kekere are spread throughout Yaltali, but the twisting mountains and deep valleys isolate many of the tribes. Those tribes that interact most with the Nla lived in central Yaltali and on the south-western coasts.</text:span></text:p>
      <text:p text:style-name="P13"><text:span text:style-name="T74"><text:tab/></text:span><text:span text:style-name="T70">The </text:span><text:span text:style-name="T73">Nla</text:span><text:span text:style-name="T70"> </text:span><text:span text:style-name="T49">settle</text:span><text:span text:style-name="T48">d</text:span><text:span text:style-name="T49"> the city of</text:span><text:span text:style-name="T70"> Iluy </text:span><text:span text:style-name="T77">in </text:span><text:span text:style-name="T48">Kijikiji</text:span><text:span text:style-name="T78">. The first people of the city </text:span><text:span text:style-name="T79">gathered there as they followed Akanni the Hunter, who had trapped one of the mighty crocodiles that roamed the jungle rivers.</text:span></text:p>
      <text:p text:style-name="P9"/>
      <text:p text:style-name="P14">164,000 BBT—The Orun culture shifts to more complex civilization <text:span text:style-name="T105">as the populations within cities continue to grow</text:span>. The first Orun kingdom is formed around Iluy, <text:span text:style-name="T105">where temples to the patron gods of the city brought people together under a common identity</text:span>. <text:span text:style-name="T104">The first Orun kingdom was organized under the </text:span><text:span text:style-name="T105">priest-</text:span><text:span text:style-name="T104">king Oorwadamilare.</text:span></text:p>
      <text:p text:style-name="P15"><text:tab/>The Orun language now closely resembles modern Orun.</text:p>
      <text:p text:style-name="P9"/>
      <text:p text:style-name="P16">162,000 BBT – Oorwadamilare is killed, and his son Omabolaji takes his place as high priest. <text:span text:style-name="T122">Around this time, the people of this early civilization begin to call themselves the “Awonolorun”, the “Godly Ones”. Their civilization is thus “Awonolor”.</text:span></text:p>
      <text:p text:style-name="P16"/>
      <text:p text:style-name="P17"><text:span text:style-name="T130">160,000 BBT – The city of Moren </text:span><text:span text:style-name="T62">began</text:span><text:span text:style-name="T130"> to rival Iluy, and eventually the rivalry gr</text:span><text:span text:style-name="T62">ew</text:span><text:span text:style-name="T130"> to the point where the two cities warred. </text:span><text:span text:style-name="T131">The conflicts between Moren and Iluy helped grow inequalities in Orun society as many in the cities looked towards figures of leadership and wealth to guide them. The beginnings of a rudimentary class </text:span><text:soft-page-break/><text:span text:style-name="T131">structure develop</text:span><text:span text:style-name="T132">ed</text:span><text:span text:style-name="T131">. </text:span><text:span text:style-name="T132">It was around this millennium that the warrior-priest Moniade of Moren slew Omabolaji of Iluy and took control of both cities.</text:span></text:p>
      <text:p text:style-name="P18"/>
      <text:p text:style-name="P19">160,000 - <text:span text:style-name="T132">1</text:span>48,000 BBT—Priest-kings and warlords rise to power in many scattered cities of the Orun. Cities and villages fought wars in the names of their patron deities, and cities grew and fell with their leaders.</text:p>
      <text:p text:style-name="P19"><text:tab/>In the millennium of 148,000 BBT the warlord Oorunyemi began to exert her influence far outside her home of Ade in Yanrin. She slew the king of Adeyemi and declared the temples of Adeyemi and the surrounding villages under the divine rule of Ade’s patron god: <text:span text:style-name="T133">Waka. While the cities of Yanrin still acted mostly autonomously, the temples and warlords paid a portion of their sacrifices as tithes to Oorunyemi in Ade. Traders between Yanrin and Kijikiji began to spread the faith in Waka </text:span><text:span text:style-name="T134">and the structure that Oorunyemi brought to Yanrin.</text:span></text:p>
      <text:p text:style-name="P20"/>
      <text:p text:style-name="P21"><text:span text:style-name="T134">148,000 – 124,000 BBT – Influenced by the success of Oorunyemi in Yanrin, local rulers of the Kijikiji and Ka regions began to spread their power. The city-states of the previous millennia began to merge into regional kingdoms. These kingdoms centralized wealth and power, as well as placing</text:span><text:span text:style-name="T63"> the patron deities of cities into larger-scale pantheons. </text:span><text:span text:style-name="T64">Many legends of deities and heroes come from this time as people share their ancient stories.</text:span></text:p>
      <text:p text:style-name="P22"><text:tab/>The growth of pantheons brings about the birth of Autochthons in the regions of the Orun. The gods of the stories walked the valleys and canopies and exerted their influences upon the growing cities.</text:p>
      <text:p text:style-name="P9"/>
      <text:p text:style-name="P23">142,000 BBT—Sarn reaches its height.</text:p>
      <text:p text:style-name="P23"/>
      <text:p text:style-name="P24"><text:span text:style-name="T103">124,133 BBT— </text:span><text:span text:style-name="T98">In the early times of the Orun in Nomenes, </text:span><text:span text:style-name="T99">the god </text:span><text:span text:style-name="T98">Ajalu the Faceless One walked freely among the trees and mountains. The Faceless One was entertained by the little people that wandered the world around it, the people named the Orun. Ajalu brought chaos to the Orun; in its wake followed injustice, trickery, chance, luck, and all the things that twisted the predictability of life. The Faceless One enjoyed giving fortune and power to the unworthy and smashing the hopes of those most true.</text:span></text:p>
      <text:p text:style-name="P32"/>
      <text:p text:style-name="P34"><text:span text:style-name="T45"><text:tab/>Boju Boju</text:span><text:span text:style-name="T36"> was the greatest mask-maker in all of Ka and the lands beyond. His masks were carefully carved for each of their wearers, and etched on their faces were the most pure distillations of the spirits of those that wore them. </text:span><text:span text:style-name="T37">Not only were the masks beautiful, but they carried with them a power granted by the gods themselves. Those that wore the masks of Boju Boju were uncontested in their pursuits—un-defeatable. </text:span><text:span text:style-name="T38">This is what the city thought, at least. Boju Boju, in </text:span><text:soft-page-break/><text:span text:style-name="T38">truth, held little skill at all. He had beneath him an Apprentice whose masks he sold as his own, never giving fair credit or payment to the </text:span><text:span text:style-name="T46">one</text:span><text:span text:style-name="T38"> who made them.</text:span></text:p>
      <text:p text:style-name="P34"><text:span text:style-name="T38"><text:tab/>There came a day when Boju Boju was called upon by the King of the city to craft a perfect mask worthy of royalty. This was his most important task yet—the King was not to be disappointed, for if the mask was not perfect, Boju Boju would surely be executed. The clever craftsman went to his Apprentice and told him what to do and what was at stake. This time, he promised the young Apprentice wood worker, he would get his fair share of the payment! And so the Apprentice worked each day and each night for many weeks to craft the perfect mask. Boju Boju would bring him to the King in his court to gaze upon the King as he issued his decrees. The court believed that it was Boju Boju who was studying the King, but in reality it was the Apprentice. The Apprentice watched every move, every expression; he listened to every word from the King’s mouth and every word that never left his mind. He came to know the King, and he came to know the King’s mask. </text:span><text:span text:style-name="T37">When, after many hours of labor, he was finished with the King’s mask, the Apprentice looked down upon it in wonder—it was truly his finest work. Boju Boju would be pleased, and finally the Apprentice would get the credit and payment he deserved. Boju Boju took the mask and presented it to the King the next morning. The mask was loved so dearly by the King that Boju Boju was given riches beyond compare, and titles far higher than any but the King himself. None of these boons were shared with the Apprentice.</text:span></text:p>
      <text:p text:style-name="P34"><text:span text:style-name="T37"><text:tab/>When next Boju Boju returned to </text:span><text:span text:style-name="T39">his shop, he was fat with the richest cheeses and crabs. He came to his Apprentice and gloated his victory, “There has never been anyone so successful in all the legends! Never has anyone been so close of friends with the King or his court, never has anyone risen so far as I! Say, my Apprentice, my lowly Dzuzzun, craft a mask worthy of your master, a god to your eyes!” Dzuzzun the Apprentice smiled, though he felt only fire within his heart. He looked up at the stars and knew that Ina, the Fire that made the stars glow, was feeding his hatred. “I will make a mask worthy of the gods themselves, my master.” </text:span><text:span text:style-name="T40">And so the Apprentice began to study the one for whom he was enslaved. He saw the cruelty of Boju Boju as the man walked the streets and kicked the poor at his feet. He saw the injustice as Boju Boju gave Dzuzzun’s masks of power to the rich and fat who had no skill or honor for themselves. He felt the lies and trickery of Boju Boju as the man boasted of his talent and mastery. Dzuzzun felt the horrible twisting of fate as his master squashed him beneath his feet, squashed the one who truly deserved the status and respect that Boju Boju carried. The Apprentice finally realized the truth. Ajalu the Faceless one, the Trickster and the Unjust, the Controller and Manipulator of Fate, stood before him posed under the guise of the craftsman Boju Boju. Dzuzzun, driven by the fires of Ina above the sky, crafted a mask worthy of the gods.</text:span></text:p>
      <text:p text:style-name="P34"><text:soft-page-break/><text:span text:style-name="T40"><text:tab/>When finally Dzuzzun presented the mask to Boju Boju whom he knew to be the Faceless One, he bowed low and feigned </text:span><text:span text:style-name="T41">resignation. “Your mask is here, my divine Master,” spoke the Apprentice.</text:span></text:p>
      <text:p text:style-name="P34"><text:span text:style-name="T41"><text:tab/>“And so it is, and I shall wear it and rise above the King in his court, rise above the gods in the sky!” bellowed Ajalu. The Faceless One took the mask, truly the most perfect mask that ever passed from his Apprentice’s hands, and placed it upon his face. At that moment, Dzuzzun threw back his cloak and revealed a second mask, a mask that shone with the fire of the stars and the sun. It was soaked and stained in vengeful blood, and its eyes glowed with power unmatched. This was the mask of Dzuzzun, and when he placed it upon his own face his clever trap closed upon Ajalu the Un-Trickable. </text:span><text:span text:style-name="T42">Ajalu was sucked into the mask that he wore, forever bound within its confines. The mask of Dzuzzun pulsed with power—it fed off of Ajalu’s divine spark bound to the other mask and granted Dzuzzun the Apprentice the power of the trapped god. As </text:span><text:span text:style-name="T43">Ajalu’s</text:span><text:span text:style-name="T42"> power exploded through Dzuzzun, his body was </text:span><text:span text:style-name="T43">turned to ash and his mask clattered to the floor. The two most powerful and perfect masks ever created lay quietly on the floor of Boju Boju’s wood shop.</text:span></text:p>
      <text:p text:style-name="P35"><text:span text:style-name="T43"><text:tab/>It was thirteen hours before someone entered the shop in search for Boju Boju. The ignorant sycophant saw the empty shop and the beautiful mask that Dzuzzun had worn laying on the ground. He took it in his hands and reverently placed it upon his face, thinking he had chanced upon an opportunity to steal a mask of power. As soon as it touched the sycophants face, Dzuzzun </text:span><text:span text:style-name="T35">claimed</text:span><text:span text:style-name="T43"> his </text:span><text:span text:style-name="T44">soul.</text:span><text:span text:style-name="T43"> </text:span><text:span text:style-name="T35">Dzuzzun ripped away his body and used the power of Ajalu to mold the form of a great ajejo dragon. He took to the air and hunted down those that wore the other masks he crafted for Boju Boju. He found them all. He slew them all, lastly the King himself. Dzuzzun wrapped himself around the old King’s palace and looked down upon the city. Those tiny innocent people that filled the streets looked up at him in awe, and they saw a god.</text:span></text:p>
      <text:p text:style-name="P33"/>
      <text:p text:style-name="P36"><text:span text:style-name="T99"><text:tab/></text:span><text:span text:style-name="T100">The old kingdom of Ka was overthrown, and Dzuzzun brought in an age of rule by divine decree. Unlike previous rulers who had little true influence outside of their home cities, Dzuzzun passed sweeping changes over the entire region of Ka. </text:span><text:span text:style-name="T102">A</text:span><text:span text:style-name="T101"> new order flowed in </text:span><text:span text:style-name="T100">with the birth of the early Ebo system in the Orun culture.</text:span><text:span text:style-name="T101"> Spear and shield warfare become common, </text:span><text:span text:style-name="T102">and Dzuzzun took this development into wars with the kings of Kijikiji to the north</text:span><text:span text:style-name="T101">.</text:span></text:p>
      <text:p text:style-name="P23"/>
      <text:p text:style-name="P25">110,000 BBT—Iluy holds more than 40,000 <text:span text:style-name="T33">Nla</text:span>.</text:p>
      <text:p text:style-name="P5"/>
      <text:p text:style-name="P5">100,000 BBT—The few Okemenel that are left after the savagery on Adasol begin to follow one known as Comenraan, the mightiest among them. They worship him, <text:soft-page-break/>and live in the warm jungles, the Grove of Comenraan. Generations of adheren<text:span text:style-name="T11">ce</text:span> and worship have made Comenraan continue to live <text:span text:style-name="T11">unnaturally long</text:span> and gain power, feeding his life force with the power of others. <text:span text:style-name="T135">He is the world’s first Apotheid. </text:span>Comenraan nurtures the Okemenel with his power, and he carves into the Grove of Comenraan, creating grand tunnels for his following to live in. As the Okemenel peoples grow, and their society changes, Comenraan uses his power to expand this cave system into <text:span text:style-name="T11">a city-like expanse to hold thousands of Okemenel</text:span>. <text:span text:style-name="T136">He carved massive pillars opening into a wide underground expanse where his people carved maw-like buildings and caves. These pillars became known as the Gates of Likat, and the city was Likat. Comenraan, as he carved downward even from the city, broke into expansive cavern systems that seemed to stretch for thousands of miles in every direction. </text:span><text:span text:style-name="T137">Here Comenraan encountered Fear, and the Lineament’s manipulation of the Apotheid began. </text:span><text:span text:style-name="T138">Fear saw the potential of Comenraan, the power that the mortal being held. Fascinated, Fear sought Power and Ambition and formed a plan to use the mortals in their war against Asfalon.</text:span></text:p>
      <text:p text:style-name="P5"/>
      <text:p text:style-name="P5">98,000 BBT—The Onear learn to live in and around underwater volcanoes, trapping fish that live near them. They carve honeycomb-like structures into the walls of the volcanoes. Their culture develops as well: the Onear begin to practice a ritual for the dead, sending them into the underwater volcanoes to burn and become one with the waters that they live in. The Onear begin to spread themselves throughout the oceans as groups split off. One among them, Uygun, leads a group to the ocean, Eanun, east of Perakor, where the warm waters around Perakor and Adasol hold a bounty of fish. These Onear become known as Annonear. Uygun’s following flourishes in the waters, and they quickly meet the Okemenel of Adasol. Uygun sees the grandeur of Comenraan, his mighty wings and scales of gold, and is in awe. He meets with Comenraan on the shores of Adasol and learns with him in good faith. Uygun teaches Comenraan the languages of the western races and tells of the Loss’kelvar of Luazil. Comenraan is intrigued by the tales of distant lands, and the seed of expansion is planted in his head. The two beings share with each other the tales of their people, and Comenraan shows Uygun his power. The <text:span text:style-name="T20">other Okemenel’s worship</text:span> of Comenraan gives the dragon extraordinary power, and he gives Uygun the knowledge to let the Onear thrive in the waters off Perakor. Uygun takes this knowledge back to his people and leads them to a bountiful cove off the island to the south of Adasol, Qas. There, Uygun’s people thrive. <text:span text:style-name="T20">Like Comenraan and the Okemenel, the Onear begin to regard Uygun as their deity-savior, the giver of life and the king of the seas. </text:span><text:span text:style-name="T30">Eventually, he rises to the level of an Apotheid as well (though he wields less power than Comenraan).</text:span></text:p>
      <text:p text:style-name="P5"/>
      <text:p text:style-name="P26"><text:soft-page-break/><text:span text:style-name="T103">124,133 - </text:span>98,000 BBT – <text:span text:style-name="T106">Dzuzzun’s kingdom spread throughout Kijikiji, Yanrin, and even reached into Yaltali across the sea. He enslaved the Kekere and created the Eto servant class, allowing the Orun to remove themselves from occupations of menial labor and focus on the development of higher-levels skills. By the end of his reign, Dzuzzun had fully brought the early Ebo system to all of the Orun, </text:span><text:span text:style-name="T110">the structure of which was recorded by a new and spreading writing system</text:span><text:span text:style-name="T106">. </text:span><text:span text:style-name="T108">Cities were controlled by powerful Orun able to hone their skills far more masterfully than ever before, and those Orun answered to regional priest-kings who took on the forms of ajejo dragons. These spiritual leaders answered finally to Dzuzzun in his temple.</text:span><text:span text:style-name="T106"> </text:span><text:span text:style-name="T107">He built the city of Teniayo in the Daabobo mountains to act as his grand divine temple in the center of the three regions of the Nla. </text:span><text:span text:style-name="T108">Although the belief of the Orun that Dzuzzun was himself divine, eventually his second soul waned and disappeared. In his final decades, he decreed that there would be a divinely appointed successor to him that would carry on the rule of the Orun regions. </text:span><text:span text:style-name="T109">This began the Elder Passage, the divine transition of power from one Akobi to the next. </text:span><text:span text:style-name="T111">The Elder Passage is not yet at its modern interpretation; at this time the Akobi was not chosen from a youth. </text:span><text:span text:style-name="T122">The kingdom that Dzuzzun left behind became known as “Ebo” after its labor system.</text:span></text:p>
      <text:p text:style-name="P26"/>
      <text:p text:style-name="P27">97,500 BBT – The council of priests that interpreted the will of Dzuzzun, the Wonak, find the Orun they believe to be the next Akobi, a priest already established in the Yan class. He ruled Dayo in the Ka region and was renown for his powerful connection with the gods of Ka. This priest takes on the title of Ekai Kahn, the Second One. <text:span text:style-name="T112">The most established of the members of the Wonak at the time carved for Ekai Kahn his mask and ritually sacrificed himself in the name of the gods to grant Ekai Kahn his soul to act as his material tether. From this act was born the tradition of the Alagidi in the Orun culture, the mask maker who gives their soul to the Akobi and aids the Akobi in their ascension and the separation of their soul and their body.</text:span></text:p>
      <text:p text:style-name="P27"><text:tab/><text:span text:style-name="T113">Ekai Kahn, upon the ritual of his masking, gathers Orun from around the three regions of the Nla and carries the masks of Dzuzzun and Ajalu into the fifth region, Ayekiri, to be mounted upon the crystal pillars there. This is the first Kehin, which would from then on be done upon the death of the Akobi.</text:span></text:p>
      <text:p text:style-name="P5"/>
      <text:p text:style-name="P5">90,000 BBT—<text:span text:style-name="T13">Sarn falls to raids from neighboring settlements.</text:span> The island <text:span text:style-name="T13">became</text:span> divided among the groups, each making their own small cities to protect their people. There were many groups of the Waith, but few were prominent in the millennium to come.</text:p>
      <text:p text:style-name="P2"><text:span text:style-name="T13">Some of the groups of Sarn are forced to leave the island under persecution from the other settlements. These family groups</text:span> engineer the small fishing vessels of <text:soft-page-break/>the Waith to bear the waves of the sea. Those who leave are known as the Waith Lasi, and they continue to hunt and gather or found small concentrations of villages across the globe. This separation of the Waith peoples is known by them as the Keles. The Waith Lasi who travel east and land on Adasol are known as Waith Adas. Those who make berth on Rhunendor are known as the Waith Rhun. Those who travel west and land in Luazil are known as the Waith Luan.</text:p>
      <text:p text:style-name="P37">-Some of those who left were followers of Nestadis, who loved the trees and the grasses of Iniva but was not powerful enough to remain. Nestadis and her kin ever loved to discover new lands, and Iniva was filled with others who only wanted their own lands. Nestadis took her followers on small ships that were unfit for the harsh seas, and many perished before landing upon the inner shores of the west-lands of Perakor. There they remained mainly in the lower latitudes, avoiding the north lands. The spires of that land were very much reminiscent of the steep mountains of Adasol, but their valleys are filled with a thick jungle of tall trees. The Waith Lasi there find that the trees offer shelter and prey, but are lacking in crops. They find a technique to grow crops on the sides of the great spires, mostly lichens and edible fungi. In addition, this area of Perakor has a soft soil that allows the Waith Lasi to dig tunnels to farm subterranean crops. These Waith Lasi, closest to Iniva still, were named the Waith Lung.</text:p>
      <text:p text:style-name="P37">-Another of the houses to take ships from Iniva in the Keles was the house of Saeronder the Gentle. Saeronder had a small following, but he and his many children felt that the seas could offer repute against quarrels of Iniva. He led his people not far to the east, to the lands that he named Lunima, the Near Havens. They found the landscape to be calm <text:span text:style-name="T6">and serene</text:span>. Rolling plains and shady mountains lend themselves nicely to an agricultural lifestyle. They were contented with their lives in the Lunima and named themselves the Waith Uso. The Waith Uso were always detached from the dealings of their brethren, and oft kept to themselves even when called upon.</text:p>
      <text:p text:style-name="P37">-One of the mightiest clans to leave during the Keles was that of Castion, the Son of the Sea, and his sister Rosiell. <text:span text:style-name="T14">Together they were perhaps the strongest atta of Sarn</text:span>. Castion was the greatest of the shipwrights, and he and his followers were always calmed and given life by the music of the waters. Castion taught his shipwrights well the arts he knew, but only to his son Arndulin did he teach everything. While Castion was tall and strong, Arndulin was taller and stronger and fairer in body and mind. He was the source of Castion’s pride, and all that Castion did was for his son. Arndulin rejoiced in the waves like his father, but also found solace in the trees and rocks and dirt. The Waith Luan ships of Castion and Arndulin land on the shores of the small peninsula off the south-east part of Luazil and Rosiell <text:soft-page-break/>lands on the small island to the south-east. Castion named this cool region Ger Geda, and they remained on the coasts there. Those that land on the south-eastern island name it Ghe Cerul. Soon, some of those Waith Luan upon Ghe Cerul discover the second large island south of Ger Geda, which they name Ghe Geros. While Castion and his son are detached from Rosiell, the societies still work together and interact. For many years, the followers of Castion lived together there, but Arndulin wished to explore the land of Ger Geda, the forests and mountains. He spoke to Castion of his dreams, and though Castion was saddened at his son’s wish to leave the waters, he did not forbid him to go. So Arndulin moved inland, and many of his people rested throughout the countryside, but he found his home on the shores of Luth Lirill, the Bay of Resting, where the waters reflected so brightly the light of the moons and the shapes of the trees. There Arndulin worked to craft a wondrous ship of white wood, but he was often distracted by the forests and animals and left the ship uncompleted in the bay. Those of the Waith Luan that followed Arndulin were named the Forhos, and those who made their homes upon the islands of Ghe Cerul and Ghe Geros were named the Aluhos. Castion and Rosiell soon encounter the Onear of Luazil. The Onear are a predatory aquatic people, their schools organized themselves under one queen, Chybylla. Chybylla was old and wise, and she saw the Aluhos and recognized that the Onear could learn from them. She insisted that the groups work in harmony. Each of the peoples learned language of the other, but the Aluhos found it difficult to learn the watery speech of the Onear. The Onear explain the best way to hunt the waters while the Waith Luan teach the Onear agriculture and construction. The Onear develop underwater farms growing seaweed and other aquatic plants. With the coming of the Waith Luan, the Onear society began to develop. They were organized in small places, some permanent while others were nomadic. These groups of Onear are led by a clan leader, and each of these clan leaders meets periodically to discuss territory and trade with the Waith Luan. These clan leaders are led by a single ruler chosen from among them, the one of them to accomplish the greatest feat by the time of the choosing.</text:p>
      <text:p text:style-name="P37">-Behind Castion and Rosiell in prominence were the houses of Guire, Selor, Revion, and Farriel. The four families worked in unison and left Iniva together in the Keles. Guire and Selor were close friends to Castion, and he built for them many strong ships to bear the waters. While Castion and his folk sailed for the west, Guire and Selor made for the lands of the south. Long they went south until they came upon the great falls at the rim of the world. They made fast upon the islands there and saw little opportunity, for the waters were stormy and rapid. Revion and his folk enjoyed the great mists <text:soft-page-break/>cast up by the falls, and they stayed upon the southern island Au Buza. Revion was a lover of adventure, and he wanted to look out over the falls of the world where the others shied away in fear. Revion leaned out and peered over the rim of the world and glimpsed through the mists the vast universe that the world held within its great bowl. With this vision Revion was amazed and enlightened, and made a great pier stretching from Au Buza to the rim of the world. Often, he would look out over the rim and watch the universe move and grow, and some say he was consumed by his love for the unknown in that place. His people built great temples upon Au Buza and the islands around it and were called the Waith Ceat. The three remaining houses of Waith Lasi toiled hard to move back north, and they found strong currents bringing them to Adasol. Yet even there the journey narrowed the great host of Waith Lasi, for Farriel and her folk saw the mighty towers, wondrous trees, and plunging lakes of the land and were enchanted. People of the deep rivers they became, the dark waters and high mountains of Adasol hiding many secrets. Farriel led her people along the great river Rhu Anc along the stretch of Adasol until they came to the hidden sanctuary of Varorn. <text:span text:style-name="T127">Here on Adasol a new figure joined the crews of the Waith Lasi unbeknownst to the mortals: Ambition.</text:span></text:p>
      <text:p text:style-name="P51">The two remaining houses of the great host that left Iniva, those of Guire and Selor, sail on from Adasol to the far lands of the east. Their journey took them at first into the cold currents to the north, where they landed on the frozen continents north of Adasol which they named Halcinaline. They find the land of Rhunendor, and waylay their ships upon its shores. The land is serene, and nature has taken the continent into its own hands. Mountains rise from flowing plains, and the waters off the coasts blend into the green forests. The Waith Rhun wander Rhunendor. The brilliance of the land eggs them to keep exploring, leaving few to settle down and farm.</text:p>
      <text:p text:style-name="P51">Guire and Selor merge their houses on the mountaintops of Rhunendor to mark their union <text:span text:style-name="T139">as a great atta</text:span>, and they name themselves Waith Rhun. Years they explore the land, and after twenty years <text:span text:style-name="T127">subtly guided by Ambition </text:span>they stumble upon a sanctuary at the center of Rhunendor, a cave with a large light opening it to the light of the moons. The cave had a calm pond, and birds roosted in the branches of scraggly trees growing in the cavern. Guire and Selor felt a <text:span text:style-name="T127">new</text:span> presence among them. Moonlight glistened on the pool and the birds flew from their branches. In that moment, a being appeared on the surface of the water—a <text:span text:style-name="T65">Lineament of Artifex</text:span>. The shard stepped forward towards Guire and Selor, his aura of power overwhelming. The Waith Rhun fell to their knees in awe, and Guire speaks “Ela’Hera’roilya!” (I <text:soft-page-break/>see He Who Possesses All Power!). Hera’roilya dampens his aura and shows his benevolence to the Waith Rhun.</text:p>
      <text:p text:style-name="P51">Hera’roilya is in conflict, as his self is a contradiction. He is Good, Evil, and Neutrality; Law and Chaos. <text:span text:style-name="T7">He is, to the Waith before him, a perfect trifecta of three atta, thus a holy being.</text:span> In his first moments <text:span text:style-name="T140">Awakened</text:span>, he <text:span text:style-name="T140">carries out the plan of Fear. Power </text:span>touches Guire and Selor, bestowing upon them an idea of his power <text:span text:style-name="T141">and awakening within them the simtir cada</text:span>. To them he teaches the first magics of the world—the magic of raw power, the manipulation of reality and of non-reality. Hera’roilya fades, and tells Guire and Selor <text:span text:style-name="T142">that the time was now for their world to die, for a final blow to be struck against Ehlu. Even as he stood, Ehlu awoke and trembled</text:span><text:span text:style-name="T7">:</text:span> <text:span text:style-name="T7">e</text:span>arthquakes rock<text:span text:style-name="T142">ed</text:span> the landscape, monsoons brew<text:span text:style-name="T142">ed</text:span> in the oceans, and volcanoes <text:span text:style-name="T66">shook</text:span>.</text:p>
      <text:p text:style-name="P54"><text:span text:style-name="T144">Hera’roilya ask</text:span><text:span text:style-name="T160">ed</text:span><text:span text:style-name="T144"> them to </text:span><text:span text:style-name="T160">use their new power to save the waith from the coming destruction, from the death of Ehlu</text:span><text:span text:style-name="T217">. The two waith were afraid—</text:span><text:span text:style-name="T160">and at that moment Passion, a Lineament of Asfalon, came upon them </text:span><text:span text:style-name="T161">and manipulated their fear</text:span><text:span text:style-name="T160">. Passion overtook the minds of Guire and Selor, and the waith selfishly used their powers to preserve Ehlu instead of hastening its defeat.</text:span><text:span text:style-name="T218"> They decided to </text:span><text:span text:style-name="T144">entomb </text:span><text:span text:style-name="T219">and tether</text:span><text:span text:style-name="T144"> </text:span><text:span text:style-name="T160">Hera’roilya</text:span><text:span text:style-name="T144"> in a stasis beneath the world, </text:span><text:span text:style-name="T220">in the land of Nu where the waith gods lived</text:span><text:span text:style-name="T144">. </text:span><text:span text:style-name="T220">There, they believed, the gods could imprison Hera’roilya.</text:span><text:span text:style-name="T144"> Guire and Selor </text:span><text:span text:style-name="T220">use their new magic to travel to Nu with Hera’roilya. Nu, the island below the world where some of the waith gods lived, </text:span><text:span text:style-name="T221">existed </text:span><text:span text:style-name="T163">within</text:span><text:span text:style-name="T221"> </text:span><text:span text:style-name="T220">th</text:span><text:span text:style-name="T221">e</text:span><text:span text:style-name="T220"> Eye of Ehlu</text:span><text:span text:style-name="T218">,</text:span><text:span text:style-name="T144"> </text:span><text:span text:style-name="T218">t</text:span><text:span text:style-name="T144">he </text:span><text:span text:style-name="T221">barren center of the Nousant</text:span><text:span text:style-name="T144"> with a single oasis of time. They </text:span><text:span text:style-name="T220">spoke to the gods of their plight and the disaster that could befall all waith, and they work alongside the gods</text:span><text:span text:style-name="T144"> to create a tomb for Hera’roilya—a place made by the hands of those who cry for the being, </text:span><text:span text:style-name="T218">for they knew that in betraying this being they would be committing a great crime throughout the world</text:span><text:span text:style-name="T144">. </text:span><text:span text:style-name="T222">Here Power would be tethered. </text:span><text:span text:style-name="T144">As they finish, they </text:span><text:span text:style-name="T162">captured</text:span><text:span text:style-name="T144"> Hera’roilya </text:span><text:span text:style-name="T223">and lay him </text:span><text:span text:style-name="T144">in the tomb and summon to them Celegros, the great celestial power </text:span><text:span text:style-name="T220">and god of many things</text:span><text:span text:style-name="T144">, twin to Celcerul. </text:span><text:span text:style-name="T220">Celegros is the god of the red moon, and Guire and Selor entreat with him and plead for his aid. </text:span><text:span text:style-name="T144">Celegros is the only thing that could keep the unbridled power of Hera’roilya from escaping the Eye of Ehlu, </text:span><text:span text:style-name="T220">and the god agrees to aid them, though the price would be high. He pulls the red moon from the sky.</text:span><text:span text:style-name="T144"> This is the Valcone. As Celegros is summoned below the world, the red night dies. </text:span><text:span text:style-name="T218">The Waith cry as the Celestial Atta is torn, and the cycle of reincarnation can no longer end. </text:span><text:span text:style-name="T144">The soft blue light of Celcerul shines down, mocking the red wolves of the north. While the imprisonment of Hera’roilya by Guire and Selor saves the world the misery of his death, it kindles a powerful fire within the hearts of the Loss’kelvar. The Loss’kelvar </text:span><text:soft-page-break/><text:span text:style-name="T144">know this moment as Sa’Kurtha. </text:span><text:span text:style-name="T224">When </text:span><text:span text:style-name="T144">Agash’Kelesh vanishes from the sky, </text:span><text:span text:style-name="T224">the god is slain on the island of Keleshe.</text:span><text:span text:style-name="T144"> </text:span><text:span text:style-name="T224">Agash’Kelesh, the red moon, was the doorway and gatekeeper of their island afterlife. Without Agash’Kelesh, no Loss’kelvar can pass to the land of their ancestors; no Loss’kelvar can die</text:span><text:span text:style-name="T144">. The Loss’kelvar are quickly corrupted, unable to die but able to feel the pain of death. The fey of the north fall apart, their society crushed by the loss of Agash’Kelesh.</text:span></text:p>
      <text:p text:style-name="P55"><text:span text:style-name="T144">Guire and Selor return to the world and find Revion of the Waith Ceat. They tell him of Hera’roilya and his prison, and talk Revion to watch over the </text:span><text:span text:style-name="T164">Nu</text:span><text:span text:style-name="T144"> from Au Buza. They spend a time upon Au Buza to teach Revion of the magics they have glimpsed, and the </text:span><text:span text:style-name="T218">three</text:span><text:span text:style-name="T144"> magi work to sheath the rim of the world in the mighty storm Yvari. This is a shield against outsiders seeking Hera’roilya. The Waith Ceat peoples upon Au Buza sit at the eye of Yvari, and they become the guardians of Hera’roilya. Guire and Selor are the legacy of power now, and they return to Rhunendor to try to spread this magic among the Waith Rhun. When they return and demonstrate their powers, the Waith Rhun see Guire and Selor as </text:span><text:span text:style-name="T225">a godly atta</text:span><text:span text:style-name="T144">. </text:span><text:span text:style-name="T226">The two waith share with the others the story of their trip to Nu and the burden of Celegros. The shattering of the celestial atta was a necessary evil for the survival of the race. This story spread throughout their people and was taken into their myths.</text:span><text:span text:style-name="T144"> Guire and Selor were not greedy with the power they had been granted. They take their power and teach it to others. They create a great city to house their students, Rinadure, and it floats over the first sanctuary of Hera’roilya. At the center of the city stands the temple and learning grounds of Guire and Selor. Guire and Selor continue their heritage with four children, two sons and two daughters—Finiel, Ralun, Renno, Eres, respectively, </text:span><text:span text:style-name="T225">who they taught first the art of magic</text:span><text:span text:style-name="T144">.</text:span></text:p>
      <text:p text:style-name="P52">For two thousand years, Guire and Selor ruled Rinadure and taught magic to 44 Waith, including their own children. When their children were of age, Guire and Selor knew it was time for them to share <text:span text:style-name="T58">the final detail of their deal with Celegros</text:span>. <text:span text:style-name="T119">Guire and Selor were allowed to share their magic with the waith for one generation, but at that time they must return to Nu and watch over the prison of Hera’roilya.</text:span> <text:span text:style-name="T119">And so the founders of magic</text:span> returned to the sanctuary of Hera’roilya beneath the world. There they continued to develop their magic and meditate. They sacrificed their lives for the preservation of their people.</text:p>
      <text:p text:style-name="P53">Finiel, Eres, Ralun, and Renno grappled with the knowledge of their parent’s <text:span text:style-name="T59">actions</text:span>. <text:span text:style-name="T9">Eres’</text:span><text:span text:style-name="T254">s instincts believed Power—she believed that the being was right in its desire to kill the world. To her, the celestial atta was too holy to remain broken. Even if the world had to be destroyed, the beliefs of their </text:span><text:soft-page-break/><text:span text:style-name="T254">people had to be worth something</text:span><text:span text:style-name="T9">. The others were possibly too enthralled with their new power to realize the extent of the blasphemy. Finiel loved the power he had gained, and believed that the Waith deserved to continue living. He persuaded the others to form a pact: together they would do as Eres wished, they would bring about the end of the world as they knew it, but only if the civilization of the Waith were crumbling.</text:span></text:p>
      <text:p text:style-name="P37"/>
      <text:p text:style-name="P37">-The Waith Adas first land far from the Grove of Comenraan at the mouth of the Rhu Anc. <text:span text:style-name="T14">T</text:span>he Okemenel are <text:span text:style-name="T14">quickly </text:span>aware of the presence. Comenraan and other Okemenel approach the new peoples as they journey up the Rhu Anc and greet them. The grandeur of the Okemenel at first frightens Farriel and the Waith Adas, but the ancient dragon blooms a great field of flowers around the newcomers, and they are amazed. The Okemenel and Waith Adas cannot yet communicate, but Comenraan guides the Waith Adas up the Rhu Anc to the Varorn, a hidden sanctuary to the east of the Grove <text:span text:style-name="T14">of Comenraan</text:span>. There the mighty dragon watches the Waith Adas, and he slowly works with Farriel to learn the language of the Waith Adas. In time, the Okemenel learn the language of the Waith, for the Waith Adas bodies are incapable of creating the sounds of the Okemenel tongue. Comenraan shows Farriel his power, and the Waith Adas are amazed. The two peoples form a friendship between them, and many of the Waith Adas begin to worship Comenraan as a great being of Nuinen. While the Okemenel are hunters and gatherers, the Waith Adas still rely heavily on agriculture. The crops of Iniva would not grow in the wet mountain valleys of Adasol, so Farriel learns to domesticate a new plant, rice, and grow it in the valleys. As they live near the waters and fish, they contact Uygun and his Annonear. Uygun, enlarged by the grandeur of Adasol and the worship of his followers, seems to the Waith Adas a great being like Comenraan. They revere him, and for this, Uygun gives them a bounty of fish. The Annonear live alongside the Waith Adas and learn their language.</text:p>
      <text:p text:style-name="P51"/>
      <text:p text:style-name="P31"><text:span text:style-name="T144">85,000 BBT—The children of Guire and Selor, </text:span><text:span text:style-name="T227">now masters of their power after thousands of years and having taught almost 120 others, decide to share it with the other Waith. They plan to create great cities across the world, but know that they need a way to connect them. </text:span><text:span text:style-name="T228">Revelation whispers into the mind of Finiel and tells him of the essentia of Artifex, the desiccated remains of the corpse of Artifex now powerful reality-bending artifacts. Only mortals can properly use the essentia of a planar being—should a Lineament attempt to do little more than touch a piece of essentia, it </text:span><text:span text:style-name="T229">can destroy the being.</text:span><text:span text:style-name="T228"> </text:span><text:span text:style-name="T227">The four mages come together on the precipice of Au Buza, and with Revion the Guardian they pull from the bowl of the world four </text:span><text:soft-page-break/><text:span text:style-name="T165">shining lights</text:span><text:span text:style-name="T227">, the Anariima, </text:span><text:span text:style-name="T230">the remnant </text:span><text:span text:style-name="T201">essentia</text:span><text:span text:style-name="T216"> of Artifex</text:span><text:span text:style-name="T227">. The four stars fell into Waithi belief in that among them there were two atta: Arangil and Taregil, the King and the Queen; Onsinta and Corilya, the Pedagogue and the Ego. The Anariima is the constellation to connect them, the method to bring together the Waith peoples. Finiel was gifted with Corilya, Renno took Onsinta, Ralun kept Taregil, and Eres took Arangil. Once their cities were established, the Anariima became a gate-like connection between them. These gates are manifested around small star-like stones.</text:span><text:span text:style-name="T144"> </text:span><text:span text:style-name="T227">Finiel, Renno, and Eres set out to the greatest of the other Waith peoples.</text:span><text:span text:style-name="T144"> </text:span><text:span text:style-name="T231">R</text:span><text:span text:style-name="T166">alun</text:span><text:span text:style-name="T231"> takes over Rinadure as the other children leave.</text:span></text:p>
      <text:p text:style-name="P38">-Renno comes to Farriel and the Waith Adas in Varorn and raises for them the great city of Haloras with her magic. The towers of Haloras rise to challenge those of Adasol itself, with walls of shining gold and streets of crystal and water. Renno establishes a grand temple for her teachings, and worked to spread the magic of Hera’roilya among the Waith Adas. The city is hidden within the realm of Varorn, but Comenraan was quick in discovering it. He looked down upon the city in rage, seeing that the Waith Adas had power to rival his own. Renno replaces Comenraan in their minds, and they begin to believe Renno to be of equal power as Comenraan. As the people’s belief shifts away from Comenraan, he feels a shift in his power—he weakens. Comenraan is filled with fear, and he begins to preach the danger of the Waith Adas to the Okemenel in his Grove.</text:p>
      <text:p text:style-name="P38"><text:tab/>The Annonear under Uygun see the coming of power to the Waith Adas as a bad omen. Uygun sees the coming of Renno as a rivalry just as Comenraan had seen—<text:span text:style-name="T21">if the Waith grew powerful, they would begin to lose their reverence to Uygun and the other great creatures of the world</text:span>. He sees also the rage of Comenraan, and knows that the Waith Adas have made mistake far graver than they knew. He then goes to Renno and Farriel in Haloras and warns them of the jealousy of Comenraan, but reveals not of his standing. Uygun is torn, <text:span text:style-name="T21">not wishing to lose the power that the Waith Adas give to him but also not wanting the Waith Adas to be destroyed by the wrath of the Okemenel.</text:span> The great Annonear retreats into the depths of the ocean to ponder this.</text:p>
      <text:p text:style-name="P38"/>
      <text:p text:style-name="P39">-Eres came to Iniva as an emissary of the east, the first of the Waith Lasi to return <text:span text:style-name="T15">to the homeland of their people. </text:span>The houses and clans of the Waith were still divided and broken, but when Eres came and showed them of her powers, they all hearkened to her call. She raised herself upon a high tower and called down to the heads of the many clans that had gathered, telling them of Hera’roilya, <text:span text:style-name="T15">the perfect being that granted this power</text:span>. She raised then the core of the most magnificent city of Waith, Uruzil, <text:span text:style-name="T15">upon the ruins </text:span><text:soft-page-break/><text:span text:style-name="T15">of Sarn</text:span>. The war-torn countryside and the high walls of the clans gave way to towers and streets, to towers that rose higher than the clouds, and to a great <text:span text:style-name="T15">plateau</text:span> upon which Eres made her temple. Great parks and terraces Eres made, and she stood upon her balcony then and looked out upon the Waith. This effort brought all the clans together as houses of the Waith in Uruzil, and over time the people themselves expanded the city with their own magics. Eres rules as Lady of Uruzil, and she is loved by all. She goes out to the Waith Uso under Saeronder, but he tells her that his people are contented under the soft light of Celcerul. They are a calm and gentle people, and have no need for the powers that Eres offers. She goes then to the Waith Lung to the west, and some of them return with her to Uruzil.</text:p>
      <text:p text:style-name="P39"/>
      <text:p text:style-name="P37">-Finiel came first to the wide cold lands of Khelonde, the realm bordering the Helkalad north of the Telkohar. He wandered from his ship until he came to the coasts of the Helkalad, and he looked down into the cold waters and fell deeply in love with the cold beauty that was reflected from them. The Khelonde he loved, the rolling hills and thick forests of tall pines. The ground was cold, but the grass that grew was soft. Among the grass, he saw many flowers also, blooming under the soft light of the moon in the sky. The flowers were of shining silver, and their dew glittered and shined as it froze upon their leaves. He knew that his city should be raised there, on the hill he named Lina Celefin. Finiel left for the south then, whence he came first to the coasts of Ger Geda. He spoke with Castion and Rosiell of the Aluhos and demonstrated his great power and his willingness to teach it, but Castion thought still of his son Arndulin, who had left north with the Forhos, and Rosiell loved only the rain and the waves, and had little need for the powers that Finiel showed. Castion told Finiel of his son to the north, and of his love for new things and places. To him Castion sent Finiel, for the old Aluhos knew that Finiel and Arndulin would become close friends. And so Finiel trekked north, and spoke to the Forhos throughout Ger Geda on his path to Arndulin by Luth Lirill, and many he convinced to follow him. At the head of a host of the Forhos Finiel strode upon the coasts of Luth Lirill and found Arndulin on the water. He spoke to him and showed him the power that he had learned, and Arndulin was amazed. Arndulin spoke from his tower to all the Forhos around Luth Lirill and many of them he persuaded to follow Finiel to Lina Celefin. Finiel led the many followers of Arndulin north by the blazing light of Corilya. His staff banishes shadows and welcomes warmth, and when the host reaches Lina Celefin the light of Corilya scatters off the silver flowers, and the Forhos are enraptured. Around Lina Celefin, Finiel raises Glinoras, his glorious city. Arndulin is the Lord of the Forhos and the prince of the <text:soft-page-break/>Waith Luan, and as he sees the wonder of Glinoras come from the ground and Corilya’s light shine over the flowers he names those of the Waith who do not hearken to the Anariima as Inis, and those that take the gift of Hera’roilya as the Esis. Finiel and Arndulin rule Glinoras in harmony, Finiel as the great teacher, and Arndulin as the lord.</text:p>
      <text:p text:style-name="P51">After many years had passed and the societies of the Forhos had taken to the schools of Finiel, one student goes out into the cold to experiment with his powers, and he finds something strange: a ragged, torn beast. The creature seems long dead, but life still burns in its eyes. It is a Loss’kelvar. The Loss’kelvar have been broken—many see no point in eating, but still cannot die. This one picks its head up as the student approaches. The student demonstrates his powers, the magic mending the Loss’kelvar wounds. They begin to speak to each other, the student’s magic allowing him to understand the creature. The beast introduces itself as Bash. The student regaled Bash of the origin of the magic—a gift from a powerful being, <text:span text:style-name="T16">granted to the Waith at the same time the moon Celegros disappeared from the sky. As he was told the story, Bash heard the voice of Keleshe in his mind. Keleshe told of the vile crime of the Waith, the stealing of Agash’Kelesh from the sky. Bash</text:span> alone of the Loss’kelvar knew the cause of his people’s plight. These flimsy beings had taken Agash’Kelesh! Bash immediately slays the student and begins to seek out more of his people.</text:p>
      <text:p text:style-name="P42"/>
      <text:p text:style-name="P45">84,000 BBT – <text:span text:style-name="T112">Ekai Kahn’</text:span><text:span text:style-name="T113">s material soul fades, and </text:span><text:span text:style-name="T114">he decrees that the next Akobi would be born on the very day of Ekai Kahn’s death. The Wonak would be responsible for locating the new Akobi, </text:span><text:span text:style-name="T115">and the Alagidi would be responsible for serving the young Akobi in their divine quest.</text:span></text:p>
      <text:p text:style-name="P45"/>
      <text:p text:style-name="P46">83,000 BBT – The Wonak of the Orun locate a potential Akobi. This youth was Oni, <text:span text:style-name="T116">a weaver’s apprentice. </text:span>To ensure the Orun they chose was truly empowered by the hands of the gods, they sent the young Orun on a quest—<text:span text:style-name="T116">the first Akobi trial</text:span>.</text:p>
      <text:p text:style-name="P46"/>
      <text:p text:style-name="P44"><text:span text:style-name="T116">82,900 BBT – Oni succeeded on her trial and was chosen as the next Akobi, taking the name An</text:span><text:span text:style-name="T67">u</text:span><text:span text:style-name="T116"> Kahn.</text:span></text:p>
      <text:p text:style-name="P42"/>
      <text:p text:style-name="P5">80,000 BBT—Another generation sees the four cities of the Waith thrive. <text:span text:style-name="T17">Thousands of Waith have now awakened their simtir cada throughout the four cities, and magic has spread into their culture and society at large.</text:span> Their agriculture and buildings are aided by the magic, and the <text:span text:style-name="T17">most respected Waith of the society are those most powerfully attuned to magic. </text:span><text:span text:style-name="T28">Waith gathered at the four cities, swelling them to the largest the world had yet seen. Tens of thousands </text:span><text:soft-page-break/><text:span text:style-name="T28">lived within each city, and the hinterlands supported hundreds of thousands.</text:span> As the Waith gain power, however, the other fey races <text:span text:style-name="T17">take notice</text:span>. The caves of Comenraan are rank with hatred for the Waith Adas of Haloras. Comenraan is weak and furious—the Okemenel are few and far between though they are powerful. Their belief is not enough to sustain Comenraan’s lust. In a horrid twist of his powers, he attempts to create life, more worshipers for his realm. He gathers the bones of the deceased in a blasphemous cavern and works his powers upon them. The bones are given flesh, and the flesh is given life. The caverns under Adasol were filled with the screams of Comenraan’s child race, a species of monstrous beings that Comenraan doled over, preaching to them of his powers and prowess. The creatures were incapable of belief in Comenraan, and he was angered at his failure. Shamed, the mighty dragon destroyed many of his creations. Those that survived escaped into the deepest tunnels and reaches of the caves. Years passed with Comenraan rarely coming above ground as he sat in the caves, contemplating his failure—and how to succeed if he were to try again. The golden scales of the mighty dragon had dimmed from years below ground before he made a second attempt, this time to create another Okemenel. Through a dark ritual, Comenraan sacrifices part of himself to create Raeg, the mightiest creation Comenraan. Comenraan hides Raeg in his caves and attempts to bestow upon him his power. The caves are filled with the howls of Raeg, but their cease signals Comenraan’s success. Raeg the Beast, the Mindless, the Raging, the Undying. The monster that cannot be killed, for each death that strikes at Raeg’s false soul only manifests itself in a vile growth, making the dragon stronger.</text:p>
      <text:p text:style-name="P37">-<text:span text:style-name="T80">Eres took a new apprentice, a child named Esteon. </text:span><text:span text:style-name="T81">Esteon, l</text:span><text:span text:style-name="T82">iterally meaning, “Masculine Name,” </text:span><text:span text:style-name="T83">was born </text:span><text:span text:style-name="T81">to </text:span><text:span text:style-name="T85">a</text:span><text:span text:style-name="T81"> once-great and wealthy Waith clan. The clan had been of political import in the ancient city of Sarn, helping raise Sarn to its height <text:s/>in 142</text:span><text:span text:style-name="T31">nd</text:span><text:span text:style-name="T84"> millennium</text:span><text:span text:style-name="T81"> BBT. After Sarn’s fall to neighboring skirmishes, many of the great families escaped the island of Iniva during the Keles. The ancestral </text:span><text:span text:style-name="T84">clan</text:span><text:span text:style-name="T81"> of Esteon did not, instead clinging to what little power they had left in Sarn. Over the following generations, the family lost everything to the continued squabbles that plagued Iniva and its clans. </text:span><text:span text:style-name="T84">They were diminished to impoverished farmers, but they clung still to their ancient pride and clan heirlooms.</text:span><text:span text:style-name="T81"> </text:span><text:span text:style-name="T82">Esteon </text:span><text:span text:style-name="T84">was born late in the 81</text:span><text:span text:style-name="T31">st</text:span><text:span text:style-name="T84"> millennium BBT in the family farmhouse in the hinterlands of Uruzil. His childhood was difficult, even compared to the standards of the poor around Uruzil. A consul of Eres saw him and saw his fierce eyes and the drive they held. The consul recommended him for an apprenticeship to Eres, Queen of Uruzil, the most prestigious and powerful teacher of magic in the city. </text:span><text:span text:style-name="T83">As Esteon was trained by Eres, she found him to be the most prodigious apprentice she had ever seen. His power was marvelous to behold, and his drive was purely to help those in need.</text:span></text:p>
      <text:p text:style-name="P37"><text:soft-page-break/>-Uygun learns of the creation of Raeg and begins to fear Comenraan’s powers. Hatred builds inside him—Comenraan grows in power while Uygun knows not how to wield his. Comenraan replaces Uygun as his ally with Raeg—this abomination from the depths of the caves. Uygun turns his back on Comenraan, vowing that the Onear will not be underestimated. Uygun meets with Renno of Haloras and asks to learn the ways of magic. Uygun is the first not of the Waith to learn this raw magic. In his powerful state, Uygun finds it easier to learn the magic—those with power gain power more easily. Uygun begins to love Renno, and they live in peace in Haloras. In time, Renno draws a cord of power from Onsinta and sews it into a cloak for Uygun. This cloak is Avcolla, the Vanishing Cloak, for any who wear it bear no outward presence. Renno granted this to Uygun so he may walk with the peoples of Haloras and see their ways unnoticed, and so that he may meet with her in secret. <text:span text:style-name="T32">It is also at this time that Renno makes a pact with Uygun, in that if she were to die, Onsinta would be his.</text:span></text:p>
      <text:p text:style-name="P37">-Bash stands upon Lina Maica to the north looking over Glinoras, the great city of the Waith in Luazil. Behind him are the dead Loss’kelvar, hundreds of thousands of them. These are the Gurohtar, those of the Loss’kelvar stirred by Bash’s calls. They are here to destroy the Forhos and free Agash’Kelesh. Bash leads a blood-curdling howl into the night as the Loss’kelvar descend on the city. Ezasis is the name given to this night by the Waith. The Forhos are shocked into action, but too late. The Esis could not prepare a defense for the city, and the Gurohtar poured through the streets, each howling and calling for Agash’Kelesh. Finiel awakes to the great howling, but even then Bash was at his door. Arndulin rides through the streets, calling for those that survived the chaos to move south. The Forhos of Glinoras are slaughtered, and Finiel is captured. <text:span text:style-name="T29">As he retreated, Arndulin counted the survivors: the wolves of Bash had fallen upon the city and the farms around, pillages and murdering all that he found. Over fifty-thousand were killed. </text:span>The city falls, but before the fall, Finiel uses his power to close the Anariima. In each of the other three cities of the Waith, the connections to Glinoras blink out. The northern city is gone. The other children of Guire and Selor—Ralun, Renno, and Eres—meet in Uruzil. They come together and use their powers to look upon Glinoras and upon Finiel. They see the darkness that covers Glinoras—the Forhos that survived retreated south over the Telkohar. Arndulin meets with the Onear Hylama. Hylama is a young Onear who became ruler in the areas north of Luazil. She met with Finiel before the fall of Glinoras and began to learn magic. In her training, she learned to create brilliant lights, beautiful enough to blind her opposition. Hylama and Arndulin emerge from their meeting with a strong alliance between their <text:soft-page-break/>peoples. The Forhos and Onear would join forces to stop Bash. When the children look upon Finiel, they find their vision clouded. He is lost. Finiel was their leader, the eldest among them—with him lost, they do not know what to do. The children attempt to call Guire and Selor to them for guidance, but they receive no answer.</text:p>
      <text:p text:style-name="P5"/>
      <text:p text:style-name="P5">79,975 BBT—Arndulin and Hylama combine their powers to create defenses for Ger Geda. Arndulin leads those magi who survived the Ezasis to narrow the Telkohar, and they layer it with a powerful barrier, the Id Eida. The architects of the Id Eida create it to wrap around Luazil proper and keep the Loss’kelvar from crossing out of the cold continent. The shield requires the constant focus of Arndulin, so he makes a high tower to watch over the shield, the Perch of Arndulin. Within the tower and around the Telkohar, the Forhos and Onear made their new villages and the first city of combined race, Harenyast. While Arndulin holds the Id Eida, the society of the Waith Luan and Onear come together as one. The magi of the Forhos teach the Onear the magics they have been taught, and Arndulin continues to mentor his students, teaching them the primal magic. <text:span text:style-name="T8">Some</text:span> of the Onear who pursue mastery of the land and the waves are known as the Tralonear, <text:span text:style-name="T8">using their shape shifting to adapt to life in Harenyast</text:span>. The Tralonear work to embrace this magic so that they may join the Forhos on the land. Hylama is the first to master this, and she is called Vantura.</text:p>
      <text:p text:style-name="P5"/>
      <text:p text:style-name="P5">79,900 BBT—The leaders of the Forhos and Tralonear clans meet in council in Harenyast. Arndulin knows that with Finiel captured, Bash will likely try to use him to open the Anariima to the other cities. Though the Gurohtar cannot be killed, the Anariima can be stolen, and Finiel can be freed. And so, the leaders begin to prepare for their plan: Arndulin learns to create blades and arms of magic, and he teaches this art to the Forhos and Tralonear. In addition, Arndulin picks the greatest of the Esis among the Forhos and teaches them to hold the Id Eida strong. They will remain at Harenyast when the Forhos march north. Fifty years the leaders prepare longer.</text:p>
      <text:p text:style-name="P5"><text:tab/>-During this time Bash pulls three cords from Corilya.</text:p>
      <text:p text:style-name="P5"/>
      <text:p text:style-name="P5">79,850 BBT—The Forhos and Tralonear finish preparations and plans to invade the Khelonde and take back Glinoras. The weapons they held were blades of writhing magic, efficient and fit perfectly to each who used them. Armed with a high helm and plates of magic upon his breast, Arndulin strode at the head of his mighty host. The dark cold of the north parts for Arndulin, and the force lines up outside the ruins of Glinoras. The city is dead of lights, and the Gurohtar look from the windows and from the walls. Bash grimaces, and barks to his soldiers. As the <text:soft-page-break/>clouds part and the light of Celcerul shines down upon Lina Celefin the horns of the Waith Luan blow and the force charges the city. The mighty yell and deafening horns of the Forhos frighten the Gurohtar, and Bash calls for his men to protect the Anariima. The gift of Hera’roilya shines brightly still in the eyes of the Esis, and their wrath crashes like waves down upon the beasts of the north. <text:s/>Arndulin yells as he cuts through the bodies of the Loss’kelvar, “Aucir’telcontya! Rac’nammantya!” (Sever their legs! Break their claws!) Vantura and her Tralonear rise from the Helkalad then and fall upon Glinoras from the north. The Tralonear enter the city as the horns of the Forhos blast once more, and Arndulin strides to the great plaza of Corilya and takes the Anariima. He turns to see Finiel, shuddering in his steps, moving towards Arndulin. The prince of the Forhos calls to Finiel only to find that the torture of Bash had scared Finiel and left him a husk of his former self—but still just as powerful. Finiel, in his corruption, saw only an enemy in Arndulin. His body pulsed with power, and he unleashed it upon the Forhos and Tralonear. The streets were torn and the towers were toppled by Finiel’s might, and as he looked up at Celcerul, he pulled forth the blood of the slain and painted its light red. The howls of the Gurohtar filled the night, and the dead awoke once again. Arndulin charge forward and dueled with Finiel then, his friend and his teacher. Vantura found Bash and put her blade against his mighty claws. His following had made him huge and strong and had sharpened his teeth and claws. The two battles resonated throughout the city, as great auras of power emanated from the combatants. Finiel held in one hand a great bolt of fire and in the other a long whip of ice, and he faced Arndulin upon Lina Celefin at the heart of the city. Arndulin’s shield was strong, and he shattered Finiel’s bolt and caught Finiel’s whip around his sword. He threw down his sword and shield, disarming Finiel. The two battled with raw power then upon the plain of flowers. Bash raged at Vantura, his cold blood boiling under the cursed red light above. They battled up the temple of Glinoras, climbing its many stairs and moving along its long halls until finally they reached its peak. His claws flew quickly, and Vantura could not evade them on her new legs. Her blade parried and cut, and she severed the left hand and gauged out the eye of Bash before being struck from the tower. Tralonear there were, waiting below, and they summoned forth a great wave to catch her. Crashes echoed throughout Glinoras as the power of Finiel was diverted and dodged by Arndulin. The Forhos was fast, swifter than rain, and as Finiel struck down with a mighty hammer of force Arndulin stepped inward, summoning forth a spear of cold and striking it through Finiel. The mighty son of Guire and Selor fell then, though he was not killed. Arndulin carried him, and the Forhos and Tralonear retreated to Harenyast. The flight to Harenyast was long, and it was not without skirmishes. Though the blood washed from the skies after Lupa Razuna as it was called, the Gurohtar did not tarry in their attacks. Arndulin held the Anariima <text:soft-page-break/>aloft in the skirmishes, and its light shone brightly forth blinding the attackers, but the path was yet long and many Forhos and Tralonear were slain. The final push was made by the Gurohtar as Arndulin and Vantura’s hosts neared the Id Eida, which the Loss’kelvar knew they could not cross. Desperate in their final raid, their defenses were laid low and a good many were maimed. The hosts of the south reached Harenyast and recovered.</text:p>
      <text:p text:style-name="P5"/>
      <text:p text:style-name="P5">79,849 BBT—Arndulin placed Finiel in a prison high in the ranks of Harenyast, and he chained him fast with rock and crystal, enchanted to hold the powerful Esis. Corilya Arndulin placed upon the head of Harenyast, at the Perch where its powers could be used to hold the Id Eida. Arndulin met often with Finiel, speaking with him and trying to break the corruption of Bash, but it was evident that Finiel was broken in mind and body. Saddened at the loss of Finiel, Arndulin leaves his presence and rarely returns. Bash and the Gurohtar rally outside the wall of the Id Eida, and while they cannot cross they throw mighty stones in attempts to break it, and they corrupt evil beasts of the north to cross and watch the south Harenyast. Thus, the siege of the fortress of the Forhos began that would last many hundreds of years. Arndulin named this event to be one of a greater act: Lupa Mare, the First War.</text:p>
      <text:p text:style-name="P5"/>
      <text:p text:style-name="P5">79,550 BBT—Three hundred years the Esis of the Forhos and the Tralonear toiled below Harenyast to create the vast caverns of Haldarda. Using powerful magic, they carved their escape from Harenyast—but more than that, as Haldarda turned into a massive complex of innumerable caverns, abysses, and underground seas. In a massive swipe of his power, Arndulin broke from Haldarda into a wondrous realm of natural caves, the Morinuin. The expansion of the Esis and Tralonear continued into the unknown depths. Over the course of the siege of Harenyast, many of the Forhos and Tralonear became enchanted with the Morinuin below the ground and remained there, lost to the group. Those who chose to live among the caves created outside of Haldarda during their creation were called the Vanhar. Deep in a hidden part of the Haldarda the Esis carved Thuricaras, their secret city should Harenyast fall. And so, Arndulin was named Nuragon, Lord of the Deep. Arndulin Nuragon developed the Haldarda and the Morinuin attached to it, though the Morinuin was wide and deep, and its secrets had yet been untouched. Many exits he carved throughout Ger Geda, and he came to the surface to speak with his father Castion, King of the Waith Luan. He told Castion all that had befallen in the north lands, and of Haldarda and the Morinuin below. Warnings he gave of Bash and the Gurohtar, and instructed Castion that if the Id Eida should fall and the bells of Harenyast should ring its fall, then the Aluhos should seek the gates of the Morinuin, for each is secret and guarded. Castion sent his swiftest ships then to <text:soft-page-break/>each of the Waith cities to warn them of the coming storm. Arndulin Nuragon rode north then, and spoke to many Forhos along the mountains of Ger Geda, telling them that they must make great pyres upon the peaks of the mountains that should be lit if Harenyast falls.</text:p>
      <text:p text:style-name="P5"><text:tab/>In this time the Tralonear and their Onear kin showed the Forhos their mighty forges, founded in the deepest chasms of the ocean, where fire spews great clouds of black ash. In these forges the Onear crafted their spears and bricks, and their smiths were skilled. They taught their art to the Forhos, who took it to the hot places of the Morinuin. There they found hidden volcanoes and rivers of molten rock in the center of an underground sea. This place they named Histamin, as it was shrouded often in the steam of the sea. The arts of the Onear were taught to the Forhos by the forge master Aluru, and the Forhos took quickly to it. A people of the sea they originally were, but the Forhos had long resided in the mountains and the hills of Ger Geda and were glad to take on new projects. Among them the Esis learned fastest and were the most skilled, using their magic to shape the metals and crystals in delicate patterns.</text:p>
      <text:p text:style-name="P5"/>
      <text:p text:style-name="P5">79,549 BBT—The ships of the Aluhos reached each of the Waith cities, warning them of the fury of Bash and the Ezasis. Each of the children of Selor close their Anariima to sever their connection to Corilya. The cities of the Waith were silent and isolated, and they began to prepare their shores for assault. Great walls, towers, and fortresses were built around the cities of the Waith to hold back the eventual tide of Gurohtar. The leaders of the cities called out to all Waith to return and find refuge behind their walls. Many answered, though more still refused the call, instead lying in wait beneath the light of Celcerul.</text:p>
      <text:p text:style-name="P5"/>
      <text:p text:style-name="P5">79,451 BBT—To the tall and dark forests of the north Bash went to find his champion, the monster Hurus. Long had Hurus stalked the forests there, and his might had made him grow large and wild. Lose Loss’kelvar that did not follow him feared him, and Bash came to him then to will the beast to aid him in breaking the Id Eida. Slow and deceitful were Bash’s words, but full of passion and fury too. They swayed Hurus, but when the massive wolf was free of his forests Bash and his Gurohtar chained him and bound him strong. They brought him south, starving him and spurring his anger. Hurus had not yet tasted death as the Gurohtar had, but Bash made him feel pain unlike any other, and made him rue the theft of Agash’Kelesh.</text:p>
      <text:p text:style-name="P5"/>
      <text:p text:style-name="P5">79,449 BBT—The mists of the north came down upon the Id Eida, and through them the peoples of Harenyast could hear raucous thumping, cracking, and crashing. A deep howl came forth from the mist, shaking the stones of the <text:soft-page-break/>mountains and the hearts of the defenders. The howl parted the mists, and Arndulin looked form his perch as the Anariima illuminated the champion of Bash. A wolf of great size it was, that its chains were carved of heavy stone and weighed many tons. Its breath was hot in its anger such that it burned, and fire spewed from its jaws and smoke rose from its nostrils. Hurus, the Hound of Wrath, had come. As it rammed the Id Eida, ripples of power moved through the shield. The Gurohtar around Hurus chanted and howled, and Bash bared his black teeth in a smile. Arndulin Nuragon saw that the beatings of Hurus shook Corilya, and he knew the Id Eida would not hold much longer on its own strength. He summoned Vantura and his trained Esis, and together they stood upon the brow of Harenyast and held the Id Eida against the Gurohtar.</text:p>
      <text:p text:style-name="P5"><text:tab/>From the slim windows of Harenyast many Forhos peered at the monster Hurus, and at the beasts roaming the Telkohar. One among them, Nithos, was shaken by the might of Hurus. Thoughts raced through his mind—and Bash, grown in his power, could smell his fear. Bash called out to the Forhos beyond the Id Eida, “The power of Agash’Kelesh is shown here, for our bodies are dead and rotting, but our hearts still burn red with the blood of Keleshe! For your thievery of Keleshe you must repent. Keleshe will take you in your repentance, know this!” Bash turned his lone eye to Nithos. “You too can feel the power coursing through our veins. The blood of Keleshe is hot, let its warmth wash away your shame.” The words of Bash ate at Nithos’s mind, and he fell to the ground, his shame and fear tearing at his soul. He flew from the window and threw himself down the many stairs of Harenyast. Bloody and broken he was at the bottom, and he lay, shivering in his blood and wanted nothing but to be warm—to be safe from this siege. He lifted himself and staggered then to the depths of the Morinuin, where in the darkness he curled himself.</text:p>
      <text:p text:style-name="P5"/>
      <text:p text:style-name="P5">79,448 BBT—Long did Hurus throw himself against the Id Eida, and with each crash upon the shield Arndulin, Vantura, and the Esis became weaker. They knew that they could not hold the Id Eida long, and with this knowledge they began preparing for the coming battle. Vantura trained long with her blade, and in secret Arndulin met with Aluru the forge master to craft her one unlike any other. Aluru shaped the blade of an alloy and mixing of metal and hard crystal, and Arndulin wove into it the magic of the north winds and set within it a cord of Corilya which he drew, so that the blade should ever be as sharp as the cutting cold, and each strike should freeze the blood of her enemies. The blade was long and pearly white, and Aluru did name it Glosalagos, the Snow-white storm. Long the two toiled in the Histamin, and long did the Forhos all work in the heat of the forges, their hammers ringing like the bells of Glinoras. The blades and spears of the Forhos were sharp and long, and their armor was light and shone red with the gleam of the fires.</text:p>
      <text:p text:style-name="P5"><text:soft-page-break/><text:tab/>Nithos lifted himself from his cave in the Morinuin, and came forth secretly among the Forhos. Cloaked in shadow he was, and he strode among the halls of Harenyast and the streets of Thuricaras telling of the glory that could be felt if they embraced the blood of Keleshe. Nithos had fallen to Bash’s words, and he spread his thoughts among the Forhos and Tralonear. Tainted with magic were his words, glossed with promises and falsities, for Nithos was a skilled Esis among the Forhos, and many began to believe his words. For themselves they forged many weapons in secret, knives, hooks, axes and chains. Nithos meets with them in the alleys of Thuricaras, the cult forming around the belief of Keleshe. The cult begins to plan their acts of repentance to Keleshe. Nithos is not driven by the freedom of Agash’Kelesh like Bash, but instead by its everlasting imprisonment. He feels the power course through his veins, and believes in the power of Keleshe and the red moon, but wants to feel that power forever. Nithos plans to get close to Bash, but then cast him down as leader of the Gurohtar.</text:p>
      <text:p text:style-name="P5"/>
      <text:p text:style-name="P5">79,446 BBT—The beating of Hurus never ceased, but all else was silent at the Id Eida and at Harenyast. The time was nigh, though, that Nithos would carry out his plans. The night was dark, with Celcerul’s light hidden behind thick clouds when Nithos sneaked to the Perch of Arndulin and stole from the mountain top Corilya. When the Forhos grasped the Anariima he felt the rush of power that it brought, the resonations of his heart and soul that echoed through him. In that moment, the Id Eida fell, and the beating of Hurus was heard no more. Bash and the Gurohtar were silent, but then they let up a howl that moved with the wind throughout Ger Geda, and over the waters to Ghe Geros and Ghe Cerul. The Loss’kelvar charged the fortress, and the sudden attack startled many of the Forhos, who were unprepared. Arndulin quickly donned his brilliant emerald armor and handed Glosalagos to Vantura Hylama, who drew the shining blade and called to the defenders, rallying them to the gates of Harenyast. Aluru the forge master cleared the halls and rooms of Harenyast of those working to defend: the children, mothers, elderly, and unable. They were led to the hidden city Thuricaras, where they awaited news from above. Arndulin, unknowing of Nithos’s treachery, ran to the top of the fortress. Seeing that Corilya was gone, he knew that the Forhos were betrayed. Nithos had retreated to the gate of Haldarda, where he was rallying his own men—those of the cult of Keleshe. Vantura was leading the defense of Harenyast’s main gate. Hurus’s fiery breath seeped through the cracks in the gate, and the monstrous wolf slammed himself against it, shaking the foundation and shattering the wood. The head of Hurus reached through the first hole and spewed forth fire upon the Forhos near him. Hurus retreated and made a second mighty throw at the gate of Harenyast, and with this the door broke open and the monster fell through. Gurohtar streamed through, their fur unprotected against <text:soft-page-break/>the long pikes of the Forhos. Many of the wolves were stuck upon the spears, but each wave continued climbing over the last. The shields of the Forhos were tall and strong, and the claws of the Gurohtar could not breach them, and many of the wolves felt the pain of death an innumerable number that day. Hurus filled the hall of Harenyast with his mighty stature, and quickly pushed his way into the open rotunda. Not further could he slink, though, as Vantura’s blade caught his ankles, and he felt the Glosalagos bite into him. The freezing wrath of the waves doused themselves upon the blood of Keleshe then, and Vantura dueled with the monster in that hall. Nithos and his men came then from the depths, and they flanked the Forhos in the great hall. Their knives and swords cut into the backs of the defenders, and many of the Forhos were trapped. Reinforcements from above came down upon their new adversary, though many were confused by this betrayal. Nithos called across his forces, battling in the hall, urging them to slay those who would not repent to Keleshe. Bash strode then through the shattered gate and reveled in the chaos. He saw Nithos and his men and smiled at the betrayal that he sewed. Nithos spied Bash too across the sea of shining armor, and he climbed the stairs of the hall and raised Corilya high. The glorious stone was tainted red with the blood of Keleshe that ran through Nithos’s veins, and the red light gave courage to the Gurohtar. Bash saw then that Nithos had felled the Id Eida, and he trusted the Esis. Nithos made for the Perch of Arndulin, for he sought to slay the Lord of the Forhos. Nithos climbed the stairs and emerged on the Perch of Arndulin to the sight of the prince himself. The tower was surrounded with the smoke from below, and Arndulin looked at Nithos in fury. He yelled at him, “Why, Nithos? Why would you betray us?” He cursed him then, naming him Rhach, and dooming him to live an everlasting life of suffering, with his body rotting from him, his bones turning to dust below him, those he trusted betraying him, and living only with the blood of Keleshe that he so desired. Arndulin brandished his spear then, and the two fought. Rhach Nithos was empowered by Corilya that he held against him, and his magic came in bold strokes. Rhach Nithos was arrogant, and his steps were reckless. His power was mighty, though, and with his magic marred Arndulin’s face and blinded his left eye. The betrayer underestimated the powerful lord that he battled, and Arndulin drove his spear through his heart. The Esis felt the pain of death for the first time, and the blood of Keleshe warmed his mouth. Arndulin Nuragon pinned his body to the stones of the fortress, for he knew that the corrupt Esis would not remain dead. Arndulin took Corilya then and plunged it into his empty eye socket, and he was wracked with pain as the Anariima’s power rippled through his body. The prince channeled his power though the stone, and as the light shone from it he could see far, and in incredible detail. The floor and walls were no obstacle, and as he moved down the tower he realized that he could see the motions of the future and the past. With each stair down the spine of Harenyast, he could see the doom of his <text:soft-page-break/>men. Battle raged in the halls of the fortress below. Vantura rallied the Forhos and Tralonear around the frozen body of Hurus, the blood of Keleshe solid and binding in its veins. Their shields they locked in a wall against the Gurohtar and the traitorous followers of Nithos. Arndulin came to the great hall then, and Corilya his eye shone with the light of the universe yet veiled. The light of the Anariima shone of the shields of the Forhos and blinded the Gurohtar and the traitors of Nithos, and Arndulin Nuragon called to Vantura to lead the Forhos to the gates of Haldarda, for there shall the Esis make their stand. The light of Corilya gave them passage, and Arndulin Nuragon spoke to the attackers. He turned first to the Gurohtar and to Bash who was burned by the light, “Your pursuit leads only to shallow rest, and doomed are you to awaken to pay the price of your evils.” Next, he turned to the followers of Nithos, and spoke harshly, “Unfaithful are each of you, guilty of abjuring the blood of kinship for the hope of the fiery blood of Keleshe. Damnation only will you feel, and you shall be named Rotasere, forever cursed to walk Tyeluum. Loyalty shall always slip from your grasp, and your trust for all things will crumble.” Their doom he spoke, and with his power he set it in time. Arndulin then raised his hands and brought in a cloud of mist to hide his escape to the gate of Haldarda. The passage to the underground caverns were hidden in the basements of Harenyast, and the Gurohtar could not find it.</text:p>
      <text:p text:style-name="P5"><text:tab/>Bash and the Gurohtar had taken Harenyast, but Corilya yet evaded them. Bash climbed to Finiel’s prison and smote his chains apart. The King of the Waith rose and bowed before Bash. The Lord of the Gurohtar looked upon Finiel as a pawn, a weapon in his game. Finiel’s eyes were clouded and dead—but behind them hid a fire more furious than any other. Finiel served Bash, but seeks only the utter destruction of Keleshe and Agash’Kelesh. All ties that Finiel had were shattered and forgotten—the only thing that remained was hatred and vengeance. He followed Bash. Nithos pried from his body Arndulin’s spear, and stood in front of his host of Rotasere. Bash came upon the Rotasere and grabbed Nithos by the throat. He smiled as he examined the traitor of the Forhos, and Nithos spoke then: “I know the passage to Haldarda.”</text:p>
      <text:p text:style-name="P5"><text:tab/>Arndulin Nuragon meets with Vantura Hylama as the soldiers of the Forhos fortify the gate to Haldarda. Those of the Forhos who cannot fight are led by Aluru through the Morinuin, along the supply routes to the southern coasts of Ger Geda.</text:p>
      <text:p text:style-name="P5"><text:tab/>Vantura stops Arndulin and speaks with him, telling him to escape to the Morinuin. There Corilya will be safe, and the doom of the Far Ul can be held. Vantura and the captains of the Forhos would hold the Haldarda, and if they would fall, then at least they would delay the pursuit of Arndulin. Seeing the truth that Vantura spoke, Arndulin Nuragon left through the alleys of Thuricaras and disappeared into the darkness of the Morinuin with the host of Aluru. The battle <text:soft-page-break/>at the gates of Haldarda was fierce and lasted many months. The Forhos destroyed the great bridge before the gate, sending many of the Gurohtar and Rotasere into the heart of the world. The bridge was slowly rebuilt, but each attempt was destroyed again by the defenders.</text:p>
      <text:p text:style-name="P5"/>
      <text:p text:style-name="P5">79,445 BBT—The long struggle at the gates of Haldarda came to an end as the Forhos and Tralonear were pushed into Thuricaras. In the streets of the city they fought and died, and the silver towers of Thuricaras were filled with death. Vantura retreated into the Histamin, where many of her offenders found themselves in molten prisons as she froze the very heart of the forge. The few remaining defenders fell there, and Vantura was struck down with the swords of the Rotasere. This became known as the Battle of Thuricaras, but it is rarely spoken of as there are few who lived to record it.</text:p>
      <text:p text:style-name="P5"><text:tab/>The mountain pyres of Ger Geda had alerted the Aluhos of the fall of Harenyast, but Castion and Rosiell could not bring themselves to hide their peoples beneath the stones of the earth. Knowing that they could not remain in Luazil, for only death could the land bring them, they tarried. Castion was bound to Ger Geda by his love for Arndulin, and would not leave him to face the storm of the Gurohtar alone. He rallied his people upon the southern shores, and they build many fortresses, walls, and secret delves. The greatest of these was Erhanca, the lone and mighty castle that rose from the waves off Ger Geda. There Castion took his throne as Lord of the Waith Luan and orchestrated his protection of Arndulin. Rosiell was less bound to the lands of Luazil, for the waters of that land were the same as the waters of the wider world. She and her Aluhos took to their mighty fleet of ships. Thence the Aluhos and Aluru’s Forhos and Tralonear departed from the shores of Luazil, and the Onear swam from their colonies. The refugees sailed to the island city of Uruzil and were welcomed by Eres its queen. They brought the tidings of the fall of Harenyast and the breaking of the Id Eida in Luazil. They sing songs of the valor of Arndulin and his companions, of the sacrifice of Vantura Hylama, and of the betrayal of Rhach Nithos. Aluru and the Forhos brought their mastery in the craft of weapons and armor to the Waith of Uruzil, and forged for them an array of arms.</text:p>
      <text:p text:style-name="P5"/>
      <text:p text:style-name="P5">79,000 BBT—And thence it came to pass that Arndulin Nuragon wandered long in the dark of the Morinuin with only two companions, those of the Esis most courageous: Carelwen the Swift and Tilmore the Tower. The trio had no means been idle, however, for they set it upon themselves to torment Bash for his hatred against the Waith. They turned first to the ancient forges of the Onear in the north and crafted for each of them arms worthy of legend, for each was infused with the light and power of Corilya. For Carelwen was made the short sword Alca, <text:soft-page-break/>that would shine the brighter with each swift stroke that it made. Ramalin, a great and broad sword, was crafted for Tilmore. The tall and dark Esis was ever a shaper of the earth, and as he wielded Ramalin he could shape the very light of Corilya with his strokes. A final weapon he made—the spear Lasafen. The spear Lasafen Arndulin made for himself, and into it he sewed his fury, his sadness and suffering, his longing, and his hope. Lasafen he made the deadliest and most dreadful of all creations of the Forhos, for it struck the souls of those it slew, destroying them entirely. Those souls could know no afterlife, no ending, no finality. They were simply snuffed out.</text:p>
      <text:p text:style-name="P5"><text:tab/>The three companions mastered the roads of the Morinuin, and with their arms they fought the Gurohtar scouts and searches from all directions. They seemed at all places at once, striking then melting into the shadows once again. Never still were they, for Arndulin knew that Finiel could detect their hideout each night, and the Gurohtar moved closer. Many dark places they hid, but never tarrying long before striking out once more to take the fight to the Rotasere and Gurohtar. Bash and Finiel they did never find, for the two commanders never delved in search of the outlaws. Many fell to the blades of the trio, among them Hurus the monster, whose soul was blinded and crushed by Lasafen. Led by the foresight of Corilya, Arndulin remained one step ahead of those in search of them, and each tunnel was an ambush for the undying wolves of Bash. After long, Bash knew it to be folly to search further for Corilya. Ships would take them to the cities of the Waith, but with each fleet they raised Carelwen the Swift burned the ships under the protection of Tilmore the Tower, for Carelwen could move quicker than even the northern winds, and Tilmore stood taller and mightier than any of the Gurohtar. Bash howled in anger as he realized that his fury was confined to the shores of Luazil.</text:p>
      <text:p text:style-name="P5"><text:tab/>The three companions found themselves not without aid—the Aluhos under Castion the Shipwright brought further confusion to the forces of Bash. The Aluhos would raid the coasts and venture throughout the land, feigning the presence of Arndulin Nuragon. These ghosts distracted the Gurohtar and made their search for Arndulin Nuragon ever the more futile.</text:p>
      <text:p text:style-name="P5"><text:tab/>For hundreds of years did the fortresses of the Aluhos hold against the Gurohtar, spread thin by their search. In time, though, Finiel unified the disheveled Gurohtar and brought them in force with the Rotasere against Castion. The stones could not hold back the tides of dead, and Arndulin Nuragon watched with his companions as the fortresses of the Aluhos fell one by one. Finally, the black stones of Erhanca were stained red, and Castion the Shipwright was slain on his throne. Finiel took that seat as his own, and the search for Arndulin Nuragon, now Lord of the Waith Luan, continued.</text:p>
      <text:p text:style-name="P5"><text:soft-page-break/><text:tab/>-<text:span text:style-name="T86">For many thousands of years, Guire and Selor meditated and spoke with Hera’roilya in his prison they built for him. They knew each other, and they knew what was to come. </text:span><text:span text:style-name="T255">It was during this time that Guire and Selor freed themselves from the influence of Passion and became servants of Artifex. They could not yet free Power from his prison, though, as Power insisted he stay tethered until the perfect moment to strike at Asfalon. </text:span><text:span text:style-name="T87">Selor asked Hera’roilya to help her after the war was done, to let her live on the Eye of Ehlu. Guire asked Hera’roilya to give guidance to the people of Rinadure after he was freed, for the city would be needed for the completion of Guire’s plan. To both of them Hera’roilya agreed, for he had forgiven them of their trespasses against him.</text:span></text:p>
      <text:p text:style-name="Standard_20__28_user_29_"><text:span text:style-name="T144"><text:tab/>-</text:span><text:span text:style-name="T246">Over the last 500 years, the Vanhar in the caves of the Morinuin built for themselves cities with the magic of their few </text:span><text:span text:style-name="T173">Ariel</text:span><text:span text:style-name="T246">. Their cities were hidden from the searching Gurohtar by </text:span><text:span text:style-name="T173">magic as well</text:span><text:span text:style-name="T246">. At this time the Vanhar had several cities, though two were far grander than the others. These were </text:span><text:span text:style-name="T248">Undutalath (City beneath the land) <text:s/>and Lumiria (gem of the deep). </text:span><text:span text:style-name="T247">During this time, the Vanhar farmed above ground and secreted the bounty beneath the ground. Ariel worked to hide the efforts.</text:span></text:p>
      <text:p text:style-name="P5"/>
      <text:p text:style-name="P5">78,500 BBT—Long the fellows of Arndulin Nuragon fought in the Morinuin, sometimes even coming to the light of the moon to evade the eyes of the Gurohtar. Little did they find in Ger Geda, however, as the armies of Bash and the lies of Nithos had corrupted the trees and rivers. The Inis of Ger Geda had fallen prey to the coercion of Nithos, and many had joined his cult. It was to one of these hidden cultists that Arndulin and his followers finally fell to.</text:p>
      <text:p text:style-name="P5"><text:tab/>When nigh on one thousand years had passed from the fall of Harenyast, Arndulin and his companions happened upon a secluded cottage in Ger Geda. Coming into the building carefully, they spoke to its owner, an old Inis named Sogor. After they spoke to him, they decided he was not corrupted by Nithos but worthy of their trust. They slept there for three days, but unknown to them Sogor slipped out in the dark of the first night and whispered of their coming to informants of Nithos, for Sogor was a deceiver and in the employ of the Rotasere. On the third night, the cottage of Sogor was beset upon by many Rotasere and Gurohtar as their targets were sleeping. The Esis escaped from the cottage but where hunted close through the forest. In a valley they slipped, but their enemies drew too near. Tilmore turned and yelled to Arndulin and Carelwen to flee. The dark Forhos turned to the Gurohtar creeping closer and bellowed as he swung Ramalin. The broad blade cast out great waves of light, and before he was felled Tilmore cut down higher than one hundred of his attackers.</text:p>
      <text:p text:style-name="P5"><text:tab/>Carelwen and Arndulin retreated north then, hiding in the trees and the rivers. But Nithos had spies there, and the two were followed. At the crossing of a <text:soft-page-break/>wide river they were ambushed. The Rotasere and Gurohtar fired arrows at them from high ridges, but Carelwen moved Alca with a speed unseen before, cutting the darts from the skies. The forces and arrows were too numerous, and Carelwen was caught with four before she was killed. Arndulin took her body in his arms and escaped down the river, blinding the attackers in the night with Corilya. The river was low and swift, and he followed its banks to Luth Lirill, his old home. There he hides for a time, and buries Carelwen with Alca in a sepulcher in his hidden grove. In his time in Luth Lirill Arndulin works upon his old ship, that lay still unfinished in the bay. As he finished the mighty ship, the greatest that would ever grace the seas and the skies, he named it Enyalis, and he sent it out onto the bay. Arndulin turned to see the hosts of Nithos and Bash before him. Finiel stood at their van, and walked over the white sands to his old friend. Arndulin was weary, and he knew his time had come. The greatest of the Forhos considered Finiel’s eyes long as he approached, but turned towards the water. He spoke softly, “I see light of the moon in the waters of the bay like the light of the flowers upon Lina Celefin. Do you remember those flowers, how they shined?” Those were the last words of Arndulin Nuragon as Finiel, King of the Waith struck him down and took Corilya from his eye and Lasafen from his hands. The valor of Arndulin is sung in the epic song Vahalis, which is the telling of the Waith peoples.</text:p>
      <text:p text:style-name="P5"><text:tab/>On the beaches of Luth Lirill something happened that Arndulin had not accounted for, and that the Waith had not prepared for—Finiel, in his mighty power and drive, channeled his being through Corilya, and spread his fingers of power across the world. His power stretched far, and it felt the presence of Onsinta in Haloras. He forced the Anariima open.</text:p>
      <text:p text:style-name="P5"><text:tab/></text:p>
      <text:p text:style-name="P5"/>
      <text:p text:style-name="P28">78,500 BBT—The children of Guire and Selor prepare for the worst. Finiel and Luazil are silent as the world prepares for war. The Waith Rhun and Ralun raise the Iantar to cover Rhunendor and hide Rinadure. <text:span text:style-name="T121">They, the most skilled of the Ariel of Rinadure, further protected their city: they gave life to the lifeless, motion to the motionless, thought to the thoughtless. They gave minds and <text:s/>souls to the trees upon the hills, the water of the rivers, the wind of the valleys, and the mountains themselves, and asked them to watch for enemies and to protect the waith. </text:span>Renno calls to the Okemenel and the Annonear for aid. Comenraan and Uygun answer in like, both agreeing to help the Waith Adas. The heart of Comenraan was deceiving, though, for he plotted then to destroy the wondrous city of the Waith Adas should it come under siege. Uygun was true in his words, but his fear for Comenraan seeded still in his heart. Should Comenraan’s wrath show, Uygun knew not if he could endure.</text:p>
      <text:p text:style-name="P37"><text:soft-page-break/>-Waith culture is still developing during this time, and with the raising of the Iantar, some of the Waith Rhun take to artwork. Waith Rhun art takes the form of beautiful landscapes, as they used their magic to shape the world around them. Among these artworks is Sape Guri, <text:span text:style-name="T18">the Seven Waterfalls south of Rinadure</text:span>.</text:p>
      <text:p text:style-name="P37">-Renno sits in wait in her council room in Haloras. She looks out over the city—the tall pillars and smooth walls of marble hide the bustling Waith Adas. Suddenly, the city flashes with a blue glow—the gate of Glinoras is reopened. The sky seems to go dark as Finiel steps through the gate. The Waith Adas bow before him, their king. Finiel unleashes a storm of magic, ripping and tearing the reality of those around him apart. Loss’kelvar flood through the gate, Bash howling to his lost moon. Renno knows she does not have the power of Finiel—she cannot best him, no<text:span text:style-name="T19">r</text:span> can she close the portal with the Loss’kelvar bearing through. She meditates and sends a message to Eres and Ralun of the fall of Haloras. Storm clouds roll over the city, and in a horrible extermination, Finiel calls thousands upon thousands of lightning bolts down on the peoples of the city. The light show can be seen for miles, and Comenraan takes notice. He breaks open the cage of Raeg the Beast and lets the fell dragon fly for the first time. Renno stands upon the balcony of her temple and manifests a great force of protection—a shield to push back the attackers. Her grand barrier is a sight to behold, its unbreakable force emanating like a wave on to the Loss’kelvar. Raeg the Beast dives down towards the temple, shattering Renno’s wall with sheer force of body. The dragon crashes down on the temple in Haloras and battles with Renno. The daughter of Guire and Selor summons forth great blades of power and plunges them into the creature, but Raeg seems to only grow each time he is dealt a fatal blow. Renno falls to the claws of Raeg, and Haloras is destroyed. Farriel is slain by Finiel, and the great house of the Waith Adas is cut short. Comenraan revels in the destruction, and he congratulates the Loss’kelvar. Bash stands on the body of Renno in the heights of Haloras and announces himself to be Vash Bash, ruler of the Taimuman nation. Comenraan meets with Vash Bash and declares his intent to work with him in destroying the Waith. Comenraan’s jealously of the Waith magic knows no bounds, and he will not rest until he slays Guire and Selor, the two who dared match his power. He seizes the Anariima Onsinta and uses its power to swell to unprecedented size. His form dwarfs mountains and seas, and all that see him name him the Infinite Jaws. Comenraan’s pride and envy drove him towards one goal: the consumption and possession of all power. In this he was most afeard of Finiel, for Comenraan could see behind the dead of Finiel and knew that there was an impossible power there.</text:p>
      <text:p text:style-name="P37"><text:soft-page-break/>-Uygun watches the destruction of Haloras from the seas. Renno, his teacher and love, is dead. <text:span text:style-name="T21">Distraught at his lack of action, Uygun vows revenge. He</text:span> approaches Raeg the Beast in the cover of Avcolla as Comenraan meets with Vash Bash. Uygun seeds doubt in the mind of Raeg and begins to turn him away from Comenraan. The mighty creature Raeg may be the only being able to defeat Comenraan.</text:p>
      <text:p text:style-name="P37">-Eres hears Renno’s message. Immediately, she knows to hide the city. The Anariima must be moved, hidden in some place inhospitable to life—if the Loss’kelvar pass through it, they will die. Eres throws the Anariima of Uruzil into the sky, and it studs the black as the first star. <text:s/>When Ralun sees the Anariima in the sky, he does the same with the Anariima of Rinadure. The twin artifacts are pinpoints of light. The two cities are hidden now, and in their sorrows, the Waith of the two cities create points of light on their fingers and hold them into the night. Eres shades the mighty city of Uruzil in a magical fog, and Ralun pulls the Iantar close around the city of Rinadure, shrouding it from the outside.</text:p>
      <text:p text:style-name="P37">-Vash Bash sends out some Loss’kelvar in the shape of white hawks to find Uruzil and Rinadure. Comenraan sends Raeg to fly the world as well. Finiel retreats to the fortress Erhanca and surrounds himself with the petty Rotasere. Nithos stands at Finiel’s right hand.</text:p>
      <text:p text:style-name="P5"/>
      <text:p text:style-name="P5">78,100 BBT—The spies of Comenraan find the southern islands of Au Buza, home of the Gatekeeper Revion. Finiel’s joy is unbounded—Au Buza is the one place where the prison of Hera’roilya can be seen and reached, there may be the one place that Finiel can destroy Celegros and curse the Gurohtar to everlasting damnation. The combined forces of Finiel, Vash Bash, and Comenraan made to slay Revion and take Au Buza. The winds of Yvari were relentless, and the waves brought many of the attackers to lie forever beneath the waves. Even mighty Okemenel could not withstand the winds and waters of the World Storm. The pursuit of Au Buza was ended, though, as Revion turned from the endless cosmos over the rim of the world and did the one thing that Finiel could not predict—he ripped the rim of the world from its very plane of existence. Revion, taught the ways of magic by Guire and Selor themselves, had long studied the manipulation of existence. Years he stared into the endless cosmos, and even called at times to Hera’roilya. Only once was his call answered, but the words of Hera’roilya forever echoed in the ears of Revion. The Gatekeeper of the Endless Realm unlocked the power of the multiverse, and in this moment showed his full power—<text:span text:style-name="T143">and the true potential of the mortals of Asfalon</text:span>. He ripped the rim of the world and the image of the cosmos from the <text:span text:style-name="T68">Asfalon</text:span> and set it apart. There the island of Hera’roilya remains, the one place that it can be physically reached. Au Buza can be found no longer on the waters of Tyeluum, and <text:soft-page-break/>Revion stands still over the gates of the universe. The assault on Au Buza ended there, with many of the attackers sent spiraling into the bowl of the world, over the falls at its new rim. Finiel, Comenraan, and Vash Bash return to their broods and continue the search for the hidden Waith cities.</text:p>
      <text:p text:style-name="P37"/>
      <text:p text:style-name="P5">78,000 BBT— The isolation of the Waith is over as Uruzil is discovered by Raeg. Eres knows that war is soon to come. Eres tells her people that Uruzil will not fall as the other cities did—but she knows the truth. The city and its people can hold for generations, but their foes are lifeless, deathless, timeless. <text:span text:style-name="T88">She was faced with a set of problems; if she continues the war, Uruzil and all its people will die. The Gurohtar will continue around the world to Saeronder’s people and to Rinadure, slaughtering all. If she releases Hera’roilya from his prison and sets Celegros into the sky once again, it will grant the Gurohtar passage into their land of Keleshe and end their aggression, but Hera’roilya will destroy the world as the Waith see it. Rinadure may not be safe—</text:span><text:span text:style-name="T89">none of the Waith would be safe. </text:span><text:span text:style-name="T50">S</text:span><text:span text:style-name="T88">he may destroy her people in the process of saving them. </text:span>Long she thought on this problem, <text:span text:style-name="T90">and she decided to act upon the pact proposed by Finiel so long ago. She had to release Celegros and bring about the death of Hera’roilya. </text:span><text:span text:style-name="T88">Revion had cut the Eye of Ehlu from the world, making it seemingly impossible to access. Eres spend long years meditating on her magical powers, and she eventually came to one conclusion: </text:span>the creation of a fifth Anariima <text:span text:style-name="T88">to act as a portal to the Eye of Ehlu in Revion’s realm</text:span>, this one different from the rest. She calls Ralun to her aid, and together the two powerful magi create Eres’s secret weapon: The Fifth Door, Andolem. Andolem is an inverse Anariima, black in its sheen. It does not resonate the power pushed through it, but instead it absorbs all. If enough power is fed into the gem, it will grow and swallow <text:span text:style-name="T91">all things, preserving them from the destruction of Hera’roilya’s death</text:span>. This is Eres’s goal: for the evils of the world to be engulfed in the shadow of the gem and isolated, <text:span text:style-name="T91">the Waith </text:span><text:span text:style-name="T51">of Uruzil may continue to live within the gem. Eres knew not what effects the gem might have upon those within it, but some things would have to be left for later</text:span>.</text:p>
      <text:p text:style-name="P2">As the fateful day arrives and the one-hundred-thousand ships of the Loss’kelvar approach the shores of Iniva, Eres calls one last time to Guire and Selor for council, for she fears that her choices concern too many lives, and may lead to the destruction of all. She doesn’t know the full power of the Andolem, or what place it may hold within that she would damn all in the land to. As the wind blows through Eres’s hair, Guire and Selor appear for a final time in the Waith forms. Guire and Selor stand before their child, and Selor kneels to comfort her. She speaks words of wisdom to Eres: “The world will go on. This is not the fateful end, but only the beginning of a wider future, filled with many flowers, laughs, and tears. The time of our people is waning, but others will come after us in a world given truth by <text:soft-page-break/>the events soon to follow. You, Eres, will shape the realms, and I will be forever proud. I will be watching over your world with time as my only judge.” With that, Selor gave herself to the planet. Her arms became branches, her hair leaves, and from her eyes fell tears of shining dew. She was the first tree of knowledge, and her roots delved deep into the world. Her cuttings would influence the world long into the future. Eres turned then to her father, Guire, for strength. “Surely, father, there must be something I can do to aid my people? I fear my path will only lead to their bitter end.” The tall Waith kneeled to his daughter and spoke softly. “Your people have lived glorious lives through your guidance. The Waith people have reigned more brightly than any that shall ever come, and now they give their lives for you with joy. Your path is not to preserve your people but to give way in peace for those that follow. I can give our people an enduring legacy, and I shall tell you this: Children shall awaken in our likeness, and shall be young and fleeting. Their hearts will hold fonts of love and adventure, and all colors will dance in their eyes. Their minds, though, will be untouched, born as slates of clay yet to be scratched—but for one. One child shall awaken with a message from you, Eres. What do you pass to this child?” Eres, the final queen of the Waith people spoke confidently, “This child I shall give our song, the Vahalis. For in this song is the language we breathed, our passions to be held, our mistakes to be learned from, and our lives to be known. Let this child know who came before, and let her know that no matter the world she awakens to, beauty can be found in the hearts and minds of all.”</text:p>
      <text:p text:style-name="P2">As Vash Bash and Comenraan fall upon the <text:span text:style-name="T24">coasts</text:span>, Guire opens his hands and dissolves into a field of golden butterflies—millions of them lilt from his fingers, shining like one million suns over the morning horizon. The magnificent sight blinds Comenraan and the Loss’kelvar but empowers the Waith, <text:span text:style-name="T52">strengthening</text:span><text:span text:style-name="T24"> their magic</text:span>. <text:span text:style-name="T92">Esteon leads </text:span><text:span text:style-name="T52">a group of Esis</text:span><text:span text:style-name="T24">, and with their great power they raise a thick wall of stone into the sky, hundreds of feet high </text:span><text:span text:style-name="T92">and as thick as a mountain</text:span><text:span text:style-name="T24">. They sustain a great shield in the sky as well, thwarting the Okemenel trying to fly in from above. The shield of the Waith is unbreachable.</text:span> The butterflies of Guire speak alone to Ralun, and give him a new quest. He leaves Uruzil and meets with Uygun in the waters deep below Adasol. Ralun speaks to the ancient serpent, <text:span text:style-name="T21">who had grown large and furious and primal since the death of Renno. Uygun hated himself and had vowed to destroy Comenraan—now was his time.</text:span></text:p>
      <text:p text:style-name="P5"/>
      <text:p text:style-name="P5">76,000 BBT—Rarely could the great figures of power be seen in the field of battle after these thousands of years of war. The long years have wearied them, and often they stayed in their strongholds. <text:span text:style-name="T24">The fighting was small and far between—the wall around Iniva kept the Gurohtar, the Rotasere, and the Okemenel at bay. They attempted to break the stone of the walls, but it was as strong as a mountain, and any rift was defended by the mighty mage students of Eres. Within </text:span><text:soft-page-break/><text:span text:style-name="T24">the walls, the Waith continued to live in whatever capacity they could afford. Eres continued to train new students and new Waith born during this time grew to be warriors to fight in the fields. </text:span>Comenraan took this moment to move on his plans to slay the other leaders and claim their power for his own. He sends Raeg to Erhanca to kill Finiel and moves to destroy Vash Bash himself. The mighty Okemenel was proud and reckless, though, and as he moved to trap Vash Bash beneath his claws the Loss’kelvar leader moved swiftly. Comenraan underestimated the cunning of the desperate Loss’kelvar. Vash Bash climbed up the arms of the great being and stole the Anariima Onsinta from Comenraan’s chest. Wielding Onsinta, Vash Bash struck the heart of Comenraan. The mighty Okemenel shivered as his power was lost in an instant—without Onsinta he could not hold his form. He fell to the ground in a shattering crash, mountains crumbling beneath his still-deteriorating weight. The strikes of the tiny Loss’kelvar dug deeper and deeper into the form of the Okemenel until Vash Bash began to sap the very power from the core of Comenraan. The Okemenel writhed in agony and ripped Vash Bash from him and escaped into the fog. He returned to his vast caves and wallowed, filling great caverns with his blood and causing great earthquakes with his lurches. <text:span text:style-name="T25">Vash Bash turned his Gurohtar on the Okemenel around Iniva—the betrayal was complete, slaughtering many Okemenel and turning those that wished to live to the side of Vash Bash.</text:span></text:p>
      <text:p text:style-name="P5"><text:tab/>Finiel sat brooding in Erhanca as the voracious being Raeg bore down upon the fortress. In a single clash of the dragon’s force against the stones the fortress was leveled. Many of the Rotasere were lost to the maw of Raeg then, sentenced to be forever digested by the monster, unable to die or be freed. Nithos was not present, for he was afield in Iniva. Finiel rose from the rubble of the stronghold shrouded in the smoke of the act, and began to work his soft words into the mind of Raeg. He probed and found the words of Uygun earlier planted. Taking this seed, he grew a vile garden of deceit and confusion in the mind of Raeg. Finiel turned the monster against its creator, and neither were seen in the battle for Uruzil for many years.</text:p>
      <text:p text:style-name="P5"><text:tab/>-The Vahalis sings of this time as the Ora Lupei, the Time of Battle.</text:p>
      <text:p text:style-name="P37">-It was during this time that Vash Bash created the vilest artifact to exist. At its core was Ramalin, the blade wielded by Tilmore the Tower, forged by Arndulin Nuragon and inset with a cord of Corilya. Vash Bash corrupted the blade, wreathing it with shadow and pain with raw belief. Thus, the righteous blade of light fell to the deepest darkness, and it was Ramalin Arpohda, Arpohda, the Thief Blade. The blade held not only a cord of Corilya then, but so too a string of Onsinta, and it stole not gold, not power nor joy, but belief. Those it slew knew not any legacy, for in the minds and hearts of those that survive it, the being never existed at all. Reality it rewrote, and it is the only blade that could turn man to god. Even Vash Bash knew this <text:soft-page-break/>blade to be vile and he used it only in jealously—<text:span text:style-name="T256">against his most hated rival, Comenraan, and his most prodigious underling, Finiel.</text:span></text:p>
      <text:p text:style-name="P5"/>
      <text:p text:style-name="P5">73,000 BBT—A<text:span text:style-name="T53">nother</text:span> a generation of war <text:span text:style-name="T93">passed around the city.</text:span> The Waith still fought, never forgetting the light of Guire. Vash Bash <text:span text:style-name="T94">came to the island and unleashed the power of Onsinta upon the great stone wall of the Waith. The wall crumbled under his power, and the battle began in earnest. It was then that </text:span>Waith from across the continents <text:span text:style-name="T54">came to</text:span> the call <text:span text:style-name="T94">of Eres</text:span> and brought aid. The Waith Lung under Nestadis came from the west with great ships and wild animals. The wild Waith Lung fought ferociously alongside the Waith in the land of their home, but Nestadis was slain, her throat ripped apart by a great host of Gurohtar. Many others were slain in the Ora Lupei as well: Rosiell by a force of Okemenel, and Aluru by a poisoned arrow. Eres <text:span text:style-name="T95">and Esteon</text:span> took to the front lines, using <text:span text:style-name="T55">their</text:span> magic to hold the powerful enemies at bay. <text:span text:style-name="T94">The skies darkened, and Comenraan burst through the clouds, behind him a host of his remaining Okemenel. The monsters battled the Gurohtar and Waith alike. </text:span><text:span text:style-name="T96">Eres shouted to Esteon, “Hold the line! Rage against them! I must return to the temple.” Her old apprentice nodded, and Eres retreated to the high temple in the center of Uruzil. </text:span><text:span text:style-name="T94">The casualties were horrific, but Vash Bash </text:span><text:span text:style-name="T97">broke through Esteon’s line and </text:span><text:span text:style-name="T94">fought his way to the Temple of Eres </text:span><text:span text:style-name="T257">with the Thief Blade in hand</text:span><text:span text:style-name="T94">. As the mad Loss’kelvar ripped his way through the streets of Uruzil, another force entered the fray:</text:span> the forces of Uygun f<text:span text:style-name="T94">e</text:span>ll upon the coasts <text:span text:style-name="T94">and encircled the enemies</text:span>. The Onear launch attacks from the watery canals of the <text:span text:style-name="T54">Uruzil</text:span>, and Uygun unleashes a barrage of powerful magic at Comenraan. Ralun returns to Uruzil at the head of the Annonear, and he rejoins his sister Eres. The two cannot rejoice long, though, as the fog parts to the return of Finiel and his Rotasere atop the back of Raeg the Beast. Finiel sets Raeg upon his creator while he <text:span text:style-name="T56">cuts</text:span> through the lines of Waith to the great temple at the center of the island. There, midst the violent battle under the soft light of the blue Celcerul, the powerful Vash Bash and Finiel meet Eres and Ralun. Behind them hovers the black gem Andolem, created in secret by Eres and Ralun to engulf the island. Now that Finiel, Comenraan, Vash Bash, and Raeg are all there, Eres knows Celegros must be released and the Andolem must be activated. She whispers to Ralun, “Tar mennai nanwenya.” (Stand until my return).</text:p>
      <text:p text:style-name="P2">As she turns and opens the Andolem gate to the isle of Hera’roilya, the three behind her begin to circle. Vash Bash knows the time for his victory is near, and he can sense the betrayal of Finiel, wielding Lasafen. He knows that his tool plans to destroy him, so he moves to make the betrayal first. He strikes out at Finiel, but the Waith was too swift. He dodged, but was struck by Ralun, his younger brother. The three then erupted in a swift combat, two Anariima among them. Multiple times the Anariima exchanged hands as each vied for their possession in the combat. Finiel <text:soft-page-break/>knew that time was short for him to destroy Celegros before it was unleashed, and his desperation led to furry. He turned to Ralun then and ducked under his attacks, pushing him towards the temple’s stairs. The vicious onslaught of Finiel caught Ralun off guard, and his magic faltered. In that single moment Finiel drove a spear through his younger brother—but as he turned, he saw Vash Bash <text:span text:style-name="T26">pass through</text:span> Andolem.</text:p>
      <text:p text:style-name="Standard_20__28_user_29_"><text:span text:style-name="T144"><text:tab/>Vash Bash emerges on the isle of Hera’roilya unsuspecting of the brilliant spectacle that awaited him. The swirling stars and galaxies that waited beneath the world blinded him for a moment, and when he opened his eyes he saw Eres standing on the pedestal of Hera’roilya himself. In her hands, she held Celegros, fragile in its shrunken state. The red moon pulsed with power and conscience, and as she lifted it the temple around them seemed to bend in space. “Hera’roilya, I release you and name you thus: Hera’rocoia. Hera’roba. Herya’rosintilya. Hera’rombar. Hera’rontan. Naa’roleith. These shall be your aspects, your lives, and your bindings.” Vash Bash was stunned, paralyzed in fear as Eres strode towards the Andolem holding Celegros, the universe swirling around her. </text:span><text:span text:style-name="T250">The Thief Blade fell from his hands, but </text:span><text:span text:style-name="T176">h</text:span><text:span text:style-name="T144">e regained his mind and leaped at Eres, clawing for the moon that he died so many times for. He caught her leg and tore at her body, dealing her a mortal wound. Eres summoned forth all her power and unleashed it upon Vash Bash there in the Rim, and she sent him reeling backwards. She staggered through the Andolem, reappearing in the chaos of Uruzil. She holds the moon in her hands, cradling it like a child. Finiel sees the very object of his hatred and pauses, frozen. He reaches out to Eres, speaking softly, “Eres my sister, destroy Celegros, damn our enemies to an eternity of suffering! This is your chance to save your peopl</text:span><text:span text:style-name="T251">e—</text:span><text:span text:style-name="T144">our people!” As he speaks, Finiel slowly moves closer, reaching to take Celegros from Eres. Before he can reach her, his very own spear pierces his leg, thrown by Ralun. As the Lord of Rinadure sways in the fiery breeze, he utters his last words: “Tarnëni” (I stood). Ralun’s blood dripped onto the steps of the temple, great fire silhouetting his figure as he fell then, topping down the steps. Eres ran from Finiel and stood at the edge of the temple steps. She looked down at the city, </text:span><text:span text:style-name="T175">burning in the battle</text:span><text:span text:style-name="T144">. Her people were few, the streets were filled with the bodies of the sacrificed. She threw Celegros into the air.</text:span></text:p>
      <text:p text:style-name="P2">The world turns red, as if blood was poured over the sky. The Loss’kelvar look up and see the moon—and then <text:span text:style-name="T60">Agash’Kelesh</text:span> calls to them. <text:span text:style-name="T60">Agash’Kelesh</text:span>’s arms reach down and take its children unto it. As the red light of Celegros shines over the world it takes the souls of the Loss’kelvar unto it. They are freed at last to live in eternal peace in Keleshe—<text:span text:style-name="T23">but those Waith of the Rotasere are left behind, the curse of Arndulin binding them to life</text:span>. <text:span text:style-name="T27">Uygun crossed the battlefield to the shadow of his greatest enemy, but in that moment his fear froze him. </text:span>In the instant that the great moon hovers above the city, Raeg falters and Comenraan strikes him a <text:soft-page-break/>terrible blow and destroys him, absorbing his creation’s power and sending Raeg to the bottom of the <text:span text:style-name="T22">distant </text:span>seas. As Comenraan revels in his victory, Uygun pushes pas<text:span text:style-name="T22">t</text:span> his cowardice and rises against Comenraan, the one who he has always lived in fear of. Uygun wrapped himself around the Okemenel and strangled him. He forced him upwards and pressed him against the moon. Uygun held Comenraan unrelenting, and there the Okemenel could see the island. He saw the Loss’kelvar fall, finally, to the red light and go to Keleshe—and somewhere deep within Comenraan, he believed. The dragon sank into the moon, pulled to Keleshe forever. Uygun fell to the oceans.</text:p>
      <text:p text:style-name="P2">As the Loss’kelvar found their paradise, Finiel let forth a cry more terrible than any. He staggered to the open air of the steps of the temple passed Eres standing on the edge. His eyes were a frenzy of hatred, and he tore Corilya from his staff. He held the Anariima aloft, a challenge to the moon above him. He cursed Celegros and all those inside, and began to unravel the fabric of Corilya. He took the power of the star-stone unto himself, and his soul became bound to its power. His eyes glowed like stars, his hair was thousands of strands of light. He called upwards to Celegros, and unleashed his power in a mighty burst. A column of light flew into the sky and struck the center of the moon in its fragile state, and the unbridled power of Corilya unchained broke Celegros into four pieces. As Celegros broke, the red light of the world faded to a sickening gray, dousing even the light of Celcerul. <text:span text:style-name="T120">The waith god, Celegros, was killed. The Loss’kelvar god, Agash’Kelesh, was killed. Keleshe was forever maimed. </text:span>Vash Bash strode from the Andolem then, only to see the power of Finiel destroy <text:span text:style-name="T120">the red eye of </text:span>Keleshe. The burst destroyed Finiel, stripping him to his core—the very center of Corilya itself. The burst of Corilya fed into Eres’s creation, and the Andolem grew, swelling to engulf all. The power was far greater than Eres anticipated, and the Andolem grew to devour the world.</text:p>
      <text:p text:style-name="P1"><text:span text:style-name="T144">As the dark gem swallowed all, Hera’roilya opened his eyes. He breathed, moving air through his lungs once again. </text:span><text:span text:style-name="T232">It was time to slaughter this world.</text:span><text:span text:style-name="T144"> He stood from his pedestal and stepped forward. With each step the world rocked. One. </text:span><text:span text:style-name="T167">T</text:span><text:span text:style-name="T144">he surface of the </text:span><text:span text:style-name="T167">world shatters</text:span><text:span text:style-name="T144">, </text:span><text:span text:style-name="T167">bringing</text:span><text:span text:style-name="T144"> great waves to beat the shores. Two. The wisps that remain of Yvari after the sundering of the Rim rise to create a global storm, </text:span><text:span text:style-name="T233">leveling forests and tearing at the mountains themselves</text:span><text:span text:style-name="T144">. Three. In his last act, Hera’roilya tears the present </text:span><text:span text:style-name="T234">moment</text:span><text:span text:style-name="T144"> from </text:span><text:span text:style-name="T168">Asfalon</text:span><text:span text:style-name="T144">. He pulls the world covered by the Andolem away, isolating it </text:span><text:span text:style-name="T233">forever</text:span><text:span text:style-name="T144">. He leaves </text:span><text:span text:style-name="T168">Asfalon</text:span><text:span text:style-name="T144"> in a state where the Andolem took only Iniva, leaving the world untouched by its power. In separating the Andolem present, Hera’roilya creates a plane of Shadow lying beneath the world. </text:span><text:span text:style-name="T233">As world was rent apart,</text:span><text:span text:style-name="T144"> Onsinta resonates this decree and forms another realm of its own will with the remnants of Corilya—an ethereal </text:span><text:span text:style-name="T167">mirror</text:span><text:span text:style-name="T144"> of </text:span><text:span text:style-name="T233">Andolem, </text:span><text:span text:style-name="T235">pulled from the world along with all magical energy</text:span><text:span text:style-name="T144">. </text:span><text:span text:style-name="T236">This changed </text:span><text:span text:style-name="T168">Asfalon</text:span><text:span text:style-name="T236"> forever. As the Trium Planes formed and the cycle of magic was changed, shifted to begin in Corilya, the </text:span><text:soft-page-break/><text:span text:style-name="T236">Autochthons and their divine realms vanished. </text:span><text:span text:style-name="T240">The realm of the waith gods above the world, </text:span><text:span text:style-name="T236">Or, and the gods of the waith </text:span><text:span text:style-name="T240">themselves </text:span><text:span text:style-name="T236">disap</text:span><text:span text:style-name="T237">p</text:span><text:span text:style-name="T236">eared, ripped from the world with Corilya. Keleshe and her island were no more. The gods of the Orun and their realm beneath the waves too were gone. </text:span><text:span text:style-name="T238">The gods left the world of mortals forever. </text:span><text:span text:style-name="T234">Magic was changed. The Lineaments of Asfalon were dealt a mighty blow.</text:span><text:span text:style-name="T238"> </text:span><text:span text:style-name="T241">Hera’roilya was nearly revived into Asfalon from his tether, and his actions sundered him into </text:span><text:span text:style-name="T144">six pieces: Good, Evil, Knowledge, Law, Creation, and Chaos, all aspects of the </text:span><text:span text:style-name="T169">Artifex</text:span><text:span text:style-name="T144">’s power. </text:span><text:span text:style-name="T239">The six aspects of Power shot through Ehlu and committed his greatest act: Power killed Ehlu.</text:span></text:p>
      <text:p text:style-name="P1"><text:span text:style-name="T170">H</text:span><text:span text:style-name="T233">e</text:span><text:span text:style-name="T144"> spilled the world over, emptying the Universe </text:span><text:span text:style-name="T233">into the darkness </text:span><text:span text:style-name="T144">around </text:span><text:span text:style-name="T170">Ehlu</text:span><text:span text:style-name="T144">. The two Anariima </text:span><text:span text:style-name="T171">beyond</text:span><text:span text:style-name="T144"> the sky were joined by the countless stars, planets, and galaxies that were held beneath the world. The sun itself is spilled forth around the world. For a moment, the sun rose and was eclipsed behind Celegros, a great light in the sky. The warmth touched the planet over, but only briefly before being hidden away once more </text:span><text:span text:style-name="T242">by the storms</text:span><text:span text:style-name="T144">. Good </text:span><text:span text:style-name="T179">returned to Iniva and laid his hand upon Andolem</text:span><text:span text:style-name="T144">, the gem swollen to engulf Iniva, and he soothed its fury. He took the Andolem into his possession, leaving only emptiness where Iniva once sat. Eres, Vash Bash, Nithos, </text:span><text:span text:style-name="T243">Uygun, </text:span><text:span text:style-name="T244">Selor,</text:span><text:span text:style-name="T243"> </text:span><text:span text:style-name="T144">and their peoples were all within the Andolem.</text:span></text:p>
      <text:p text:style-name="P3"><text:span text:style-name="Default_20_Paragraph_20_Font"><text:span text:style-name="T179">The Lineaments of Asfalon were struck, their power bottlenecked by the formation of the Trium Planes. The fury of Asfalon came forth as Passion hovered above the empty pit of Iniva, now filling with a storm of water. </text:span></text:span><text:span text:style-name="Default_20_Paragraph_20_Font"><text:span text:style-name="T149">Passion</text:span></text:span><text:span text:style-name="Default_20_Paragraph_20_Font"><text:span text:style-name="T144"> hovered above Iniva, even more terrible than Celegros. Doused in blood-red light, </text:span></text:span><text:span text:style-name="Default_20_Paragraph_20_Font"><text:span text:style-name="T174">h</text:span></text:span><text:span text:style-name="Default_20_Paragraph_20_Font"><text:span text:style-name="T249">e screamed, and the plane writhed. </text:span></text:span><text:span text:style-name="Default_20_Paragraph_20_Font"><text:span text:style-name="T174">T</text:span></text:span><text:span text:style-name="Default_20_Paragraph_20_Font"><text:span text:style-name="T148">he </text:span></text:span><text:span text:style-name="Default_20_Paragraph_20_Font"><text:span text:style-name="T174">Usada had begun</text:span></text:span><text:span text:style-name="Default_20_Paragraph_20_Font"><text:span text:style-name="T144">. </text:span></text:span><text:span text:style-name="Default_20_Paragraph_20_Font"><text:span text:style-name="T177">From </text:span></text:span><text:span text:style-name="Default_20_Paragraph_20_Font"><text:span text:style-name="T174">Passion’s</text:span></text:span><text:span text:style-name="Default_20_Paragraph_20_Font"><text:span text:style-name="T177"> eyes and mouth and arms spewed jets of fire longer than an ocean.</text:span></text:span><text:span text:style-name="Default_20_Paragraph_20_Font"><text:span text:style-name="T144"> This shatters Perakor, sending tentacles of fire across the world. </text:span></text:span><text:span text:style-name="Default_20_Paragraph_20_Font"><text:span text:style-name="T180">Passion</text:span></text:span><text:span text:style-name="Default_20_Paragraph_20_Font"><text:span text:style-name="T144"> rose above the fires of the Usada in his terrible beauty, and he rent the souls of </text:span></text:span><text:span text:style-name="Default_20_Paragraph_20_Font"><text:span text:style-name="T177">countless </text:span></text:span><text:span text:style-name="Default_20_Paragraph_20_Font"><text:span text:style-name="T144">thousands </text:span></text:span><text:span text:style-name="Default_20_Paragraph_20_Font"><text:span text:style-name="T177">around the world</text:span></text:span><text:span text:style-name="Default_20_Paragraph_20_Font"><text:span text:style-name="T144">. The fires of the Usada cracked the surface of the world, raising mountains into the stars and lowering valleys to the core of the planet. The waters around Perakor boil and wretch, filling the air with steam and spilling over the land. </text:span></text:span><text:span text:style-name="Default_20_Paragraph_20_Font"><text:span text:style-name="T180">Passion becomes the Usada, his form melts away into the perpetual storm.</text:span></text:span><text:span text:style-name="Default_20_Paragraph_20_Font"><text:span text:style-name="T144"> In this doom, the flowers of Guire unveil themselves. They give a legacy to the Waith, forming creatures in the far north. These creatures are much like the Waith </text:span></text:span><text:span text:style-name="Default_20_Paragraph_20_Font"><text:span text:style-name="T178">in form</text:span></text:span><text:span text:style-name="Default_20_Paragraph_20_Font"><text:span text:style-name="T144">, but they are </text:span></text:span><text:span text:style-name="Default_20_Paragraph_20_Font"><text:span text:style-name="T178">simple and young</text:span></text:span><text:span text:style-name="Default_20_Paragraph_20_Font"><text:span text:style-name="T144">—they are the elves. The first elves awaken in the violence of the Usada. They hide as the world shakes. Ash rains down across the world, blocking out the sun that was only just born. This begins the Times of Ash.</text:span></text:span></text:p>
      <text:p text:style-name="P1"><text:span text:style-name="Default_20_Paragraph_20_Font"><text:span text:style-name="T144"/></text:span></text:p>
      <text:p text:style-name="P48"><text:span text:style-name="Default_20_Paragraph_20_Font"><text:span text:style-name="T210"/></text:span></text:p>
      <text:p text:style-name="P50"><text:span text:style-name="Default_20_Paragraph_20_Font"><text:span text:style-name="T210">Executive Plot Summary:</text:span></text:span></text:p>
      <text:p text:style-name="P48"><text:span text:style-name="Default_20_Paragraph_20_Font"><text:span text:style-name="T185">-Asfalon kill</text:span></text:span><text:span text:style-name="Default_20_Paragraph_20_Font"><text:span text:style-name="T189">ed</text:span></text:span><text:span text:style-name="Default_20_Paragraph_20_Font"><text:span text:style-name="T185"> Artifex using the Nousant Ehlu and absorb</text:span></text:span><text:span text:style-name="Default_20_Paragraph_20_Font"><text:span text:style-name="T189">ed</text:span></text:span><text:span text:style-name="Default_20_Paragraph_20_Font"><text:span text:style-name="T185"> </text:span></text:span><text:span text:style-name="Default_20_Paragraph_20_Font"><text:span text:style-name="T189">Artifex’s</text:span></text:span><text:span text:style-name="Default_20_Paragraph_20_Font"><text:span text:style-name="T185"> Lineaments and Essentia.</text:span></text:span></text:p>
      <text:p text:style-name="P48"><text:span text:style-name="Default_20_Paragraph_20_Font"><text:span text:style-name="T185">-The Far Ul races evolved on Ehlu; the waith reached Bronze-Age technology when two members, Guire and Selor, aw</text:span></text:span><text:span text:style-name="Default_20_Paragraph_20_Font"><text:span text:style-name="T189">oke</text:span></text:span><text:span text:style-name="Default_20_Paragraph_20_Font"><text:span text:style-name="T185"> a Lineament of Artifex, Power, from its slumber.</text:span></text:span></text:p>
      <text:p text:style-name="P48"><text:span text:style-name="Default_20_Paragraph_20_Font"><text:span text:style-name="T185">-Power activate</text:span></text:span><text:span text:style-name="Default_20_Paragraph_20_Font"><text:span text:style-name="T189">d</text:span></text:span><text:span text:style-name="Default_20_Paragraph_20_Font"><text:span text:style-name="T185"> Guire and Selor’s </text:span></text:span><text:span text:style-name="Default_20_Paragraph_20_Font"><text:span text:style-name="T204">simtir cada </text:span></text:span><text:span text:style-name="Default_20_Paragraph_20_Font"><text:span text:style-name="T211">in an attempt to recruit them to the side of Artifex. Passion manipulate</text:span></text:span><text:span text:style-name="Default_20_Paragraph_20_Font"><text:span text:style-name="T214">d</text:span></text:span><text:span text:style-name="Default_20_Paragraph_20_Font"><text:span text:style-name="T211"> Guire and Selor, and they captured and tethered Power.</text:span></text:span></text:p>
      <text:p text:style-name="P48"><text:span text:style-name="Default_20_Paragraph_20_Font"><text:span text:style-name="T211">-Guire and Selor t</text:span></text:span><text:span text:style-name="Default_20_Paragraph_20_Font"><text:span text:style-name="T214">ook</text:span></text:span><text:span text:style-name="Default_20_Paragraph_20_Font"><text:span text:style-name="T211"> the power of arcane magic for themselves and t</text:span></text:span><text:span text:style-name="Default_20_Paragraph_20_Font"><text:span text:style-name="T214">aught</text:span></text:span><text:span text:style-name="Default_20_Paragraph_20_Font"><text:span text:style-name="T211"> the art to their four children. They exiled themselves to watch over the tethered Power.</text:span></text:span></text:p>
      <text:p text:style-name="P48"><text:span text:style-name="Default_20_Paragraph_20_Font"><text:span text:style-name="T211">-The four children, influenced by Asfalon’ Revelation, take the four essentia of Artifex from the bowl of the world.</text:span></text:span></text:p>
      <text:p text:style-name="P48"><text:span text:style-name="Default_20_Paragraph_20_Font"><text:span text:style-name="T211">-The tethering, and the possession of arcane magic, had unexpected consequences: the Loss’kelvar and Okemenel, other Far Ul races, gathered together and waged war on the four cities of the waith, created by each of the four children of Guire and Selor.</text:span></text:span></text:p>
      <text:p text:style-name="P49"><text:span text:style-name="Default_20_Paragraph_20_Font"><text:span text:style-name="T211">-</text:span></text:span><text:span text:style-name="Default_20_Paragraph_20_Font"><text:span text:style-name="T212">Two of the four children, Eres and Ralun, created Andolem, the Fifth Door, and anti-essentia. They used Andolem to end the war, resulting in:</text:span></text:span></text:p>
      <text:p text:style-name="P49"><text:span text:style-name="Default_20_Paragraph_20_Font"><text:span text:style-name="T212"><text:tab/>the freedom and shattering of Power,</text:span></text:span></text:p>
      <text:p text:style-name="P49"><text:span text:style-name="Default_20_Paragraph_20_Font"><text:span text:style-name="T212"><text:tab/>the death of Ehlu and the spilling of the universe,</text:span></text:span></text:p>
      <text:p text:style-name="P49"><text:span text:style-name="Default_20_Paragraph_20_Font"><text:span text:style-name="T212"><text:tab/>the creation of the Trium Planes,</text:span></text:span></text:p>
      <text:p text:style-name="P49"><text:span text:style-name="Default_20_Paragraph_20_Font"><text:span text:style-name="T212"><text:tab/>the evanescence of </text:span></text:span><text:span text:style-name="Default_20_Paragraph_20_Font"><text:span text:style-name="T213">the first </text:span></text:span><text:span text:style-name="Default_20_Paragraph_20_Font"><text:span text:style-name="T215">six</text:span></text:span><text:span text:style-name="Default_20_Paragraph_20_Font"><text:span text:style-name="T213"> Lesser Auhrons,</text:span></text:span></text:p>
      <text:p text:style-name="P49"><text:span text:style-name="Default_20_Paragraph_20_Font"><text:span text:style-name="T213"><text:tab/>the ascension of Guire as the first Greater Auhron,</text:span></text:span></text:p>
      <text:p text:style-name="P49"><text:span text:style-name="Default_20_Paragraph_20_Font"><text:span text:style-name="T213"><text:tab/>the creation of the astar and the destruction of the wider Far Ul <text:tab/>civilizations,</text:span></text:span></text:p>
      <text:p text:style-name="P49"><text:span text:style-name="Default_20_Paragraph_20_Font"><text:span text:style-name="T213"><text:tab/>and the hiding of the two remaining essentia: Arangil and Taregil.</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tandard_20__28_user_29_" style:display-name="Standard (user)" style:family="paragraph">
      <style:paragraph-properties fo:orphans="2" fo:widows="2"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17-05-07T23:46:00Z</meta:creation-date>
    <dc:date>2022-11-20T16:53:53.510886241</dc:date>
    <meta:editing-cycles>226</meta:editing-cycles>
    <meta:editing-duration>P1DT23H35M7S</meta:editing-duration>
    <meta:document-statistic meta:table-count="0" meta:image-count="0" meta:object-count="0" meta:page-count="43" meta:paragraph-count="152" meta:word-count="21906" meta:character-count="123219" meta:non-whitespace-character-count="1015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